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0.8958333134651184in"/>
    </style:style>
    <style:style style:name="co2" style:family="table-column">
      <style:table-column-properties fo:break-before="auto" style:column-width="1.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625in" fo:break-before="auto" style:use-optimal-row-height="true"/>
    </style:style>
    <style:style style:name="ro3" style:family="table-row">
      <style:table-row-properties style:row-height="0.17708333333333334in" fo:break-before="auto" style:use-optimal-row-height="true"/>
    </style:style>
    <style:style style:name="ta1" style:family="table" style:master-page-name="PageStyle_5f_Data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ce22" style:family="table-cell" style:parent-style-name="Default" style:data-style-name="N0">
      <style:table-cell-properties fo:wrap-option="wrap" style:vertical-align="middle"/>
      <style:paragraph-properties fo:text-align="start" fo:margin-left="0cm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ce23" style:family="table-cell" style:parent-style-name="Default" style:data-style-name="N0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fo:color="#000000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2pt" style:font-size-asian="12pt" style:font-size-complex="12pt" style:use-window-font-color="true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Data" table:style-name="ta1" table:print="false">
        <office:forms form:automatic-focus="false" form:apply-design-mode="false"/>
        <table:table-column table:style-name="co2" table:number-columns-repeated="7" table:default-cell-style-name="ce-1"/>
        <table:table-column table:style-name="co1" table:default-cell-style-name="ce15" table:number-columns-repeated="249"/>
        <table:table-row table:style-name="ro2">
          <table:table-cell table:style-name="ce21" office:value-type="string">
            <text:p>232.37 = 9.81</text:p>
          </table:table-cell>
          <table:table-cell table:style-name="ce21" office:value-type="string">
            <text:p>Time, s</text:p>
          </table:table-cell>
          <table:table-cell table:style-name="ce21" office:value-type="string">
            <text:p>Ax, Relative</text:p>
          </table:table-cell>
          <table:table-cell table:style-name="ce21" office:value-type="string">
            <text:p>Ax, ms-2</text:p>
          </table:table-cell>
          <table:table-cell table:style-name="ce21" office:value-type="string">
            <text:p>Ax, Smoothed^5</text:p>
          </table:table-cell>
          <table:table-cell table:style-name="ce21" office:value-type="string">
            <text:p>Ax, Smoothed^7</text:p>
          </table:table-cell>
          <table:table-cell table:style-name="ce22" office:value-type="string">
            <text:p>Ax, Smoothed^3</text:p>
          </table:table-cell>
        </table:table-row>
        <table:table-row table:style-name="ro3">
          <table:table-cell table:style-name="ce23" office:value-type="float" office:value="1">
            <text:p>1</text:p>
          </table:table-cell>
          <table:table-cell table:style-name="ce23" table:formula="oooc:=[.A2]/25" office:value-type="float" office:value="0.04">
            <text:p>0.04</text:p>
          </table:table-cell>
          <table:table-cell table:style-name="ce23" office:value-type="float" office:value="-2">
            <text:p>-2</text:p>
          </table:table-cell>
          <table:table-cell table:style-name="ce23" table:formula="oooc:=[.C2]*(9.81/232.37)" office:value-type="float" office:value="-0.08443430735464992">
            <text:p>-0.084434307</text:p>
          </table:table-cell>
          <table:table-cell table:style-name="ce23" table:formula="oooc:=AVERAGE([.D2:.D4])" office:value-type="float" office:value="-1.0835736110513408">
            <text:p>-1.083573611</text:p>
          </table:table-cell>
          <table:table-cell table:style-name="ce23" table:formula="oooc:=AVERAGE([.$D2:.$D6])" office:value-type="float" office:value="-1.3171751947325387">
            <text:p>-1.317175195</text:p>
          </table:table-cell>
          <table:table-cell table:style-name="ce24" table:formula="oooc:=AVERAGE([.$D2:.$D3])" office:value-type="float" office:value="-0.6754744588371994">
            <text:p>-0.675474459</text:p>
          </table:table-cell>
        </table:table-row>
        <table:table-row table:style-name="ro3">
          <table:table-cell table:style-name="ce23" office:value-type="float" office:value="2">
            <text:p>2</text:p>
          </table:table-cell>
          <table:table-cell table:style-name="ce23" table:formula="oooc:=[.A3]/25" office:value-type="float" office:value="0.08">
            <text:p>0.08</text:p>
          </table:table-cell>
          <table:table-cell table:style-name="ce23" office:value-type="float" office:value="-30">
            <text:p>-30</text:p>
          </table:table-cell>
          <table:table-cell table:style-name="ce23" table:formula="oooc:=[.C3]*(9.81/232.37)" office:value-type="float" office:value="-1.2665146103197489">
            <text:p>-1.26651461</text:p>
          </table:table-cell>
          <table:table-cell table:style-name="ce23" table:formula="oooc:=AVERAGE([.D2:.D5])" office:value-type="float" office:value="-1.1504174377071053">
            <text:p>-1.150417438</text:p>
          </table:table-cell>
          <table:table-cell table:style-name="ce23" table:formula="oooc:=AVERAGE([.$D2:.$D7])" office:value-type="float" office:value="-1.583143262899686">
            <text:p>-1.583143263</text:p>
          </table:table-cell>
          <table:table-cell table:style-name="ce24" table:formula="oooc:=AVERAGE([.$D2:.$D4])" office:value-type="float" office:value="-1.0835736110513408">
            <text:p>-1.083573611</text:p>
          </table:table-cell>
        </table:table-row>
        <table:table-row table:style-name="ro3">
          <table:table-cell table:style-name="ce23" office:value-type="float" office:value="3">
            <text:p>3</text:p>
          </table:table-cell>
          <table:table-cell table:style-name="ce23" table:formula="oooc:=[.A4]/25" office:value-type="float" office:value="0.12">
            <text:p>0.12</text:p>
          </table:table-cell>
          <table:table-cell table:style-name="ce23" office:value-type="float" office:value="-45">
            <text:p>-45</text:p>
          </table:table-cell>
          <table:table-cell table:style-name="ce23" table:formula="oooc:=[.C4]*(9.81/232.37)" office:value-type="float" office:value="-1.8997719154796233">
            <text:p>-1.899771915</text:p>
          </table:table-cell>
          <table:table-cell table:style-name="ce23" table:formula="oooc:=AVERAGE([.D2:.D6])" office:value-type="float" office:value="-1.3171751947325387">
            <text:p>-1.317175195</text:p>
          </table:table-cell>
          <table:table-cell table:style-name="ce23" table:formula="oooc:=AVERAGE([.$D2:.$D8])" office:value-type="float" office:value="-1.7550273885859375">
            <text:p>-1.755027389</text:p>
          </table:table-cell>
          <table:table-cell table:style-name="ce24" table:formula="oooc:=AVERAGE([.$D3:.$D5])" office:value-type="float" office:value="-1.5057451478245902">
            <text:p>-1.505745148</text:p>
          </table:table-cell>
        </table:table-row>
        <table:table-row table:style-name="ro3">
          <table:table-cell table:style-name="ce23" office:value-type="float" office:value="4">
            <text:p>4</text:p>
          </table:table-cell>
          <table:table-cell table:style-name="ce23" table:formula="oooc:=[.A5]/25" office:value-type="float" office:value="0.16">
            <text:p>0.16</text:p>
          </table:table-cell>
          <table:table-cell table:style-name="ce23" office:value-type="float" office:value="-32">
            <text:p>-32</text:p>
          </table:table-cell>
          <table:table-cell table:style-name="ce23" table:formula="oooc:=[.C5]*(9.81/232.37)" office:value-type="float" office:value="-1.3509489176743987">
            <text:p>-1.350948918</text:p>
          </table:table-cell>
          <table:table-cell table:style-name="ce23" table:formula="oooc:=AVERAGE([.D3:.D7])" office:value-type="float" office:value="-1.8828850540086932">
            <text:p>-1.882885054</text:p>
          </table:table-cell>
          <table:table-cell table:style-name="ce23" table:formula="oooc:=AVERAGE([.$D2:.$D9])" office:value-type="float" office:value="-1.8681090502216295">
            <text:p>-1.86810905</text:p>
          </table:table-cell>
          <table:table-cell table:style-name="ce24" table:formula="oooc:=AVERAGE([.$D4:.$D6])" office:value-type="float" office:value="-1.7449756853294318">
            <text:p>-1.744975685</text:p>
          </table:table-cell>
        </table:table-row>
        <table:table-row table:style-name="ro3">
          <table:table-cell table:style-name="ce23" office:value-type="float" office:value="5">
            <text:p>5</text:p>
          </table:table-cell>
          <table:table-cell table:style-name="ce23" table:formula="oooc:=[.A6]/25" office:value-type="float" office:value="0.2">
            <text:p>0.2</text:p>
          </table:table-cell>
          <table:table-cell table:style-name="ce23" office:value-type="float" office:value="-47">
            <text:p>-47</text:p>
          </table:table-cell>
          <table:table-cell table:style-name="ce23" table:formula="oooc:=[.C6]*(9.81/232.37)" office:value-type="float" office:value="-1.9842062228342732">
            <text:p>-1.984206223</text:p>
          </table:table-cell>
          <table:table-cell table:style-name="ce23" table:formula="oooc:=AVERAGE([.D4:.D8])" office:value-type="float" office:value="-2.1868485604854326">
            <text:p>-2.18684856</text:p>
          </table:table-cell>
          <table:table-cell table:style-name="ce23" table:formula="oooc:=AVERAGE([.$D2:.$D10])" office:value-type="float" office:value="-1.9513706588630204">
            <text:p>-1.951370659</text:p>
          </table:table-cell>
          <table:table-cell table:style-name="ce24" table:formula="oooc:=AVERAGE([.$D5:.$D7])" office:value-type="float" office:value="-2.0827129147480314">
            <text:p>-2.082712915</text:p>
          </table:table-cell>
        </table:table-row>
        <table:table-row table:style-name="ro3">
          <table:table-cell table:style-name="ce23" office:value-type="float" office:value="6">
            <text:p>6</text:p>
          </table:table-cell>
          <table:table-cell table:style-name="ce23" table:formula="oooc:=[.A7]/25" office:value-type="float" office:value="0.24">
            <text:p>0.24</text:p>
          </table:table-cell>
          <table:table-cell table:style-name="ce23" office:value-type="float" office:value="-69">
            <text:p>-69</text:p>
          </table:table-cell>
          <table:table-cell table:style-name="ce23" table:formula="oooc:=[.C7]*(9.81/232.37)" office:value-type="float" office:value="-2.912983603735422">
            <text:p>-2.912983604</text:p>
          </table:table-cell>
          <table:table-cell table:style-name="ce23" table:formula="oooc:=AVERAGE([.D5:.D9])" office:value-type="float" office:value="-2.338830313723803">
            <text:p>-2.338830314</text:p>
          </table:table-cell>
          <table:table-cell table:style-name="ce23" table:formula="oooc:=AVERAGE([.$D3:.$D11])" office:value-type="float" office:value="-2.143693247837501">
            <text:p>-2.143693248</text:p>
          </table:table-cell>
          <table:table-cell table:style-name="ce24" table:formula="oooc:=AVERAGE([.$D6:.$D8])" office:value-type="float" office:value="-2.561173989757714">
            <text:p>-2.56117399</text:p>
          </table:table-cell>
        </table:table-row>
        <table:table-row table:style-name="ro3">
          <table:table-cell table:style-name="ce23" office:value-type="float" office:value="7">
            <text:p>7</text:p>
          </table:table-cell>
          <table:table-cell table:style-name="ce23" table:formula="oooc:=[.A8]/25" office:value-type="float" office:value="0.28">
            <text:p>0.28</text:p>
          </table:table-cell>
          <table:table-cell table:style-name="ce23" office:value-type="float" office:value="-66">
            <text:p>-66</text:p>
          </table:table-cell>
          <table:table-cell table:style-name="ce23" table:formula="oooc:=[.C8]*(9.81/232.37)" office:value-type="float" office:value="-2.7863321427034475">
            <text:p>-2.786332143</text:p>
          </table:table-cell>
          <table:table-cell table:style-name="ce23" table:formula="oooc:=AVERAGE([.D6:.D10])" office:value-type="float" office:value="-2.5921332357877525">
            <text:p>-2.592133236</text:p>
          </table:table-cell>
          <table:table-cell table:style-name="ce23" table:formula="oooc:=AVERAGE([.$D4:.$D12])" office:value-type="float" office:value="-2.101476094160176">
            <text:p>-2.101476094</text:p>
          </table:table-cell>
          <table:table-cell table:style-name="ce24" table:formula="oooc:=AVERAGE([.$D7:.$D9])" office:value-type="float" office:value="-2.7863321427034475">
            <text:p>-2.786332143</text:p>
          </table:table-cell>
        </table:table-row>
        <table:table-row table:style-name="ro3">
          <table:table-cell table:style-name="ce23" office:value-type="float" office:value="8">
            <text:p>8</text:p>
          </table:table-cell>
          <table:table-cell table:style-name="ce23" table:formula="oooc:=[.A9]/25" office:value-type="float" office:value="0.32">
            <text:p>0.32</text:p>
          </table:table-cell>
          <table:table-cell table:style-name="ce23" office:value-type="float" office:value="-63">
            <text:p>-63</text:p>
          </table:table-cell>
          <table:table-cell table:style-name="ce23" table:formula="oooc:=[.C9]*(9.81/232.37)" office:value-type="float" office:value="-2.6596806816714724">
            <text:p>-2.659680682</text:p>
          </table:table-cell>
          <table:table-cell table:style-name="ce23" table:formula="oooc:=AVERAGE([.D7:.D11])" office:value-type="float" office:value="-2.5583595128458927">
            <text:p>-2.558359513</text:p>
          </table:table-cell>
          <table:table-cell table:style-name="ce23" table:formula="oooc:=AVERAGE([.$D5:.$D13])" office:value-type="float" office:value="-1.8528639669492621">
            <text:p>-1.852863967</text:p>
          </table:table-cell>
          <table:table-cell table:style-name="ce24" table:formula="oooc:=AVERAGE([.$D8:.$D10])" office:value-type="float" office:value="-2.687825450789689">
            <text:p>-2.687825451</text:p>
          </table:table-cell>
        </table:table-row>
        <table:table-row table:style-name="ro3">
          <table:table-cell table:style-name="ce23" office:value-type="float" office:value="9">
            <text:p>9</text:p>
          </table:table-cell>
          <table:table-cell table:style-name="ce23" table:formula="oooc:=[.A10]/25" office:value-type="float" office:value="0.36">
            <text:p>0.36</text:p>
          </table:table-cell>
          <table:table-cell table:style-name="ce23" office:value-type="float" office:value="-62">
            <text:p>-62</text:p>
          </table:table-cell>
          <table:table-cell table:style-name="ce23" table:formula="oooc:=[.C10]*(9.81/232.37)" office:value-type="float" office:value="-2.6174635279941474">
            <text:p>-2.617463528</text:p>
          </table:table-cell>
          <table:table-cell table:style-name="ce23" table:formula="oooc:=AVERAGE([.D8:.D12])" office:value-type="float" office:value="-2.1530748375435733">
            <text:p>-2.153074838</text:p>
          </table:table-cell>
          <table:table-cell table:style-name="ce23" table:formula="oooc:=AVERAGE([.$D6:.$D14])" office:value-type="float" office:value="-1.59017945517924">
            <text:p>-1.590179455</text:p>
          </table:table-cell>
          <table:table-cell table:style-name="ce24" table:formula="oooc:=AVERAGE([.$D9:.$D11])" office:value-type="float" office:value="-2.3641606059301976">
            <text:p>-2.364160606</text:p>
          </table:table-cell>
        </table:table-row>
        <table:table-row table:style-name="ro3">
          <table:table-cell table:style-name="ce23" office:value-type="float" office:value="10">
            <text:p>10</text:p>
          </table:table-cell>
          <table:table-cell table:style-name="ce23" table:formula="oooc:=[.A11]/25" office:value-type="float" office:value="0.4">
            <text:p>0.4</text:p>
          </table:table-cell>
          <table:table-cell table:style-name="ce23" office:value-type="float" office:value="-43">
            <text:p>-43</text:p>
          </table:table-cell>
          <table:table-cell table:style-name="ce23" table:formula="oooc:=[.C11]*(9.81/232.37)" office:value-type="float" office:value="-1.8153376081249732">
            <text:p>-1.815337608</text:p>
          </table:table-cell>
          <table:table-cell table:style-name="ce23" table:formula="oooc:=AVERAGE([.D9:.D13])" office:value-type="float" office:value="-1.5282609631191635">
            <text:p>-1.528260963</text:p>
          </table:table-cell>
          <table:table-cell table:style-name="ce23" table:formula="oooc:=AVERAGE([.$D7:.$D15])" office:value-type="float" office:value="-1.2008434823772436">
            <text:p>-1.200843482</text:p>
          </table:table-cell>
          <table:table-cell table:style-name="ce24" table:formula="oooc:=AVERAGE([.$D10:.$D12])" office:value-type="float" office:value="-1.7731204544476482">
            <text:p>-1.773120454</text:p>
          </table:table-cell>
        </table:table-row>
        <table:table-row table:style-name="ro3">
          <table:table-cell table:style-name="ce23" office:value-type="float" office:value="11">
            <text:p>11</text:p>
          </table:table-cell>
          <table:table-cell table:style-name="ce23" table:formula="oooc:=[.A12]/25" office:value-type="float" office:value="0.44">
            <text:p>0.44</text:p>
          </table:table-cell>
          <table:table-cell table:style-name="ce23" office:value-type="float" office:value="-21">
            <text:p>-21</text:p>
          </table:table-cell>
          <table:table-cell table:style-name="ce23" table:formula="oooc:=[.C12]*(9.81/232.37)" office:value-type="float" office:value="-0.8865602272238242">
            <text:p>-0.886560227</text:p>
          </table:table-cell>
          <table:table-cell table:style-name="ce23" table:formula="oooc:=AVERAGE([.D10:.D14])" office:value-type="float" office:value="-0.7936824891337093">
            <text:p>-0.793682489</text:p>
          </table:table-cell>
          <table:table-cell table:style-name="ce23" table:formula="oooc:=AVERAGE([.$D8:.$D16])" office:value-type="float" office:value="-0.47846107500968293">
            <text:p>-0.478461075</text:p>
          </table:table-cell>
          <table:table-cell table:style-name="ce24" table:formula="oooc:=AVERAGE([.$D11:.$D13])" office:value-type="float" office:value="-0.7880535353100658">
            <text:p>-0.788053535</text:p>
          </table:table-cell>
        </table:table-row>
        <table:table-row table:style-name="ro3">
          <table:table-cell table:style-name="ce23" office:value-type="float" office:value="12">
            <text:p>12</text:p>
          </table:table-cell>
          <table:table-cell table:style-name="ce23" table:formula="oooc:=[.A13]/25" office:value-type="float" office:value="0.48">
            <text:p>0.48</text:p>
          </table:table-cell>
          <table:table-cell table:style-name="ce23" office:value-type="float" office:value="8">
            <text:p>8</text:p>
          </table:table-cell>
          <table:table-cell table:style-name="ce23" table:formula="oooc:=[.C13]*(9.81/232.37)" office:value-type="float" office:value="0.3377372294185997">
            <text:p>0.337737229</text:p>
          </table:table-cell>
          <table:table-cell table:style-name="ce23" table:formula="oooc:=AVERAGE([.D11:.D15])" office:value-type="float" office:value="0.03377372294186003">
            <text:p>0.033773723</text:p>
          </table:table-cell>
          <table:table-cell table:style-name="ce23" table:formula="oooc:=AVERAGE([.$D9:.$D17])" office:value-type="float" office:value="0.45500710074450246">
            <text:p>0.455007101</text:p>
          </table:table-cell>
          <table:table-cell table:style-name="ce24" table:formula="oooc:=AVERAGE([.$D12:.$D14])" office:value-type="float" office:value="0.1547962301501915">
            <text:p>0.15479623</text:p>
          </table:table-cell>
        </table:table-row>
        <table:table-row table:style-name="ro3">
          <table:table-cell table:style-name="ce23" office:value-type="float" office:value="13">
            <text:p>13</text:p>
          </table:table-cell>
          <table:table-cell table:style-name="ce23" table:formula="oooc:=[.A14]/25" office:value-type="float" office:value="0.52">
            <text:p>0.52</text:p>
          </table:table-cell>
          <table:table-cell table:style-name="ce23" office:value-type="float" office:value="24">
            <text:p>24</text:p>
          </table:table-cell>
          <table:table-cell table:style-name="ce23" table:formula="oooc:=[.C14]*(9.81/232.37)" office:value-type="float" office:value="1.013211688255799">
            <text:p>1.013211688</text:p>
          </table:table-cell>
          <table:table-cell table:style-name="ce23" table:formula="oooc:=AVERAGE([.D12:.D16])" office:value-type="float" office:value="1.1145328570813788">
            <text:p>1.114532857</text:p>
          </table:table-cell>
          <table:table-cell table:style-name="ce23" table:formula="oooc:=AVERAGE([.$D10:.$D18])" office:value-type="float" office:value="1.3697120970865433">
            <text:p>1.369712097</text:p>
          </table:table-cell>
          <table:table-cell table:style-name="ce24" table:formula="oooc:=AVERAGE([.$D13:.$D15])" office:value-type="float" office:value="0.9569221500193658">
            <text:p>0.95692215</text:p>
          </table:table-cell>
        </table:table-row>
        <table:table-row table:style-name="ro3">
          <table:table-cell table:style-name="ce23" office:value-type="float" office:value="14">
            <text:p>14</text:p>
          </table:table-cell>
          <table:table-cell table:style-name="ce23" table:formula="oooc:=[.A15]/25" office:value-type="float" office:value="0.56">
            <text:p>0.56</text:p>
          </table:table-cell>
          <table:table-cell table:style-name="ce23" office:value-type="float" office:value="36">
            <text:p>36</text:p>
          </table:table-cell>
          <table:table-cell table:style-name="ce23" table:formula="oooc:=[.C15]*(9.81/232.37)" office:value-type="float" office:value="1.5198175323836987">
            <text:p>1.519817532</text:p>
          </table:table-cell>
          <table:table-cell table:style-name="ce23" table:formula="oooc:=AVERAGE([.D13:.D17])" office:value-type="float" office:value="2.414821190342988">
            <text:p>2.41482119</text:p>
          </table:table-cell>
          <table:table-cell table:style-name="ce23" table:formula="oooc:=AVERAGE([.$D11:.$D19])" office:value-type="float" office:value="2.0404957610707064">
            <text:p>2.040495761</text:p>
          </table:table-cell>
          <table:table-cell table:style-name="ce24" table:formula="oooc:=AVERAGE([.$D14:.$D16])" office:value-type="float" office:value="2.0404957610707064">
            <text:p>2.040495761</text:p>
          </table:table-cell>
        </table:table-row>
        <table:table-row table:style-name="ro3">
          <table:table-cell table:style-name="ce23" office:value-type="float" office:value="15">
            <text:p>15</text:p>
          </table:table-cell>
          <table:table-cell table:style-name="ce23" table:formula="oooc:=[.A16]/25" office:value-type="float" office:value="0.6">
            <text:p>0.6</text:p>
          </table:table-cell>
          <table:table-cell table:style-name="ce23" office:value-type="float" office:value="85">
            <text:p>85</text:p>
          </table:table-cell>
          <table:table-cell table:style-name="ce23" table:formula="oooc:=[.C16]*(9.81/232.37)" office:value-type="float" office:value="3.5884580625726215">
            <text:p>3.588458063</text:p>
          </table:table-cell>
          <table:table-cell table:style-name="ce23" table:formula="oooc:=AVERAGE([.D14:.D18])" office:value-type="float" office:value="3.461806601540647">
            <text:p>3.461806602</text:p>
          </table:table-cell>
          <table:table-cell table:style-name="ce23" table:formula="oooc:=AVERAGE([.$D12:.$D20])" office:value-type="float" office:value="2.9739639368248922">
            <text:p>2.973963937</text:p>
          </table:table-cell>
          <table:table-cell table:style-name="ce24" table:formula="oooc:=AVERAGE([.$D15:.$D17])" office:value-type="float" office:value="3.5743856780135133">
            <text:p>3.574385678</text:p>
          </table:table-cell>
        </table:table-row>
        <table:table-row table:style-name="ro3">
          <table:table-cell table:style-name="ce23" office:value-type="float" office:value="16">
            <text:p>16</text:p>
          </table:table-cell>
          <table:table-cell table:style-name="ce23" table:formula="oooc:=[.A17]/25" office:value-type="float" office:value="0.64">
            <text:p>0.64</text:p>
          </table:table-cell>
          <table:table-cell table:style-name="ce23" office:value-type="float" office:value="133">
            <text:p>133</text:p>
          </table:table-cell>
          <table:table-cell table:style-name="ce23" table:formula="oooc:=[.C17]*(9.81/232.37)" office:value-type="float" office:value="5.61488143908422">
            <text:p>5.614881439</text:p>
          </table:table-cell>
          <table:table-cell table:style-name="ce23" table:formula="oooc:=AVERAGE([.D15:.D19])" office:value-type="float" office:value="3.9430821534621514">
            <text:p>3.943082153</text:p>
          </table:table-cell>
          <table:table-cell table:style-name="ce23" table:formula="oooc:=AVERAGE([.$D13:.$D21])" office:value-type="float" office:value="3.4383526272754668">
            <text:p>3.438352627</text:p>
          </table:table-cell>
          <table:table-cell table:style-name="ce24" table:formula="oooc:=AVERAGE([.$D16:.$D18])" office:value-type="float" office:value="4.925334595687912">
            <text:p>4.925334596</text:p>
          </table:table-cell>
        </table:table-row>
        <table:table-row table:style-name="ro3">
          <table:table-cell table:style-name="ce23" office:value-type="float" office:value="17">
            <text:p>17</text:p>
          </table:table-cell>
          <table:table-cell table:style-name="ce23" table:formula="oooc:=[.A18]/25" office:value-type="float" office:value="0.68">
            <text:p>0.68</text:p>
          </table:table-cell>
          <table:table-cell table:style-name="ce23" office:value-type="float" office:value="132">
            <text:p>132</text:p>
          </table:table-cell>
          <table:table-cell table:style-name="ce23" table:formula="oooc:=[.C18]*(9.81/232.37)" office:value-type="float" office:value="5.572664285406895">
            <text:p>5.572664285</text:p>
          </table:table-cell>
          <table:table-cell table:style-name="ce23" table:formula="oooc:=AVERAGE([.D16:.D20])" office:value-type="float" office:value="4.956293841717951">
            <text:p>4.956293842</text:p>
          </table:table-cell>
          <table:table-cell table:style-name="ce23" table:formula="oooc:=AVERAGE([.$D14:.$D22])" office:value-type="float" office:value="4.052846753023196">
            <text:p>4.052846753</text:p>
          </table:table-cell>
          <table:table-cell table:style-name="ce24" table:formula="oooc:=AVERAGE([.$D17:.$D19])" office:value-type="float" office:value="4.869045057451479">
            <text:p>4.869045057</text:p>
          </table:table-cell>
        </table:table-row>
        <table:table-row table:style-name="ro3">
          <table:table-cell table:style-name="ce23" office:value-type="float" office:value="18">
            <text:p>18</text:p>
          </table:table-cell>
          <table:table-cell table:style-name="ce23" table:formula="oooc:=[.A19]/25" office:value-type="float" office:value="0.72">
            <text:p>0.72</text:p>
          </table:table-cell>
          <table:table-cell table:style-name="ce23" office:value-type="float" office:value="81">
            <text:p>81</text:p>
          </table:table-cell>
          <table:table-cell table:style-name="ce23" table:formula="oooc:=[.C19]*(9.81/232.37)" office:value-type="float" office:value="3.4195894478633218">
            <text:p>3.419589448</text:p>
          </table:table-cell>
          <table:table-cell table:style-name="ce23" table:formula="oooc:=AVERAGE([.D17:.D21])" office:value-type="float" office:value="4.897189826569695">
            <text:p>4.897189827</text:p>
          </table:table-cell>
          <table:table-cell table:style-name="ce23" table:formula="oooc:=AVERAGE([.$D15:.$D23])" office:value-type="float" office:value="4.531307828032879">
            <text:p>4.531307828</text:p>
          </table:table-cell>
          <table:table-cell table:style-name="ce24" table:formula="oooc:=AVERAGE([.$D18:.$D20])" office:value-type="float" office:value="5.192709902310971">
            <text:p>5.192709902</text:p>
          </table:table-cell>
        </table:table-row>
        <table:table-row table:style-name="ro3">
          <table:table-cell table:style-name="ce23" office:value-type="float" office:value="19">
            <text:p>19</text:p>
          </table:table-cell>
          <table:table-cell table:style-name="ce23" table:formula="oooc:=[.A20]/25" office:value-type="float" office:value="0.76">
            <text:p>0.76</text:p>
          </table:table-cell>
          <table:table-cell table:style-name="ce23" office:value-type="float" office:value="156">
            <text:p>156</text:p>
          </table:table-cell>
          <table:table-cell table:style-name="ce23" table:formula="oooc:=[.C20]*(9.81/232.37)" office:value-type="float" office:value="6.585875973662694">
            <text:p>6.585875974</text:p>
          </table:table-cell>
          <table:table-cell table:style-name="ce23" table:formula="oooc:=AVERAGE([.D18:.D22])" office:value-type="float" office:value="4.947850410982486">
            <text:p>4.947850411</text:p>
          </table:table-cell>
          <table:table-cell table:style-name="ce23" table:formula="oooc:=AVERAGE([.$D16:.$D24])" office:value-type="float" office:value="4.9347161853939845">
            <text:p>4.934716185</text:p>
          </table:table-cell>
          <table:table-cell table:style-name="ce24" table:formula="oooc:=AVERAGE([.$D19:.$D21])" office:value-type="float" office:value="4.432801136119121">
            <text:p>4.432801136</text:p>
          </table:table-cell>
        </table:table-row>
        <table:table-row table:style-name="ro3">
          <table:table-cell table:style-name="ce23" office:value-type="float" office:value="20">
            <text:p>20</text:p>
          </table:table-cell>
          <table:table-cell table:style-name="ce23" table:formula="oooc:=[.A21]/25" office:value-type="float" office:value="0.8">
            <text:p>0.8</text:p>
          </table:table-cell>
          <table:table-cell table:style-name="ce23" office:value-type="float" office:value="78">
            <text:p>78</text:p>
          </table:table-cell>
          <table:table-cell table:style-name="ce23" table:formula="oooc:=[.C21]*(9.81/232.37)" office:value-type="float" office:value="3.292937986831347">
            <text:p>3.292937987</text:p>
          </table:table-cell>
          <table:table-cell table:style-name="ce23" table:formula="oooc:=AVERAGE([.D19:.D23])" office:value-type="float" office:value="4.897189826569695">
            <text:p>4.897189827</text:p>
          </table:table-cell>
          <table:table-cell table:style-name="ce23" table:formula="oooc:=AVERAGE([.$D17:.$D25])" office:value-type="float" office:value="4.695485647889143">
            <text:p>4.695485648</text:p>
          </table:table-cell>
          <table:table-cell table:style-name="ce24" table:formula="oooc:=AVERAGE([.$D20:.$D22])" office:value-type="float" office:value="5.248999440547403">
            <text:p>5.248999441</text:p>
          </table:table-cell>
        </table:table-row>
        <table:table-row table:style-name="ro3">
          <table:table-cell table:style-name="ce23" office:value-type="float" office:value="21">
            <text:p>21</text:p>
          </table:table-cell>
          <table:table-cell table:style-name="ce23" table:formula="oooc:=[.A22]/25" office:value-type="float" office:value="0.84">
            <text:p>0.84</text:p>
          </table:table-cell>
          <table:table-cell table:style-name="ce23" office:value-type="float" office:value="139">
            <text:p>139</text:p>
          </table:table-cell>
          <table:table-cell table:style-name="ce23" table:formula="oooc:=[.C22]*(9.81/232.37)" office:value-type="float" office:value="5.868184361148169">
            <text:p>5.868184361</text:p>
          </table:table-cell>
          <table:table-cell table:style-name="ce23" table:formula="oooc:=AVERAGE([.D20:.D24])" office:value-type="float" office:value="5.2433704867237605">
            <text:p>5.243370487</text:p>
          </table:table-cell>
          <table:table-cell table:style-name="ce23" table:formula="oooc:=AVERAGE([.$D18:.$D26])" office:value-type="float" office:value="3.888668933166933">
            <text:p>3.888668933</text:p>
          </table:table-cell>
          <table:table-cell table:style-name="ce24" table:formula="oooc:=AVERAGE([.$D21:.$D23])" office:value-type="float" office:value="4.826827903774153">
            <text:p>4.826827904</text:p>
          </table:table-cell>
        </table:table-row>
        <table:table-row table:style-name="ro3">
          <table:table-cell table:style-name="ce23" office:value-type="float" office:value="22">
            <text:p>22</text:p>
          </table:table-cell>
          <table:table-cell table:style-name="ce23" table:formula="oooc:=[.A23]/25" office:value-type="float" office:value="0.88">
            <text:p>0.88</text:p>
          </table:table-cell>
          <table:table-cell table:style-name="ce23" office:value-type="float" office:value="126">
            <text:p>126</text:p>
          </table:table-cell>
          <table:table-cell table:style-name="ce23" table:formula="oooc:=[.C23]*(9.81/232.37)" office:value-type="float" office:value="5.319361363342945">
            <text:p>5.319361363</text:p>
          </table:table-cell>
          <table:table-cell table:style-name="ce23" table:formula="oooc:=AVERAGE([.D21:.D25])" office:value-type="float" office:value="4.213271936997031">
            <text:p>4.213271937</text:p>
          </table:table-cell>
          <table:table-cell table:style-name="ce23" table:formula="oooc:=AVERAGE([.$D19:.$D27])" office:value-type="float" office:value="3.0114902956491805">
            <text:p>3.011490296</text:p>
          </table:table-cell>
          <table:table-cell table:style-name="ce24" table:formula="oooc:=AVERAGE([.$D22:.$D24])" office:value-type="float" office:value="5.446012824374921">
            <text:p>5.446012824</text:p>
          </table:table-cell>
        </table:table-row>
        <table:table-row table:style-name="ro3">
          <table:table-cell table:style-name="ce23" office:value-type="float" office:value="23">
            <text:p>23</text:p>
          </table:table-cell>
          <table:table-cell table:style-name="ce23" table:formula="oooc:=[.A24]/25" office:value-type="float" office:value="0.92">
            <text:p>0.92</text:p>
          </table:table-cell>
          <table:table-cell table:style-name="ce23" office:value-type="float" office:value="122">
            <text:p>122</text:p>
          </table:table-cell>
          <table:table-cell table:style-name="ce23" table:formula="oooc:=[.C24]*(9.81/232.37)" office:value-type="float" office:value="5.150492748633646">
            <text:p>5.150492749</text:p>
          </table:table-cell>
          <table:table-cell table:style-name="ce23" table:formula="oooc:=AVERAGE([.D22:.D26])" office:value-type="float" office:value="3.2253905409476276">
            <text:p>3.225390541</text:p>
          </table:table-cell>
          <table:table-cell table:style-name="ce23" table:formula="oooc:=AVERAGE([.$D20:.$D28])" office:value-type="float" office:value="2.45797650299092">
            <text:p>2.457976503</text:p>
          </table:table-cell>
          <table:table-cell table:style-name="ce24" table:formula="oooc:=AVERAGE([.$D23:.$D25])" office:value-type="float" office:value="3.968412445668547">
            <text:p>3.968412446</text:p>
          </table:table-cell>
        </table:table-row>
        <table:table-row table:style-name="ro3">
          <table:table-cell table:style-name="ce23" office:value-type="float" office:value="24">
            <text:p>24</text:p>
          </table:table-cell>
          <table:table-cell table:style-name="ce23" table:formula="oooc:=[.A25]/25" office:value-type="float" office:value="0.96">
            <text:p>0.96</text:p>
          </table:table-cell>
          <table:table-cell table:style-name="ce23" office:value-type="float" office:value="34">
            <text:p>34</text:p>
          </table:table-cell>
          <table:table-cell table:style-name="ce23" table:formula="oooc:=[.C25]*(9.81/232.37)" office:value-type="float" office:value="1.4353832250290486">
            <text:p>1.435383225</text:p>
          </table:table-cell>
          <table:table-cell table:style-name="ce23" table:formula="oooc:=AVERAGE([.D23:.D27])" office:value-type="float" office:value="1.5873649782674188">
            <text:p>1.587364978</text:p>
          </table:table-cell>
          <table:table-cell table:style-name="ce23" table:formula="oooc:=AVERAGE([.$D21:.$D29])" office:value-type="float" office:value="1.6980677367990704">
            <text:p>1.698067737</text:p>
          </table:table-cell>
          <table:table-cell table:style-name="ce24" table:formula="oooc:=AVERAGE([.$D24:.$D26])" office:value-type="float" office:value="1.6464689934156735">
            <text:p>1.646468993</text:p>
          </table:table-cell>
        </table:table-row>
        <table:table-row table:style-name="ro3">
          <table:table-cell table:style-name="ce23" office:value-type="float" office:value="25">
            <text:p>25</text:p>
          </table:table-cell>
          <table:table-cell table:style-name="ce23" table:formula="oooc:=[.A26]/25" office:value-type="float" office:value="1">
            <text:p>1</text:p>
          </table:table-cell>
          <table:table-cell table:style-name="ce23" office:value-type="float" office:value="-39">
            <text:p>-39</text:p>
          </table:table-cell>
          <table:table-cell table:style-name="ce23" table:formula="oooc:=[.C26]*(9.81/232.37)" office:value-type="float" office:value="-1.6464689934156735">
            <text:p>-1.646468993</text:p>
          </table:table-cell>
          <table:table-cell table:style-name="ce23" table:formula="oooc:=AVERAGE([.D24:.D28])" office:value-type="float" office:value="0.2110857683866248">
            <text:p>0.211085768</text:p>
          </table:table-cell>
          <table:table-cell table:style-name="ce23" table:formula="oooc:=AVERAGE([.$D22:.$D30])" office:value-type="float" office:value="1.2899685845849296">
            <text:p>1.289968585</text:p>
          </table:table-cell>
          <table:table-cell table:style-name="ce24" table:formula="oooc:=AVERAGE([.$D25:.$D27])" office:value-type="float" office:value="-0.8443430735464993">
            <text:p>-0.844343074</text:p>
          </table:table-cell>
        </table:table-row>
        <table:table-row table:style-name="ro3">
          <table:table-cell table:style-name="ce23" office:value-type="float" office:value="26">
            <text:p>26</text:p>
          </table:table-cell>
          <table:table-cell table:style-name="ce23" table:formula="oooc:=[.A27]/25" office:value-type="float" office:value="1.04">
            <text:p>1.04</text:p>
          </table:table-cell>
          <table:table-cell table:style-name="ce23" office:value-type="float" office:value="-55">
            <text:p>-55</text:p>
          </table:table-cell>
          <table:table-cell table:style-name="ce23" table:formula="oooc:=[.C27]*(9.81/232.37)" office:value-type="float" office:value="-2.321943452252873">
            <text:p>-2.321943452</text:p>
          </table:table-cell>
          <table:table-cell table:style-name="ce23" table:formula="oooc:=AVERAGE([.D25:.D29])" office:value-type="float" office:value="-0.8696733657528941">
            <text:p>-0.869673366</text:p>
          </table:table-cell>
          <table:table-cell table:style-name="ce23" table:formula="oooc:=AVERAGE([.$D23:.$D31])" office:value-type="float" office:value="0.4831518698627192">
            <text:p>0.48315187</text:p>
          </table:table-cell>
          <table:table-cell table:style-name="ce24" table:formula="oooc:=AVERAGE([.$D26:.$D28])" office:value-type="float" office:value="-1.84348237724319">
            <text:p>-1.843482377</text:p>
          </table:table-cell>
        </table:table-row>
        <table:table-row table:style-name="ro3">
          <table:table-cell table:style-name="ce23" office:value-type="float" office:value="27">
            <text:p>27</text:p>
          </table:table-cell>
          <table:table-cell table:style-name="ce23" table:formula="oooc:=[.A28]/25" office:value-type="float" office:value="1.08">
            <text:p>1.08</text:p>
          </table:table-cell>
          <table:table-cell table:style-name="ce23" office:value-type="float" office:value="-37">
            <text:p>-37</text:p>
          </table:table-cell>
          <table:table-cell table:style-name="ce23" table:formula="oooc:=[.C28]*(9.81/232.37)" office:value-type="float" office:value="-1.5620346860610235">
            <text:p>-1.562034686</text:p>
          </table:table-cell>
          <table:table-cell table:style-name="ce23" table:formula="oooc:=AVERAGE([.D26:.D30])" office:value-type="float" office:value="-1.232740887377889">
            <text:p>-1.232740887</text:p>
          </table:table-cell>
          <table:table-cell table:style-name="ce23" table:formula="oooc:=AVERAGE([.$D24:.$D32])" office:value-type="float" office:value="-0.31428325515341915">
            <text:p>-0.314283255</text:p>
          </table:table-cell>
          <table:table-cell table:style-name="ce24" table:formula="oooc:=AVERAGE([.$D27:.$D29])" office:value-type="float" office:value="-1.3790936867926156">
            <text:p>-1.379093687</text:p>
          </table:table-cell>
        </table:table-row>
        <table:table-row table:style-name="ro3">
          <table:table-cell table:style-name="ce23" office:value-type="float" office:value="28">
            <text:p>28</text:p>
          </table:table-cell>
          <table:table-cell table:style-name="ce23" table:formula="oooc:=[.A29]/25" office:value-type="float" office:value="1.12">
            <text:p>1.12</text:p>
          </table:table-cell>
          <table:table-cell table:style-name="ce23" office:value-type="float" office:value="-6">
            <text:p>-6</text:p>
          </table:table-cell>
          <table:table-cell table:style-name="ce23" table:formula="oooc:=[.C29]*(9.81/232.37)" office:value-type="float" office:value="-0.2533029220639498">
            <text:p>-0.253302922</text:p>
          </table:table-cell>
          <table:table-cell table:style-name="ce23" table:formula="oooc:=AVERAGE([.D27:.D31])" office:value-type="float" office:value="-1.1820803029650988">
            <text:p>-1.182080303</text:p>
          </table:table-cell>
          <table:table-cell table:style-name="ce23" table:formula="oooc:=AVERAGE([.$D25:.$D33])" office:value-type="float" office:value="-1.1773895081120627">
            <text:p>-1.177389508</text:p>
          </table:table-cell>
          <table:table-cell table:style-name="ce24" table:formula="oooc:=AVERAGE([.$D28:.$D30])" office:value-type="float" office:value="-0.7317639970736326">
            <text:p>-0.731763997</text:p>
          </table:table-cell>
        </table:table-row>
        <table:table-row table:style-name="ro3">
          <table:table-cell table:style-name="ce23" office:value-type="float" office:value="29">
            <text:p>29</text:p>
          </table:table-cell>
          <table:table-cell table:style-name="ce23" table:formula="oooc:=[.A30]/25" office:value-type="float" office:value="1.16">
            <text:p>1.16</text:p>
          </table:table-cell>
          <table:table-cell table:style-name="ce23" office:value-type="float" office:value="-9">
            <text:p>-9</text:p>
          </table:table-cell>
          <table:table-cell table:style-name="ce23" table:formula="oooc:=[.C30]*(9.81/232.37)" office:value-type="float" office:value="-0.37995438309592466">
            <text:p>-0.379954383</text:p>
          </table:table-cell>
          <table:table-cell table:style-name="ce23" table:formula="oooc:=AVERAGE([.D28:.D32])" office:value-type="float" office:value="-1.089202564874984">
            <text:p>-1.089202565</text:p>
          </table:table-cell>
          <table:table-cell table:style-name="ce23" table:formula="oooc:=AVERAGE([.$D26:.$D34])" office:value-type="float" office:value="-1.585488660326204">
            <text:p>-1.58548866</text:p>
          </table:table-cell>
          <table:table-cell table:style-name="ce24" table:formula="oooc:=AVERAGE([.$D29:.$D31])" office:value-type="float" office:value="-0.6754744588371994">
            <text:p>-0.675474459</text:p>
          </table:table-cell>
        </table:table-row>
        <table:table-row table:style-name="ro3">
          <table:table-cell table:style-name="ce23" office:value-type="float" office:value="30">
            <text:p>30</text:p>
          </table:table-cell>
          <table:table-cell table:style-name="ce23" table:formula="oooc:=[.A31]/25" office:value-type="float" office:value="1.2">
            <text:p>1.2</text:p>
          </table:table-cell>
          <table:table-cell table:style-name="ce23" office:value-type="float" office:value="-33">
            <text:p>-33</text:p>
          </table:table-cell>
          <table:table-cell table:style-name="ce23" table:formula="oooc:=[.C31]*(9.81/232.37)" office:value-type="float" office:value="-1.3931660713517238">
            <text:p>-1.393166071</text:p>
          </table:table-cell>
          <table:table-cell table:style-name="ce23" table:formula="oooc:=AVERAGE([.D29:.D33])" office:value-type="float" office:value="-1.3002883332616086">
            <text:p>-1.300288333</text:p>
          </table:table-cell>
          <table:table-cell table:style-name="ce23" table:formula="oooc:=AVERAGE([.$D27:.$D35])" office:value-type="float" office:value="-1.637087403709601">
            <text:p>-1.637087404</text:p>
          </table:table-cell>
          <table:table-cell table:style-name="ce24" table:formula="oooc:=AVERAGE([.$D30:.$D32])" office:value-type="float" office:value="-1.2102250720833156">
            <text:p>-1.210225072</text:p>
          </table:table-cell>
        </table:table-row>
        <table:table-row table:style-name="ro3">
          <table:table-cell table:style-name="ce23" office:value-type="float" office:value="31">
            <text:p>31</text:p>
          </table:table-cell>
          <table:table-cell table:style-name="ce23" table:formula="oooc:=[.A32]/25" office:value-type="float" office:value="1.24">
            <text:p>1.24</text:p>
          </table:table-cell>
          <table:table-cell table:style-name="ce23" office:value-type="float" office:value="-44">
            <text:p>-44</text:p>
          </table:table-cell>
          <table:table-cell table:style-name="ce23" table:formula="oooc:=[.C32]*(9.81/232.37)" office:value-type="float" office:value="-1.8575547618022983">
            <text:p>-1.857554762</text:p>
          </table:table-cell>
          <table:table-cell table:style-name="ce23" table:formula="oooc:=AVERAGE([.D30:.D34])" office:value-type="float" office:value="-1.6971295778284634">
            <text:p>-1.697129578</text:p>
          </table:table-cell>
          <table:table-cell table:style-name="ce23" table:formula="oooc:=AVERAGE([.$D28:.$D36])" office:value-type="float" office:value="-1.6042518397383485">
            <text:p>-1.60425184</text:p>
          </table:table-cell>
          <table:table-cell table:style-name="ce24" table:formula="oooc:=AVERAGE([.$D31:.$D33])" office:value-type="float" office:value="-1.9560614537160566">
            <text:p>-1.956061454</text:p>
          </table:table-cell>
        </table:table-row>
        <table:table-row table:style-name="ro3">
          <table:table-cell table:style-name="ce23" office:value-type="float" office:value="32">
            <text:p>32</text:p>
          </table:table-cell>
          <table:table-cell table:style-name="ce23" table:formula="oooc:=[.A33]/25" office:value-type="float" office:value="1.28">
            <text:p>1.28</text:p>
          </table:table-cell>
          <table:table-cell table:style-name="ce23" office:value-type="float" office:value="-62">
            <text:p>-62</text:p>
          </table:table-cell>
          <table:table-cell table:style-name="ce23" table:formula="oooc:=[.C33]*(9.81/232.37)" office:value-type="float" office:value="-2.6174635279941474">
            <text:p>-2.617463528</text:p>
          </table:table-cell>
          <table:table-cell table:style-name="ce23" table:formula="oooc:=AVERAGE([.D31:.D35])" office:value-type="float" office:value="-2.0433102379825283">
            <text:p>-2.043310238</text:p>
          </table:table-cell>
          <table:table-cell table:style-name="ce23" table:formula="oooc:=AVERAGE([.$D29:.$D37])" office:value-type="float" office:value="-1.6746137625338902">
            <text:p>-1.674613763</text:p>
          </table:table-cell>
          <table:table-cell table:style-name="ce24" table:formula="oooc:=AVERAGE([.$D32:.$D34])" office:value-type="float" office:value="-2.237509144898223">
            <text:p>-2.237509145</text:p>
          </table:table-cell>
        </table:table-row>
        <table:table-row table:style-name="ro3">
          <table:table-cell table:style-name="ce23" office:value-type="float" office:value="33">
            <text:p>33</text:p>
          </table:table-cell>
          <table:table-cell table:style-name="ce23" table:formula="oooc:=[.A34]/25" office:value-type="float" office:value="1.32">
            <text:p>1.32</text:p>
          </table:table-cell>
          <table:table-cell table:style-name="ce23" office:value-type="float" office:value="-53">
            <text:p>-53</text:p>
          </table:table-cell>
          <table:table-cell table:style-name="ce23" table:formula="oooc:=[.C34]*(9.81/232.37)" office:value-type="float" office:value="-2.237509144898223">
            <text:p>-2.237509145</text:p>
          </table:table-cell>
          <table:table-cell table:style-name="ce23" table:formula="oooc:=AVERAGE([.D32:.D36])" office:value-type="float" office:value="-2.169961699014503">
            <text:p>-2.169961699</text:p>
          </table:table-cell>
          <table:table-cell table:style-name="ce23" table:formula="oooc:=AVERAGE([.$D30:.$D38])" office:value-type="float" office:value="-1.9888970176873093">
            <text:p>-1.988897018</text:p>
          </table:table-cell>
          <table:table-cell table:style-name="ce24" table:formula="oooc:=AVERAGE([.$D33:.$D35])" office:value-type="float" office:value="-2.3219434522528726">
            <text:p>-2.321943452</text:p>
          </table:table-cell>
        </table:table-row>
        <table:table-row table:style-name="ro3">
          <table:table-cell table:style-name="ce23" office:value-type="float" office:value="34">
            <text:p>34</text:p>
          </table:table-cell>
          <table:table-cell table:style-name="ce23" table:formula="oooc:=[.A35]/25" office:value-type="float" office:value="1.36">
            <text:p>1.36</text:p>
          </table:table-cell>
          <table:table-cell table:style-name="ce23" office:value-type="float" office:value="-50">
            <text:p>-50</text:p>
          </table:table-cell>
          <table:table-cell table:style-name="ce23" table:formula="oooc:=[.C35]*(9.81/232.37)" office:value-type="float" office:value="-2.110857683866248">
            <text:p>-2.110857684</text:p>
          </table:table-cell>
          <table:table-cell table:style-name="ce23" table:formula="oooc:=AVERAGE([.D33:.D37])" office:value-type="float" office:value="-2.237509144898223">
            <text:p>-2.237509145</text:p>
          </table:table-cell>
          <table:table-cell table:style-name="ce23" table:formula="oooc:=AVERAGE([.$D31:.$D39])" office:value-type="float" office:value="-2.284417093428584">
            <text:p>-2.284417093</text:p>
          </table:table-cell>
          <table:table-cell table:style-name="ce24" table:formula="oooc:=AVERAGE([.$D34:.$D36])" office:value-type="float" office:value="-2.1249300684253565">
            <text:p>-2.124930068</text:p>
          </table:table-cell>
        </table:table-row>
        <table:table-row table:style-name="ro3">
          <table:table-cell table:style-name="ce23" office:value-type="float" office:value="35">
            <text:p>35</text:p>
          </table:table-cell>
          <table:table-cell table:style-name="ce23" table:formula="oooc:=[.A36]/25" office:value-type="float" office:value="1.4">
            <text:p>1.4</text:p>
          </table:table-cell>
          <table:table-cell table:style-name="ce23" office:value-type="float" office:value="-48">
            <text:p>-48</text:p>
          </table:table-cell>
          <table:table-cell table:style-name="ce23" table:formula="oooc:=[.C36]*(9.81/232.37)" office:value-type="float" office:value="-2.026423376511598">
            <text:p>-2.026423377</text:p>
          </table:table-cell>
          <table:table-cell table:style-name="ce23" table:formula="oooc:=AVERAGE([.D34:.D38])" office:value-type="float" office:value="-2.330386882988338">
            <text:p>-2.330386883</text:p>
          </table:table-cell>
          <table:table-cell table:style-name="ce23" table:formula="oooc:=AVERAGE([.$D32:.$D40])" office:value-type="float" office:value="-2.4673580926969922">
            <text:p>-2.467358093</text:p>
          </table:table-cell>
          <table:table-cell table:style-name="ce24" table:formula="oooc:=AVERAGE([.$D35:.$D37])" office:value-type="float" office:value="-2.1108576838662483">
            <text:p>-2.110857684</text:p>
          </table:table-cell>
        </table:table-row>
        <table:table-row table:style-name="ro3">
          <table:table-cell table:style-name="ce23" office:value-type="float" office:value="36">
            <text:p>36</text:p>
          </table:table-cell>
          <table:table-cell table:style-name="ce23" table:formula="oooc:=[.A37]/25" office:value-type="float" office:value="1.44">
            <text:p>1.44</text:p>
          </table:table-cell>
          <table:table-cell table:style-name="ce23" office:value-type="float" office:value="-52">
            <text:p>-52</text:p>
          </table:table-cell>
          <table:table-cell table:style-name="ce23" table:formula="oooc:=[.C37]*(9.81/232.37)" office:value-type="float" office:value="-2.195291991220898">
            <text:p>-2.195291991</text:p>
          </table:table-cell>
          <table:table-cell table:style-name="ce23" table:formula="oooc:=AVERAGE([.D35:.D39])" office:value-type="float" office:value="-2.4908120669621727">
            <text:p>-2.490812067</text:p>
          </table:table-cell>
          <table:table-cell table:style-name="ce23" table:formula="oooc:=AVERAGE([.$D33:.$D41])" office:value-type="float" office:value="-2.594009553728967">
            <text:p>-2.594009554</text:p>
          </table:table-cell>
          <table:table-cell table:style-name="ce24" table:formula="oooc:=AVERAGE([.$D36:.$D38])" office:value-type="float" office:value="-2.4345225287257395">
            <text:p>-2.434522529</text:p>
          </table:table-cell>
        </table:table-row>
        <table:table-row table:style-name="ro3">
          <table:table-cell table:style-name="ce23" office:value-type="float" office:value="37">
            <text:p>37</text:p>
          </table:table-cell>
          <table:table-cell table:style-name="ce23" table:formula="oooc:=[.A38]/25" office:value-type="float" office:value="1.48">
            <text:p>1.48</text:p>
          </table:table-cell>
          <table:table-cell table:style-name="ce23" office:value-type="float" office:value="-73">
            <text:p>-73</text:p>
          </table:table-cell>
          <table:table-cell table:style-name="ce23" table:formula="oooc:=[.C38]*(9.81/232.37)" office:value-type="float" office:value="-3.081852218444722">
            <text:p>-3.081852218</text:p>
          </table:table-cell>
          <table:table-cell table:style-name="ce23" table:formula="oooc:=AVERAGE([.D36:.D40])" office:value-type="float" office:value="-2.6765675431424025">
            <text:p>-2.676567543</text:p>
          </table:table-cell>
          <table:table-cell table:style-name="ce23" table:formula="oooc:=AVERAGE([.$D34:.$D42])" office:value-type="float" office:value="-2.6127727331411115">
            <text:p>-2.612772733</text:p>
          </table:table-cell>
          <table:table-cell table:style-name="ce24" table:formula="oooc:=AVERAGE([.$D37:.$D39])" office:value-type="float" office:value="-2.772259758144339">
            <text:p>-2.772259758</text:p>
          </table:table-cell>
        </table:table-row>
        <table:table-row table:style-name="ro3">
          <table:table-cell table:style-name="ce23" office:value-type="float" office:value="38">
            <text:p>38</text:p>
          </table:table-cell>
          <table:table-cell table:style-name="ce23" table:formula="oooc:=[.A39]/25" office:value-type="float" office:value="1.52">
            <text:p>1.52</text:p>
          </table:table-cell>
          <table:table-cell table:style-name="ce23" office:value-type="float" office:value="-72">
            <text:p>-72</text:p>
          </table:table-cell>
          <table:table-cell table:style-name="ce23" table:formula="oooc:=[.C39]*(9.81/232.37)" office:value-type="float" office:value="-3.0396350647673973">
            <text:p>-3.039635065</text:p>
          </table:table-cell>
          <table:table-cell table:style-name="ce23" table:formula="oooc:=AVERAGE([.D37:.D41])" office:value-type="float" office:value="-2.8707664500580976">
            <text:p>-2.87076645</text:p>
          </table:table-cell>
          <table:table-cell table:style-name="ce23" table:formula="oooc:=AVERAGE([.$D35:.$D43])" office:value-type="float" office:value="-2.6456082971123642">
            <text:p>-2.645608297</text:p>
          </table:table-cell>
          <table:table-cell table:style-name="ce24" table:formula="oooc:=AVERAGE([.$D38:.$D40])" office:value-type="float" office:value="-3.0537074493265055">
            <text:p>-3.053707449</text:p>
          </table:table-cell>
        </table:table-row>
        <table:table-row table:style-name="ro3">
          <table:table-cell table:style-name="ce23" office:value-type="float" office:value="39">
            <text:p>39</text:p>
          </table:table-cell>
          <table:table-cell table:style-name="ce23" table:formula="oooc:=[.A40]/25" office:value-type="float" office:value="1.56">
            <text:p>1.56</text:p>
          </table:table-cell>
          <table:table-cell table:style-name="ce23" office:value-type="float" office:value="-72">
            <text:p>-72</text:p>
          </table:table-cell>
          <table:table-cell table:style-name="ce23" table:formula="oooc:=[.C40]*(9.81/232.37)" office:value-type="float" office:value="-3.0396350647673973">
            <text:p>-3.039635065</text:p>
          </table:table-cell>
          <table:table-cell table:style-name="ce23" table:formula="oooc:=AVERAGE([.D38:.D42])" office:value-type="float" office:value="-2.9889744803546074">
            <text:p>-2.98897448</text:p>
          </table:table-cell>
          <table:table-cell table:style-name="ce23" table:formula="oooc:=AVERAGE([.$D36:.$D44])" office:value-type="float" office:value="-2.71127942505487">
            <text:p>-2.711279425</text:p>
          </table:table-cell>
          <table:table-cell table:style-name="ce24" table:formula="oooc:=AVERAGE([.$D39:.$D41])" office:value-type="float" office:value="-3.0255626802082887">
            <text:p>-3.02556268</text:p>
          </table:table-cell>
        </table:table-row>
        <table:table-row table:style-name="ro3">
          <table:table-cell table:style-name="ce23" office:value-type="float" office:value="40">
            <text:p>40</text:p>
          </table:table-cell>
          <table:table-cell table:style-name="ce23" table:formula="oooc:=[.A41]/25" office:value-type="float" office:value="1.6">
            <text:p>1.6</text:p>
          </table:table-cell>
          <table:table-cell table:style-name="ce23" office:value-type="float" office:value="-71">
            <text:p>-71</text:p>
          </table:table-cell>
          <table:table-cell table:style-name="ce23" table:formula="oooc:=[.C41]*(9.81/232.37)" office:value-type="float" office:value="-2.9974179110900723">
            <text:p>-2.997417911</text:p>
          </table:table-cell>
          <table:table-cell table:style-name="ce23" table:formula="oooc:=AVERAGE([.D39:.D43])" office:value-type="float" office:value="-2.8792098807935624">
            <text:p>-2.879209881</text:p>
          </table:table-cell>
          <table:table-cell table:style-name="ce23" table:formula="oooc:=AVERAGE([.$D37:.$D45])" office:value-type="float" office:value="-2.791022937556484">
            <text:p>-2.791022938</text:p>
          </table:table-cell>
          <table:table-cell table:style-name="ce24" table:formula="oooc:=AVERAGE([.$D40:.$D42])" office:value-type="float" office:value="-2.941128372853639">
            <text:p>-2.941128373</text:p>
          </table:table-cell>
        </table:table-row>
        <table:table-row table:style-name="ro3">
          <table:table-cell table:style-name="ce23" office:value-type="float" office:value="41">
            <text:p>41</text:p>
          </table:table-cell>
          <table:table-cell table:style-name="ce23" table:formula="oooc:=[.A42]/25" office:value-type="float" office:value="1.64">
            <text:p>1.64</text:p>
          </table:table-cell>
          <table:table-cell table:style-name="ce23" office:value-type="float" office:value="-66">
            <text:p>-66</text:p>
          </table:table-cell>
          <table:table-cell table:style-name="ce23" table:formula="oooc:=[.C42]*(9.81/232.37)" office:value-type="float" office:value="-2.7863321427034475">
            <text:p>-2.786332143</text:p>
          </table:table-cell>
          <table:table-cell table:style-name="ce23" table:formula="oooc:=AVERAGE([.D40:.D44])" office:value-type="float" office:value="-2.8116624349098425">
            <text:p>-2.811662435</text:p>
          </table:table-cell>
          <table:table-cell table:style-name="ce23" table:formula="oooc:=AVERAGE([.$D38:.$D46])" office:value-type="float" office:value="-2.7347333993200507">
            <text:p>-2.734733399</text:p>
          </table:table-cell>
          <table:table-cell table:style-name="ce24" table:formula="oooc:=AVERAGE([.$D41:.$D43])" office:value-type="float" office:value="-2.772259758144339">
            <text:p>-2.772259758</text:p>
          </table:table-cell>
        </table:table-row>
        <table:table-row table:style-name="ro3">
          <table:table-cell table:style-name="ce23" office:value-type="float" office:value="42">
            <text:p>42</text:p>
          </table:table-cell>
          <table:table-cell table:style-name="ce23" table:formula="oooc:=[.A43]/25" office:value-type="float" office:value="1.68">
            <text:p>1.68</text:p>
          </table:table-cell>
          <table:table-cell table:style-name="ce23" office:value-type="float" office:value="-60">
            <text:p>-60</text:p>
          </table:table-cell>
          <table:table-cell table:style-name="ce23" table:formula="oooc:=[.C43]*(9.81/232.37)" office:value-type="float" office:value="-2.5330292206394978">
            <text:p>-2.533029221</text:p>
          </table:table-cell>
          <table:table-cell table:style-name="ce23" table:formula="oooc:=AVERAGE([.D41:.D45])" office:value-type="float" office:value="-2.7525584197615873">
            <text:p>-2.75255842</text:p>
          </table:table-cell>
          <table:table-cell table:style-name="ce23" table:formula="oooc:=AVERAGE([.$D39:.$D47])" office:value-type="float" office:value="-2.5564831949046782">
            <text:p>-2.556483195</text:p>
          </table:table-cell>
          <table:table-cell table:style-name="ce24" table:formula="oooc:=AVERAGE([.$D42:.$D44])" office:value-type="float" office:value="-2.673753066230581">
            <text:p>-2.673753066</text:p>
          </table:table-cell>
        </table:table-row>
        <table:table-row table:style-name="ro3">
          <table:table-cell table:style-name="ce23" office:value-type="float" office:value="43">
            <text:p>43</text:p>
          </table:table-cell>
          <table:table-cell table:style-name="ce23" table:formula="oooc:=[.A44]/25" office:value-type="float" office:value="1.72">
            <text:p>1.72</text:p>
          </table:table-cell>
          <table:table-cell table:style-name="ce23" office:value-type="float" office:value="-64">
            <text:p>-64</text:p>
          </table:table-cell>
          <table:table-cell table:style-name="ce23" table:formula="oooc:=[.C44]*(9.81/232.37)" office:value-type="float" office:value="-2.7018978353487975">
            <text:p>-2.701897835</text:p>
          </table:table-cell>
          <table:table-cell table:style-name="ce23" table:formula="oooc:=AVERAGE([.D42:.D46])" office:value-type="float" office:value="-2.4908120669621727">
            <text:p>-2.490812067</text:p>
          </table:table-cell>
          <table:table-cell table:style-name="ce23" table:formula="oooc:=AVERAGE([.$D40:.$D48])" office:value-type="float" office:value="-2.3078710676937644">
            <text:p>-2.307871068</text:p>
          </table:table-cell>
          <table:table-cell table:style-name="ce24" table:formula="oooc:=AVERAGE([.$D43:.$D45])" office:value-type="float" office:value="-2.659680681671473">
            <text:p>-2.659680682</text:p>
          </table:table-cell>
        </table:table-row>
        <table:table-row table:style-name="ro3">
          <table:table-cell table:style-name="ce23" office:value-type="float" office:value="44">
            <text:p>44</text:p>
          </table:table-cell>
          <table:table-cell table:style-name="ce23" table:formula="oooc:=[.A45]/25" office:value-type="float" office:value="1.76">
            <text:p>1.76</text:p>
          </table:table-cell>
          <table:table-cell table:style-name="ce23" office:value-type="float" office:value="-65">
            <text:p>-65</text:p>
          </table:table-cell>
          <table:table-cell table:style-name="ce23" table:formula="oooc:=[.C45]*(9.81/232.37)" office:value-type="float" office:value="-2.7441149890261225">
            <text:p>-2.744114989</text:p>
          </table:table-cell>
          <table:table-cell table:style-name="ce23" table:formula="oooc:=AVERAGE([.D43:.D47])" office:value-type="float" office:value="-2.229065714162758">
            <text:p>-2.229065714</text:p>
          </table:table-cell>
          <table:table-cell table:style-name="ce23" table:formula="oooc:=AVERAGE([.$D41:.$D49])" office:value-type="float" office:value="-2.0170417868055255">
            <text:p>-2.017041787</text:p>
          </table:table-cell>
          <table:table-cell table:style-name="ce24" table:formula="oooc:=AVERAGE([.$D44:.$D46])" office:value-type="float" office:value="-2.378232990489306">
            <text:p>-2.37823299</text:p>
          </table:table-cell>
        </table:table-row>
        <table:table-row table:style-name="ro3">
          <table:table-cell table:style-name="ce23" office:value-type="float" office:value="45">
            <text:p>45</text:p>
          </table:table-cell>
          <table:table-cell table:style-name="ce23" table:formula="oooc:=[.A46]/25" office:value-type="float" office:value="1.8">
            <text:p>1.8</text:p>
          </table:table-cell>
          <table:table-cell table:style-name="ce23" office:value-type="float" office:value="-40">
            <text:p>-40</text:p>
          </table:table-cell>
          <table:table-cell table:style-name="ce23" table:formula="oooc:=[.C46]*(9.81/232.37)" office:value-type="float" office:value="-1.6886861470929984">
            <text:p>-1.688686147</text:p>
          </table:table-cell>
          <table:table-cell table:style-name="ce23" table:formula="oooc:=AVERAGE([.D44:.D48])" office:value-type="float" office:value="-1.8828850540086932">
            <text:p>-1.882885054</text:p>
          </table:table-cell>
          <table:table-cell table:style-name="ce23" table:formula="oooc:=AVERAGE([.$D42:.$D50])" office:value-type="float" office:value="-1.7637388647415764">
            <text:p>-1.763738865</text:p>
          </table:table-cell>
          <table:table-cell table:style-name="ce24" table:formula="oooc:=AVERAGE([.$D45:.$D47])" office:value-type="float" office:value="-1.9701338382751648">
            <text:p>-1.970133838</text:p>
          </table:table-cell>
        </table:table-row>
        <table:table-row table:style-name="ro3">
          <table:table-cell table:style-name="ce23" office:value-type="float" office:value="46">
            <text:p>46</text:p>
          </table:table-cell>
          <table:table-cell table:style-name="ce23" table:formula="oooc:=[.A47]/25" office:value-type="float" office:value="1.84">
            <text:p>1.84</text:p>
          </table:table-cell>
          <table:table-cell table:style-name="ce23" office:value-type="float" office:value="-35">
            <text:p>-35</text:p>
          </table:table-cell>
          <table:table-cell table:style-name="ce23" table:formula="oooc:=[.C47]*(9.81/232.37)" office:value-type="float" office:value="-1.4776003787063736">
            <text:p>-1.477600379</text:p>
          </table:table-cell>
          <table:table-cell table:style-name="ce23" table:formula="oooc:=AVERAGE([.D45:.D49])" office:value-type="float" office:value="-1.4269397942935835">
            <text:p>-1.426939794</text:p>
          </table:table-cell>
          <table:table-cell table:style-name="ce23" table:formula="oooc:=AVERAGE([.$D43:.$D51])" office:value-type="float" office:value="-1.4729095838533377">
            <text:p>-1.472909584</text:p>
          </table:table-cell>
          <table:table-cell table:style-name="ce24" table:formula="oooc:=AVERAGE([.$D46:.$D48])" office:value-type="float" office:value="-1.3228041485561821">
            <text:p>-1.322804149</text:p>
          </table:table-cell>
        </table:table-row>
        <table:table-row table:style-name="ro3">
          <table:table-cell table:style-name="ce23" office:value-type="float" office:value="47">
            <text:p>47</text:p>
          </table:table-cell>
          <table:table-cell table:style-name="ce23" table:formula="oooc:=[.A48]/25" office:value-type="float" office:value="1.88">
            <text:p>1.88</text:p>
          </table:table-cell>
          <table:table-cell table:style-name="ce23" office:value-type="float" office:value="-19">
            <text:p>-19</text:p>
          </table:table-cell>
          <table:table-cell table:style-name="ce23" table:formula="oooc:=[.C48]*(9.81/232.37)" office:value-type="float" office:value="-0.8021259198691743">
            <text:p>-0.80212592</text:p>
          </table:table-cell>
          <table:table-cell table:style-name="ce23" table:formula="oooc:=AVERAGE([.D46:.D50])" office:value-type="float" office:value="-1.021655118991264">
            <text:p>-1.021655119</text:p>
          </table:table-cell>
          <table:table-cell table:style-name="ce23" table:formula="oooc:=AVERAGE([.$D44:.$D52])" office:value-type="float" office:value="-1.355639712527435">
            <text:p>-1.355639713</text:p>
          </table:table-cell>
          <table:table-cell table:style-name="ce24" table:formula="oooc:=AVERAGE([.$D47:.$D49])" office:value-type="float" office:value="-0.9006326117829325">
            <text:p>-0.900632612</text:p>
          </table:table-cell>
        </table:table-row>
        <table:table-row table:style-name="ro3">
          <table:table-cell table:style-name="ce23" office:value-type="float" office:value="48">
            <text:p>48</text:p>
          </table:table-cell>
          <table:table-cell table:style-name="ce23" table:formula="oooc:=[.A49]/25" office:value-type="float" office:value="1.92">
            <text:p>1.92</text:p>
          </table:table-cell>
          <table:table-cell table:style-name="ce23" office:value-type="float" office:value="-10">
            <text:p>-10</text:p>
          </table:table-cell>
          <table:table-cell table:style-name="ce23" table:formula="oooc:=[.C49]*(9.81/232.37)" office:value-type="float" office:value="-0.4221715367732496">
            <text:p>-0.422171537</text:p>
          </table:table-cell>
          <table:table-cell table:style-name="ce23" table:formula="oooc:=AVERAGE([.D47:.D51])" office:value-type="float" office:value="-0.7176916125145243">
            <text:p>-0.717691613</text:p>
          </table:table-cell>
          <table:table-cell table:style-name="ce23" table:formula="oooc:=AVERAGE([.$D45:.$D53])" office:value-type="float" office:value="-1.1867710978181352">
            <text:p>-1.186771098</text:p>
          </table:table-cell>
          <table:table-cell table:style-name="ce24" table:formula="oooc:=AVERAGE([.$D48:.$D50])" office:value-type="float" office:value="-0.6473296897189827">
            <text:p>-0.64732969</text:p>
          </table:table-cell>
        </table:table-row>
        <table:table-row table:style-name="ro3">
          <table:table-cell table:style-name="ce23" office:value-type="float" office:value="49">
            <text:p>49</text:p>
          </table:table-cell>
          <table:table-cell table:style-name="ce23" table:formula="oooc:=[.A50]/25" office:value-type="float" office:value="1.96">
            <text:p>1.96</text:p>
          </table:table-cell>
          <table:table-cell table:style-name="ce23" office:value-type="float" office:value="-17">
            <text:p>-17</text:p>
          </table:table-cell>
          <table:table-cell table:style-name="ce23" table:formula="oooc:=[.C50]*(9.81/232.37)" office:value-type="float" office:value="-0.7176916125145243">
            <text:p>-0.717691613</text:p>
          </table:table-cell>
          <table:table-cell table:style-name="ce23" table:formula="oooc:=AVERAGE([.D48:.D52])" office:value-type="float" office:value="-0.7176916125145243">
            <text:p>-0.717691613</text:p>
          </table:table-cell>
          <table:table-cell table:style-name="ce23" table:formula="oooc:=AVERAGE([.$D46:.$D54])" office:value-type="float" office:value="-1.0695012264922323">
            <text:p>-1.069501226</text:p>
          </table:table-cell>
          <table:table-cell table:style-name="ce24" table:formula="oooc:=AVERAGE([.$D49:.$D51])" office:value-type="float" office:value="-0.4362439213323579">
            <text:p>-0.436243921</text:p>
          </table:table-cell>
        </table:table-row>
        <table:table-row table:style-name="ro3">
          <table:table-cell table:style-name="ce23" office:value-type="float" office:value="50">
            <text:p>50</text:p>
          </table:table-cell>
          <table:table-cell table:style-name="ce23" table:formula="oooc:=[.A51]/25" office:value-type="float" office:value="2">
            <text:p>2</text:p>
          </table:table-cell>
          <table:table-cell table:style-name="ce23" office:value-type="float" office:value="-4">
            <text:p>-4</text:p>
          </table:table-cell>
          <table:table-cell table:style-name="ce23" table:formula="oooc:=[.C51]*(9.81/232.37)" office:value-type="float" office:value="-0.16886861470929984">
            <text:p>-0.168868615</text:p>
          </table:table-cell>
          <table:table-cell table:style-name="ce23" table:formula="oooc:=AVERAGE([.D49:.D53])" office:value-type="float" office:value="-0.7936824891337092">
            <text:p>-0.793682489</text:p>
          </table:table-cell>
          <table:table-cell table:style-name="ce23" table:formula="oooc:=AVERAGE([.$D47:.$D55])" office:value-type="float" office:value="-1.0882644059043767">
            <text:p>-1.088264406</text:p>
          </table:table-cell>
          <table:table-cell table:style-name="ce24" table:formula="oooc:=AVERAGE([.$D50:.$D52])" office:value-type="float" office:value="-0.7880535353100658">
            <text:p>-0.788053535</text:p>
          </table:table-cell>
        </table:table-row>
        <table:table-row table:style-name="ro3">
          <table:table-cell table:style-name="ce23" office:value-type="float" office:value="51">
            <text:p>51</text:p>
          </table:table-cell>
          <table:table-cell table:style-name="ce23" table:formula="oooc:=[.A52]/25" office:value-type="float" office:value="2.04">
            <text:p>2.04</text:p>
          </table:table-cell>
          <table:table-cell table:style-name="ce23" office:value-type="float" office:value="-35">
            <text:p>-35</text:p>
          </table:table-cell>
          <table:table-cell table:style-name="ce23" table:formula="oooc:=[.C52]*(9.81/232.37)" office:value-type="float" office:value="-1.4776003787063736">
            <text:p>-1.477600379</text:p>
          </table:table-cell>
          <table:table-cell table:style-name="ce23" table:formula="oooc:=AVERAGE([.D50:.D54])" office:value-type="float" office:value="-1.0469854111976589">
            <text:p>-1.046985411</text:p>
          </table:table-cell>
          <table:table-cell table:style-name="ce23" table:formula="oooc:=AVERAGE([.$D48:.$D56])" office:value-type="float" office:value="-1.3228041485561821">
            <text:p>-1.322804149</text:p>
          </table:table-cell>
          <table:table-cell table:style-name="ce24" table:formula="oooc:=AVERAGE([.$D51:.$D53])" office:value-type="float" office:value="-0.9428497654602573">
            <text:p>-0.942849765</text:p>
          </table:table-cell>
        </table:table-row>
        <table:table-row table:style-name="ro3">
          <table:table-cell table:style-name="ce23" office:value-type="float" office:value="52">
            <text:p>52</text:p>
          </table:table-cell>
          <table:table-cell table:style-name="ce23" table:formula="oooc:=[.A53]/25" office:value-type="float" office:value="2.08">
            <text:p>2.08</text:p>
          </table:table-cell>
          <table:table-cell table:style-name="ce23" office:value-type="float" office:value="-28">
            <text:p>-28</text:p>
          </table:table-cell>
          <table:table-cell table:style-name="ce23" table:formula="oooc:=[.C53]*(9.81/232.37)" office:value-type="float" office:value="-1.1820803029650988">
            <text:p>-1.182080303</text:p>
          </table:table-cell>
          <table:table-cell table:style-name="ce23" table:formula="oooc:=AVERAGE([.D51:.D55])" office:value-type="float" office:value="-1.2749580410552137">
            <text:p>-1.274958041</text:p>
          </table:table-cell>
          <table:table-cell table:style-name="ce23" table:formula="oooc:=AVERAGE([.$D49:.$D57])" office:value-type="float" office:value="-1.4635279941472652">
            <text:p>-1.463527994</text:p>
          </table:table-cell>
          <table:table-cell table:style-name="ce24" table:formula="oooc:=AVERAGE([.$D52:.$D54])" office:value-type="float" office:value="-1.449455609588157">
            <text:p>-1.44945561</text:p>
          </table:table-cell>
        </table:table-row>
        <table:table-row table:style-name="ro3">
          <table:table-cell table:style-name="ce23" office:value-type="float" office:value="53">
            <text:p>53</text:p>
          </table:table-cell>
          <table:table-cell table:style-name="ce23" table:formula="oooc:=[.A54]/25" office:value-type="float" office:value="2.12">
            <text:p>2.12</text:p>
          </table:table-cell>
          <table:table-cell table:style-name="ce23" office:value-type="float" office:value="-40">
            <text:p>-40</text:p>
          </table:table-cell>
          <table:table-cell table:style-name="ce23" table:formula="oooc:=[.C54]*(9.81/232.37)" office:value-type="float" office:value="-1.6886861470929984">
            <text:p>-1.688686147</text:p>
          </table:table-cell>
          <table:table-cell table:style-name="ce23" table:formula="oooc:=AVERAGE([.D52:.D56])" office:value-type="float" office:value="-1.9588759306278782">
            <text:p>-1.958875931</text:p>
          </table:table-cell>
          <table:table-cell table:style-name="ce23" table:formula="oooc:=AVERAGE([.$D50:.$D58])" office:value-type="float" office:value="-1.7215217110642511">
            <text:p>-1.721521711</text:p>
          </table:table-cell>
          <table:table-cell table:style-name="ce24" table:formula="oooc:=AVERAGE([.$D53:.$D55])" office:value-type="float" office:value="-1.5761070706201317">
            <text:p>-1.576107071</text:p>
          </table:table-cell>
        </table:table-row>
        <table:table-row table:style-name="ro3">
          <table:table-cell table:style-name="ce23" office:value-type="float" office:value="54">
            <text:p>54</text:p>
          </table:table-cell>
          <table:table-cell table:style-name="ce23" table:formula="oooc:=[.A55]/25" office:value-type="float" office:value="2.16">
            <text:p>2.16</text:p>
          </table:table-cell>
          <table:table-cell table:style-name="ce23" office:value-type="float" office:value="-44">
            <text:p>-44</text:p>
          </table:table-cell>
          <table:table-cell table:style-name="ce23" table:formula="oooc:=[.C55]*(9.81/232.37)" office:value-type="float" office:value="-1.8575547618022983">
            <text:p>-1.857554762</text:p>
          </table:table-cell>
          <table:table-cell table:style-name="ce23" table:formula="oooc:=AVERAGE([.D53:.D57])" office:value-type="float" office:value="-2.077083960924388">
            <text:p>-2.077083961</text:p>
          </table:table-cell>
          <table:table-cell table:style-name="ce23" table:formula="oooc:=AVERAGE([.$D51:.$D59])" office:value-type="float" office:value="-1.937298274303912">
            <text:p>-1.937298274</text:p>
          </table:table-cell>
          <table:table-cell table:style-name="ce24" table:formula="oooc:=AVERAGE([.$D54:.$D56])" office:value-type="float" office:value="-2.378232990489306">
            <text:p>-2.37823299</text:p>
          </table:table-cell>
        </table:table-row>
        <table:table-row table:style-name="ro3">
          <table:table-cell table:style-name="ce23" office:value-type="float" office:value="55">
            <text:p>55</text:p>
          </table:table-cell>
          <table:table-cell table:style-name="ce23" table:formula="oooc:=[.A56]/25" office:value-type="float" office:value="2.2">
            <text:p>2.2</text:p>
          </table:table-cell>
          <table:table-cell table:style-name="ce23" office:value-type="float" office:value="-85">
            <text:p>-85</text:p>
          </table:table-cell>
          <table:table-cell table:style-name="ce23" table:formula="oooc:=[.C56]*(9.81/232.37)" office:value-type="float" office:value="-3.5884580625726215">
            <text:p>-3.588458063</text:p>
          </table:table-cell>
          <table:table-cell table:style-name="ce23" table:formula="oooc:=AVERAGE([.D54:.D58])" office:value-type="float" office:value="-2.389490898136593">
            <text:p>-2.389490898</text:p>
          </table:table-cell>
          <table:table-cell table:style-name="ce23" table:formula="oooc:=AVERAGE([.$D52:.$D60])" office:value-type="float" office:value="-2.1390024529844647">
            <text:p>-2.139002453</text:p>
          </table:table-cell>
          <table:table-cell table:style-name="ce24" table:formula="oooc:=AVERAGE([.$D55:.$D57])" office:value-type="float" office:value="-2.504884451521281">
            <text:p>-2.504884452</text:p>
          </table:table-cell>
        </table:table-row>
        <table:table-row table:style-name="ro3">
          <table:table-cell table:style-name="ce23" office:value-type="float" office:value="56">
            <text:p>56</text:p>
          </table:table-cell>
          <table:table-cell table:style-name="ce23" table:formula="oooc:=[.A57]/25" office:value-type="float" office:value="2.24">
            <text:p>2.24</text:p>
          </table:table-cell>
          <table:table-cell table:style-name="ce23" office:value-type="float" office:value="-49">
            <text:p>-49</text:p>
          </table:table-cell>
          <table:table-cell table:style-name="ce23" table:formula="oooc:=[.C57]*(9.81/232.37)" office:value-type="float" office:value="-2.0686405301889232">
            <text:p>-2.06864053</text:p>
          </table:table-cell>
          <table:table-cell table:style-name="ce23" table:formula="oooc:=AVERAGE([.D55:.D59])" office:value-type="float" office:value="-2.5836898050522876">
            <text:p>-2.583689805</text:p>
          </table:table-cell>
          <table:table-cell table:style-name="ce23" table:formula="oooc:=AVERAGE([.$D53:.$D61])" office:value-type="float" office:value="-2.1483840426905365">
            <text:p>-2.148384043</text:p>
          </table:table-cell>
          <table:table-cell table:style-name="ce24" table:formula="oooc:=AVERAGE([.$D56:.$D58])" office:value-type="float" office:value="-2.8004045272625557">
            <text:p>-2.800404527</text:p>
          </table:table-cell>
        </table:table-row>
        <table:table-row table:style-name="ro3">
          <table:table-cell table:style-name="ce23" office:value-type="float" office:value="57">
            <text:p>57</text:p>
          </table:table-cell>
          <table:table-cell table:style-name="ce23" table:formula="oooc:=[.A58]/25" office:value-type="float" office:value="2.28">
            <text:p>2.28</text:p>
          </table:table-cell>
          <table:table-cell table:style-name="ce23" office:value-type="float" office:value="-65">
            <text:p>-65</text:p>
          </table:table-cell>
          <table:table-cell table:style-name="ce23" table:formula="oooc:=[.C58]*(9.81/232.37)" office:value-type="float" office:value="-2.7441149890261225">
            <text:p>-2.744114989</text:p>
          </table:table-cell>
          <table:table-cell table:style-name="ce23" table:formula="oooc:=AVERAGE([.D56:.D60])" office:value-type="float" office:value="-2.609020097258683">
            <text:p>-2.609020097</text:p>
          </table:table-cell>
          <table:table-cell table:style-name="ce23" table:formula="oooc:=AVERAGE([.$D54:.$D62])" office:value-type="float" office:value="-2.1390024529844647">
            <text:p>-2.139002453</text:p>
          </table:table-cell>
          <table:table-cell table:style-name="ce24" table:formula="oooc:=AVERAGE([.$D57:.$D59])" office:value-type="float" office:value="-2.4908120669621727">
            <text:p>-2.490812067</text:p>
          </table:table-cell>
        </table:table-row>
        <table:table-row table:style-name="ro3">
          <table:table-cell table:style-name="ce23" office:value-type="float" office:value="58">
            <text:p>58</text:p>
          </table:table-cell>
          <table:table-cell table:style-name="ce23" table:formula="oooc:=[.A59]/25" office:value-type="float" office:value="2.32">
            <text:p>2.32</text:p>
          </table:table-cell>
          <table:table-cell table:style-name="ce23" office:value-type="float" office:value="-63">
            <text:p>-63</text:p>
          </table:table-cell>
          <table:table-cell table:style-name="ce23" table:formula="oooc:=[.C59]*(9.81/232.37)" office:value-type="float" office:value="-2.6596806816714724">
            <text:p>-2.659680682</text:p>
          </table:table-cell>
          <table:table-cell table:style-name="ce23" table:formula="oooc:=AVERAGE([.D57:.D61])" office:value-type="float" office:value="-2.2037354219563627">
            <text:p>-2.203735422</text:p>
          </table:table-cell>
          <table:table-cell table:style-name="ce23" table:formula="oooc:=AVERAGE([.$D55:.$D63])" office:value-type="float" office:value="-1.9466798640099843">
            <text:p>-1.946679864</text:p>
          </table:table-cell>
          <table:table-cell table:style-name="ce24" table:formula="oooc:=AVERAGE([.$D58:.$D60])" office:value-type="float" office:value="-2.462667297843956">
            <text:p>-2.462667298</text:p>
          </table:table-cell>
        </table:table-row>
        <table:table-row table:style-name="ro3">
          <table:table-cell table:style-name="ce23" office:value-type="float" office:value="59">
            <text:p>59</text:p>
          </table:table-cell>
          <table:table-cell table:style-name="ce23" table:formula="oooc:=[.A60]/25" office:value-type="float" office:value="2.36">
            <text:p>2.36</text:p>
          </table:table-cell>
          <table:table-cell table:style-name="ce23" office:value-type="float" office:value="-47">
            <text:p>-47</text:p>
          </table:table-cell>
          <table:table-cell table:style-name="ce23" table:formula="oooc:=[.C60]*(9.81/232.37)" office:value-type="float" office:value="-1.9842062228342732">
            <text:p>-1.984206223</text:p>
          </table:table-cell>
          <table:table-cell table:style-name="ce23" table:formula="oooc:=AVERAGE([.D58:.D62])" office:value-type="float" office:value="-2.009536515040668">
            <text:p>-2.009536515</text:p>
          </table:table-cell>
          <table:table-cell table:style-name="ce23" table:formula="oooc:=AVERAGE([.$D56:.$D64])" office:value-type="float" office:value="-1.7355940956233598">
            <text:p>-1.735594096</text:p>
          </table:table-cell>
          <table:table-cell table:style-name="ce24" table:formula="oooc:=AVERAGE([.$D59:.$D61])" office:value-type="float" office:value="-2.068640530188923">
            <text:p>-2.06864053</text:p>
          </table:table-cell>
        </table:table-row>
        <table:table-row table:style-name="ro3">
          <table:table-cell table:style-name="ce23" office:value-type="float" office:value="60">
            <text:p>60</text:p>
          </table:table-cell>
          <table:table-cell table:style-name="ce23" table:formula="oooc:=[.A61]/25" office:value-type="float" office:value="2.4">
            <text:p>2.4</text:p>
          </table:table-cell>
          <table:table-cell table:style-name="ce23" office:value-type="float" office:value="-37">
            <text:p>-37</text:p>
          </table:table-cell>
          <table:table-cell table:style-name="ce23" table:formula="oooc:=[.C61]*(9.81/232.37)" office:value-type="float" office:value="-1.5620346860610235">
            <text:p>-1.562034686</text:p>
          </table:table-cell>
          <table:table-cell table:style-name="ce23" table:formula="oooc:=AVERAGE([.D59:.D63])" office:value-type="float" office:value="-1.4522700864999787">
            <text:p>-1.452270086</text:p>
          </table:table-cell>
          <table:table-cell table:style-name="ce23" table:formula="oooc:=AVERAGE([.$D57:.$D65])" office:value-type="float" office:value="-1.1867710978181352">
            <text:p>-1.186771098</text:p>
          </table:table-cell>
          <table:table-cell table:style-name="ce24" table:formula="oooc:=AVERAGE([.$D60:.$D62])" office:value-type="float" office:value="-1.5479623015019153">
            <text:p>-1.547962302</text:p>
          </table:table-cell>
        </table:table-row>
        <table:table-row table:style-name="ro3">
          <table:table-cell table:style-name="ce23" office:value-type="float" office:value="61">
            <text:p>61</text:p>
          </table:table-cell>
          <table:table-cell table:style-name="ce23" table:formula="oooc:=[.A62]/25" office:value-type="float" office:value="2.44">
            <text:p>2.44</text:p>
          </table:table-cell>
          <table:table-cell table:style-name="ce23" office:value-type="float" office:value="-26">
            <text:p>-26</text:p>
          </table:table-cell>
          <table:table-cell table:style-name="ce23" table:formula="oooc:=[.C62]*(9.81/232.37)" office:value-type="float" office:value="-1.097645995610449">
            <text:p>-1.097645996</text:p>
          </table:table-cell>
          <table:table-cell table:style-name="ce23" table:formula="oooc:=AVERAGE([.D60:.D64])" office:value-type="float" office:value="-0.9118905194302191">
            <text:p>-0.911890519</text:p>
          </table:table-cell>
          <table:table-cell table:style-name="ce23" table:formula="oooc:=AVERAGE([.$D58:.$D66])" office:value-type="float" office:value="-0.6942376382493439">
            <text:p>-0.694237638</text:p>
          </table:table-cell>
          <table:table-cell table:style-name="ce24" table:formula="oooc:=AVERAGE([.$D61:.$D63])" office:value-type="float" office:value="-0.8724878426647158">
            <text:p>-0.872487843</text:p>
          </table:table-cell>
        </table:table-row>
        <table:table-row table:style-name="ro3">
          <table:table-cell table:style-name="ce23" office:value-type="float" office:value="62">
            <text:p>62</text:p>
          </table:table-cell>
          <table:table-cell table:style-name="ce23" table:formula="oooc:=[.A63]/25" office:value-type="float" office:value="2.48">
            <text:p>2.48</text:p>
          </table:table-cell>
          <table:table-cell table:style-name="ce23" office:value-type="float" office:value="1">
            <text:p>1</text:p>
          </table:table-cell>
          <table:table-cell table:style-name="ce23" table:formula="oooc:=[.C63]*(9.81/232.37)" office:value-type="float" office:value="0.04221715367732496">
            <text:p>0.042217154</text:p>
          </table:table-cell>
          <table:table-cell table:style-name="ce23" table:formula="oooc:=AVERAGE([.D61:.D65])" office:value-type="float" office:value="-0.24485949132848472">
            <text:p>-0.244859491</text:p>
          </table:table-cell>
          <table:table-cell table:style-name="ce23" table:formula="oooc:=AVERAGE([.$D59:.$D67])" office:value-type="float" office:value="0.02814476911821664">
            <text:p>0.028144769</text:p>
          </table:table-cell>
          <table:table-cell table:style-name="ce24" table:formula="oooc:=AVERAGE([.$D62:.$D64])" office:value-type="float" office:value="-0.3377372294185996">
            <text:p>-0.337737229</text:p>
          </table:table-cell>
        </table:table-row>
        <table:table-row table:style-name="ro3">
          <table:table-cell table:style-name="ce23" office:value-type="float" office:value="63">
            <text:p>63</text:p>
          </table:table-cell>
          <table:table-cell table:style-name="ce23" table:formula="oooc:=[.A64]/25" office:value-type="float" office:value="2.52">
            <text:p>2.52</text:p>
          </table:table-cell>
          <table:table-cell table:style-name="ce23" office:value-type="float" office:value="1">
            <text:p>1</text:p>
          </table:table-cell>
          <table:table-cell table:style-name="ce23" table:formula="oooc:=[.C64]*(9.81/232.37)" office:value-type="float" office:value="0.04221715367732496">
            <text:p>0.042217154</text:p>
          </table:table-cell>
          <table:table-cell table:style-name="ce23" table:formula="oooc:=AVERAGE([.D62:.D66])" office:value-type="float" office:value="0.5403795670697595">
            <text:p>0.540379567</text:p>
          </table:table-cell>
          <table:table-cell table:style-name="ce23" table:formula="oooc:=AVERAGE([.$D60:.$D68])" office:value-type="float" office:value="0.6660928691311271">
            <text:p>0.666092869</text:p>
          </table:table-cell>
          <table:table-cell table:style-name="ce24" table:formula="oooc:=AVERAGE([.$D63:.$D65])" office:value-type="float" office:value="0.4784610750096829">
            <text:p>0.478461075</text:p>
          </table:table-cell>
        </table:table-row>
        <table:table-row table:style-name="ro3">
          <table:table-cell table:style-name="ce23" office:value-type="float" office:value="64">
            <text:p>64</text:p>
          </table:table-cell>
          <table:table-cell table:style-name="ce23" table:formula="oooc:=[.A65]/25" office:value-type="float" office:value="2.56">
            <text:p>2.56</text:p>
          </table:table-cell>
          <table:table-cell table:style-name="ce23" office:value-type="float" office:value="32">
            <text:p>32</text:p>
          </table:table-cell>
          <table:table-cell table:style-name="ce23" table:formula="oooc:=[.C65]*(9.81/232.37)" office:value-type="float" office:value="1.3509489176743987">
            <text:p>1.350948918</text:p>
          </table:table-cell>
          <table:table-cell table:style-name="ce23" table:formula="oooc:=AVERAGE([.D63:.D67])" office:value-type="float" office:value="1.5113741016482336">
            <text:p>1.511374102</text:p>
          </table:table-cell>
          <table:table-cell table:style-name="ce23" table:formula="oooc:=AVERAGE([.$D61:.$D69])" office:value-type="float" office:value="1.4729095838533375">
            <text:p>1.472909584</text:p>
          </table:table-cell>
          <table:table-cell table:style-name="ce24" table:formula="oooc:=AVERAGE([.$D64:.$D66])" office:value-type="float" office:value="1.2524422257606405">
            <text:p>1.252442226</text:p>
          </table:table-cell>
        </table:table-row>
        <table:table-row table:style-name="ro3">
          <table:table-cell table:style-name="ce23" office:value-type="float" office:value="65">
            <text:p>65</text:p>
          </table:table-cell>
          <table:table-cell table:style-name="ce23" table:formula="oooc:=[.A66]/25" office:value-type="float" office:value="2.6">
            <text:p>2.6</text:p>
          </table:table-cell>
          <table:table-cell table:style-name="ce23" office:value-type="float" office:value="56">
            <text:p>56</text:p>
          </table:table-cell>
          <table:table-cell table:style-name="ce23" table:formula="oooc:=[.C66]*(9.81/232.37)" office:value-type="float" office:value="2.3641606059301976">
            <text:p>2.364160606</text:p>
          </table:table-cell>
          <table:table-cell table:style-name="ce23" table:formula="oooc:=AVERAGE([.D64:.D68])" office:value-type="float" office:value="2.1193011146017127">
            <text:p>2.119301115</text:p>
          </table:table-cell>
          <table:table-cell table:style-name="ce23" table:formula="oooc:=AVERAGE([.$D62:.$D70])" office:value-type="float" office:value="2.2656539140164393">
            <text:p>2.265653914</text:p>
          </table:table-cell>
          <table:table-cell table:style-name="ce24" table:formula="oooc:=AVERAGE([.$D65:.$D67])" office:value-type="float" office:value="2.4908120669621727">
            <text:p>2.490812067</text:p>
          </table:table-cell>
        </table:table-row>
        <table:table-row table:style-name="ro3">
          <table:table-cell table:style-name="ce23" office:value-type="float" office:value="66">
            <text:p>66</text:p>
          </table:table-cell>
          <table:table-cell table:style-name="ce23" table:formula="oooc:=[.A67]/25" office:value-type="float" office:value="2.64">
            <text:p>2.64</text:p>
          </table:table-cell>
          <table:table-cell table:style-name="ce23" office:value-type="float" office:value="89">
            <text:p>89</text:p>
          </table:table-cell>
          <table:table-cell table:style-name="ce23" table:formula="oooc:=[.C67]*(9.81/232.37)" office:value-type="float" office:value="3.7573266772819216">
            <text:p>3.757326677</text:p>
          </table:table-cell>
          <table:table-cell table:style-name="ce23" table:formula="oooc:=AVERAGE([.D65:.D69])" office:value-type="float" office:value="3.166286525799372">
            <text:p>3.166286526</text:p>
          </table:table-cell>
          <table:table-cell table:style-name="ce23" table:formula="oooc:=AVERAGE([.$D63:.$D71])" office:value-type="float" office:value="3.077161423591686">
            <text:p>3.077161424</text:p>
          </table:table-cell>
          <table:table-cell table:style-name="ce24" table:formula="oooc:=AVERAGE([.$D66:.$D68])" office:value-type="float" office:value="3.0677798338856133">
            <text:p>3.067779834</text:p>
          </table:table-cell>
        </table:table-row>
        <table:table-row table:style-name="ro3">
          <table:table-cell table:style-name="ce23" office:value-type="float" office:value="67">
            <text:p>67</text:p>
          </table:table-cell>
          <table:table-cell table:style-name="ce23" table:formula="oooc:=[.A68]/25" office:value-type="float" office:value="2.68">
            <text:p>2.68</text:p>
          </table:table-cell>
          <table:table-cell table:style-name="ce23" office:value-type="float" office:value="73">
            <text:p>73</text:p>
          </table:table-cell>
          <table:table-cell table:style-name="ce23" table:formula="oooc:=[.C68]*(9.81/232.37)" office:value-type="float" office:value="3.081852218444722">
            <text:p>3.081852218</text:p>
          </table:table-cell>
          <table:table-cell table:style-name="ce23" table:formula="oooc:=AVERAGE([.D66:.D70])" office:value-type="float" office:value="4.0106295993458705">
            <text:p>4.010629599</text:p>
          </table:table-cell>
          <table:table-cell table:style-name="ce23" table:formula="oooc:=AVERAGE([.$D64:.$D72])" office:value-type="float" office:value="3.649438395662091">
            <text:p>3.649438396</text:p>
          </table:table-cell>
          <table:table-cell table:style-name="ce24" table:formula="oooc:=AVERAGE([.$D67:.$D69])" office:value-type="float" office:value="4.038774368464088">
            <text:p>4.038774368</text:p>
          </table:table-cell>
        </table:table-row>
        <table:table-row table:style-name="ro3">
          <table:table-cell table:style-name="ce23" office:value-type="float" office:value="68">
            <text:p>68</text:p>
          </table:table-cell>
          <table:table-cell table:style-name="ce23" table:formula="oooc:=[.A69]/25" office:value-type="float" office:value="2.72">
            <text:p>2.72</text:p>
          </table:table-cell>
          <table:table-cell table:style-name="ce23" office:value-type="float" office:value="125">
            <text:p>125</text:p>
          </table:table-cell>
          <table:table-cell table:style-name="ce23" table:formula="oooc:=[.C69]*(9.81/232.37)" office:value-type="float" office:value="5.27714420966562">
            <text:p>5.27714421</text:p>
          </table:table-cell>
          <table:table-cell table:style-name="ce23" table:formula="oooc:=AVERAGE([.D67:.D71])" office:value-type="float" office:value="4.778981796273186">
            <text:p>4.778981796</text:p>
          </table:table-cell>
          <table:table-cell table:style-name="ce23" table:formula="oooc:=AVERAGE([.$D65:.$D73])" office:value-type="float" office:value="4.4890906743555545">
            <text:p>4.489090674</text:p>
          </table:table-cell>
          <table:table-cell table:style-name="ce24" table:formula="oooc:=AVERAGE([.$D68:.$D70])" office:value-type="float" office:value="4.643886904505745">
            <text:p>4.643886905</text:p>
          </table:table-cell>
        </table:table-row>
        <table:table-row table:style-name="ro3">
          <table:table-cell table:style-name="ce23" office:value-type="float" office:value="69">
            <text:p>69</text:p>
          </table:table-cell>
          <table:table-cell table:style-name="ce23" table:formula="oooc:=[.A70]/25" office:value-type="float" office:value="2.76">
            <text:p>2.76</text:p>
          </table:table-cell>
          <table:table-cell table:style-name="ce23" office:value-type="float" office:value="132">
            <text:p>132</text:p>
          </table:table-cell>
          <table:table-cell table:style-name="ce23" table:formula="oooc:=[.C70]*(9.81/232.37)" office:value-type="float" office:value="5.572664285406895">
            <text:p>5.572664285</text:p>
          </table:table-cell>
          <table:table-cell table:style-name="ce23" table:formula="oooc:=AVERAGE([.D68:.D72])" office:value-type="float" office:value="5.0660584412789955">
            <text:p>5.066058441</text:p>
          </table:table-cell>
          <table:table-cell table:style-name="ce23" table:formula="oooc:=AVERAGE([.$D66:.$D74])" office:value-type="float" office:value="5.037913672160779">
            <text:p>5.037913672</text:p>
          </table:table-cell>
          <table:table-cell table:style-name="ce24" table:formula="oooc:=AVERAGE([.$D69:.$D71])" office:value-type="float" office:value="5.685243361879761">
            <text:p>5.685243362</text:p>
          </table:table-cell>
        </table:table-row>
        <table:table-row table:style-name="ro3">
          <table:table-cell table:style-name="ce23" office:value-type="float" office:value="70">
            <text:p>70</text:p>
          </table:table-cell>
          <table:table-cell table:style-name="ce23" table:formula="oooc:=[.A71]/25" office:value-type="float" office:value="2.8">
            <text:p>2.8</text:p>
          </table:table-cell>
          <table:table-cell table:style-name="ce23" office:value-type="float" office:value="147">
            <text:p>147</text:p>
          </table:table-cell>
          <table:table-cell table:style-name="ce23" table:formula="oooc:=[.C71]*(9.81/232.37)" office:value-type="float" office:value="6.205921590566769">
            <text:p>6.205921591</text:p>
          </table:table-cell>
          <table:table-cell table:style-name="ce23" table:formula="oooc:=AVERAGE([.D69:.D73])" office:value-type="float" office:value="5.969505529973749">
            <text:p>5.96950553</text:p>
          </table:table-cell>
          <table:table-cell table:style-name="ce23" table:formula="oooc:=AVERAGE([.$D67:.$D75])" office:value-type="float" office:value="5.263071825106512">
            <text:p>5.263071825</text:p>
          </table:table-cell>
          <table:table-cell table:style-name="ce24" table:formula="oooc:=AVERAGE([.$D70:.$D72])" office:value-type="float" office:value="5.657098592761545">
            <text:p>5.657098593</text:p>
          </table:table-cell>
        </table:table-row>
        <table:table-row table:style-name="ro3">
          <table:table-cell table:style-name="ce23" office:value-type="float" office:value="71">
            <text:p>71</text:p>
          </table:table-cell>
          <table:table-cell table:style-name="ce23" table:formula="oooc:=[.A72]/25" office:value-type="float" office:value="2.84">
            <text:p>2.84</text:p>
          </table:table-cell>
          <table:table-cell table:style-name="ce23" office:value-type="float" office:value="123">
            <text:p>123</text:p>
          </table:table-cell>
          <table:table-cell table:style-name="ce23" table:formula="oooc:=[.C72]*(9.81/232.37)" office:value-type="float" office:value="5.19270990231097">
            <text:p>5.192709902</text:p>
          </table:table-cell>
          <table:table-cell table:style-name="ce23" table:formula="oooc:=AVERAGE([.D70:.D74])" office:value-type="float" office:value="6.1721478676249095">
            <text:p>6.172147868</text:p>
          </table:table-cell>
          <table:table-cell table:style-name="ce23" table:formula="oooc:=AVERAGE([.$D68:.$D76])" office:value-type="float" office:value="4.948788569953093">
            <text:p>4.94878857</text:p>
          </table:table-cell>
          <table:table-cell table:style-name="ce24" table:formula="oooc:=AVERAGE([.$D71:.$D73])" office:value-type="float" office:value="6.332573051598744">
            <text:p>6.332573052</text:p>
          </table:table-cell>
        </table:table-row>
        <table:table-row table:style-name="ro3">
          <table:table-cell table:style-name="ce23" office:value-type="float" office:value="72">
            <text:p>72</text:p>
          </table:table-cell>
          <table:table-cell table:style-name="ce23" table:formula="oooc:=[.A73]/25" office:value-type="float" office:value="2.88">
            <text:p>2.88</text:p>
          </table:table-cell>
          <table:table-cell table:style-name="ce23" office:value-type="float" office:value="180">
            <text:p>180</text:p>
          </table:table-cell>
          <table:table-cell table:style-name="ce23" table:formula="oooc:=[.C73]*(9.81/232.37)" office:value-type="float" office:value="7.599087661918493">
            <text:p>7.599087662</text:p>
          </table:table-cell>
          <table:table-cell table:style-name="ce23" table:formula="oooc:=AVERAGE([.D71:.D75])" office:value-type="float" office:value="5.93573180703189">
            <text:p>5.935731807</text:p>
          </table:table-cell>
          <table:table-cell table:style-name="ce23" table:formula="oooc:=AVERAGE([.$D69:.$D77])" office:value-type="float" office:value="4.460945905237338">
            <text:p>4.460945905</text:p>
          </table:table-cell>
          <table:table-cell table:style-name="ce24" table:formula="oooc:=AVERAGE([.$D72:.$D74])" office:value-type="float" office:value="6.36071782071696">
            <text:p>6.360717821</text:p>
          </table:table-cell>
        </table:table-row>
        <table:table-row table:style-name="ro3">
          <table:table-cell table:style-name="ce23" office:value-type="float" office:value="73">
            <text:p>73</text:p>
          </table:table-cell>
          <table:table-cell table:style-name="ce23" table:formula="oooc:=[.A74]/25" office:value-type="float" office:value="2.92">
            <text:p>2.92</text:p>
          </table:table-cell>
          <table:table-cell table:style-name="ce23" office:value-type="float" office:value="149">
            <text:p>149</text:p>
          </table:table-cell>
          <table:table-cell table:style-name="ce23" table:formula="oooc:=[.C74]*(9.81/232.37)" office:value-type="float" office:value="6.290355897921419">
            <text:p>6.290355898</text:p>
          </table:table-cell>
          <table:table-cell table:style-name="ce23" table:formula="oooc:=AVERAGE([.D72:.D76])" office:value-type="float" office:value="4.880302965098766">
            <text:p>4.880302965</text:p>
          </table:table-cell>
          <table:table-cell table:style-name="ce23" table:formula="oooc:=AVERAGE([.$D70:.$D78])" office:value-type="float" office:value="3.68696475448638">
            <text:p>3.686964754</text:p>
          </table:table-cell>
          <table:table-cell table:style-name="ce24" table:formula="oooc:=AVERAGE([.$D73:.$D75])" office:value-type="float" office:value="6.093342514093902">
            <text:p>6.093342514</text:p>
          </table:table-cell>
        </table:table-row>
        <table:table-row table:style-name="ro3">
          <table:table-cell table:style-name="ce23" office:value-type="float" office:value="74">
            <text:p>74</text:p>
          </table:table-cell>
          <table:table-cell table:style-name="ce23" table:formula="oooc:=[.A75]/25" office:value-type="float" office:value="2.96">
            <text:p>2.96</text:p>
          </table:table-cell>
          <table:table-cell table:style-name="ce23" office:value-type="float" office:value="104">
            <text:p>104</text:p>
          </table:table-cell>
          <table:table-cell table:style-name="ce23" table:formula="oooc:=[.C75]*(9.81/232.37)" office:value-type="float" office:value="4.390583982441796">
            <text:p>4.390583982</text:p>
          </table:table-cell>
          <table:table-cell table:style-name="ce23" table:formula="oooc:=AVERAGE([.D73:.D77])" office:value-type="float" office:value="3.5800146318371566">
            <text:p>3.580014632</text:p>
          </table:table-cell>
          <table:table-cell table:style-name="ce23" table:formula="oooc:=AVERAGE([.$D71:.$D79])" office:value-type="float" office:value="2.927055988294531">
            <text:p>2.927055988</text:p>
          </table:table-cell>
          <table:table-cell table:style-name="ce24" table:formula="oooc:=AVERAGE([.$D74:.$D76])" office:value-type="float" office:value="3.869905753754788">
            <text:p>3.869905754</text:p>
          </table:table-cell>
        </table:table-row>
        <table:table-row table:style-name="ro3">
          <table:table-cell table:style-name="ce23" office:value-type="float" office:value="75">
            <text:p>75</text:p>
          </table:table-cell>
          <table:table-cell table:style-name="ce23" table:formula="oooc:=[.A76]/25" office:value-type="float" office:value="3">
            <text:p>3</text:p>
          </table:table-cell>
          <table:table-cell table:style-name="ce23" office:value-type="float" office:value="22">
            <text:p>22</text:p>
          </table:table-cell>
          <table:table-cell table:style-name="ce23" table:formula="oooc:=[.C76]*(9.81/232.37)" office:value-type="float" office:value="0.9287773809011491">
            <text:p>0.928777381</text:p>
          </table:table-cell>
          <table:table-cell table:style-name="ce23" table:formula="oooc:=AVERAGE([.D74:.D78])" office:value-type="float" office:value="1.7224598700348586">
            <text:p>1.72245987</text:p>
          </table:table-cell>
          <table:table-cell table:style-name="ce23" table:formula="oooc:=AVERAGE([.$D72:.$D80])" office:value-type="float" office:value="2.1577656323966092">
            <text:p>2.157765632</text:p>
          </table:table-cell>
          <table:table-cell table:style-name="ce24" table:formula="oooc:=AVERAGE([.$D75:.$D77])" office:value-type="float" office:value="1.3368765331152905">
            <text:p>1.336876533</text:p>
          </table:table-cell>
        </table:table-row>
        <table:table-row table:style-name="ro3">
          <table:table-cell table:style-name="ce23" office:value-type="float" office:value="76">
            <text:p>76</text:p>
          </table:table-cell>
          <table:table-cell table:style-name="ce23" table:formula="oooc:=[.A77]/25" office:value-type="float" office:value="3.04">
            <text:p>3.04</text:p>
          </table:table-cell>
          <table:table-cell table:style-name="ce23" office:value-type="float" office:value="-31">
            <text:p>-31</text:p>
          </table:table-cell>
          <table:table-cell table:style-name="ce23" table:formula="oooc:=[.C77]*(9.81/232.37)" office:value-type="float" office:value="-1.3087317639970737">
            <text:p>-1.308731764</text:p>
          </table:table-cell>
          <table:table-cell table:style-name="ce23" table:formula="oooc:=AVERAGE([.D75:.D79])" office:value-type="float" office:value="0.21108576838662482">
            <text:p>0.211085768</text:p>
          </table:table-cell>
          <table:table-cell table:style-name="ce23" table:formula="oooc:=AVERAGE([.$D73:.$D81])" office:value-type="float" office:value="1.4776003787063736">
            <text:p>1.477600379</text:p>
          </table:table-cell>
          <table:table-cell table:style-name="ce24" table:formula="oooc:=AVERAGE([.$D76:.$D78])" office:value-type="float" office:value="-0.6895468433963076">
            <text:p>-0.689546843</text:p>
          </table:table-cell>
        </table:table-row>
        <table:table-row table:style-name="ro3">
          <table:table-cell table:style-name="ce23" office:value-type="float" office:value="77">
            <text:p>77</text:p>
          </table:table-cell>
          <table:table-cell table:style-name="ce23" table:formula="oooc:=[.A78]/25" office:value-type="float" office:value="3.08">
            <text:p>3.08</text:p>
          </table:table-cell>
          <table:table-cell table:style-name="ce23" office:value-type="float" office:value="-40">
            <text:p>-40</text:p>
          </table:table-cell>
          <table:table-cell table:style-name="ce23" table:formula="oooc:=[.C78]*(9.81/232.37)" office:value-type="float" office:value="-1.6886861470929984">
            <text:p>-1.688686147</text:p>
          </table:table-cell>
          <table:table-cell table:style-name="ce23" table:formula="oooc:=AVERAGE([.D76:.D80])" office:value-type="float" office:value="-0.8105693506046393">
            <text:p>-0.810569351</text:p>
          </table:table-cell>
          <table:table-cell table:style-name="ce23" table:formula="oooc:=AVERAGE([.$D74:.$D82])" office:value-type="float" office:value="0.37995438309592466">
            <text:p>0.379954383</text:p>
          </table:table-cell>
          <table:table-cell table:style-name="ce24" table:formula="oooc:=AVERAGE([.$D77:.$D79])" office:value-type="float" office:value="-1.4213108404699402">
            <text:p>-1.42131084</text:p>
          </table:table-cell>
        </table:table-row>
        <table:table-row table:style-name="ro3">
          <table:table-cell table:style-name="ce23" office:value-type="float" office:value="78">
            <text:p>78</text:p>
          </table:table-cell>
          <table:table-cell table:style-name="ce23" table:formula="oooc:=[.A79]/25" office:value-type="float" office:value="3.12">
            <text:p>3.12</text:p>
          </table:table-cell>
          <table:table-cell table:style-name="ce23" office:value-type="float" office:value="-30">
            <text:p>-30</text:p>
          </table:table-cell>
          <table:table-cell table:style-name="ce23" table:formula="oooc:=[.C79]*(9.81/232.37)" office:value-type="float" office:value="-1.2665146103197489">
            <text:p>-1.26651461</text:p>
          </table:table-cell>
          <table:table-cell table:style-name="ce23" table:formula="oooc:=AVERAGE([.D77:.D81])" office:value-type="float" office:value="-1.1820803029650988">
            <text:p>-1.182080303</text:p>
          </table:table-cell>
          <table:table-cell table:style-name="ce23" table:formula="oooc:=AVERAGE([.$D75:.$D83])" office:value-type="float" office:value="-0.6238757154538023">
            <text:p>-0.623875715</text:p>
          </table:table-cell>
          <table:table-cell table:style-name="ce24" table:formula="oooc:=AVERAGE([.$D78:.$D80])" office:value-type="float" office:value="-1.2242974566424238">
            <text:p>-1.224297457</text:p>
          </table:table-cell>
        </table:table-row>
        <table:table-row table:style-name="ro3">
          <table:table-cell table:style-name="ce23" office:value-type="float" office:value="79">
            <text:p>79</text:p>
          </table:table-cell>
          <table:table-cell table:style-name="ce23" table:formula="oooc:=[.A80]/25" office:value-type="float" office:value="3.16">
            <text:p>3.16</text:p>
          </table:table-cell>
          <table:table-cell table:style-name="ce23" office:value-type="float" office:value="-17">
            <text:p>-17</text:p>
          </table:table-cell>
          <table:table-cell table:style-name="ce23" table:formula="oooc:=[.C80]*(9.81/232.37)" office:value-type="float" office:value="-0.7176916125145243">
            <text:p>-0.717691613</text:p>
          </table:table-cell>
          <table:table-cell table:style-name="ce23" table:formula="oooc:=AVERAGE([.D78:.D82])" office:value-type="float" office:value="-1.3762792098807939">
            <text:p>-1.37627921</text:p>
          </table:table-cell>
          <table:table-cell table:style-name="ce23" table:formula="oooc:=AVERAGE([.$D76:.$D84])" office:value-type="float" office:value="-1.444764814735121">
            <text:p>-1.444764815</text:p>
          </table:table-cell>
          <table:table-cell table:style-name="ce24" table:formula="oooc:=AVERAGE([.$D79:.$D81])" office:value-type="float" office:value="-0.9709945345784741">
            <text:p>-0.970994535</text:p>
          </table:table-cell>
        </table:table-row>
        <table:table-row table:style-name="ro3">
          <table:table-cell table:style-name="ce23" office:value-type="float" office:value="80">
            <text:p>80</text:p>
          </table:table-cell>
          <table:table-cell table:style-name="ce23" table:formula="oooc:=[.A81]/25" office:value-type="float" office:value="3.2">
            <text:p>3.2</text:p>
          </table:table-cell>
          <table:table-cell table:style-name="ce23" office:value-type="float" office:value="-22">
            <text:p>-22</text:p>
          </table:table-cell>
          <table:table-cell table:style-name="ce23" table:formula="oooc:=[.C81]*(9.81/232.37)" office:value-type="float" office:value="-0.9287773809011491">
            <text:p>-0.928777381</text:p>
          </table:table-cell>
          <table:table-cell table:style-name="ce23" table:formula="oooc:=AVERAGE([.D79:.D83])" office:value-type="float" office:value="-1.5873649782674186">
            <text:p>-1.587364978</text:p>
          </table:table-cell>
          <table:table-cell table:style-name="ce23" table:formula="oooc:=AVERAGE([.$D77:.$D85])" office:value-type="float" office:value="-1.8997719154796233">
            <text:p>-1.899771915</text:p>
          </table:table-cell>
          <table:table-cell table:style-name="ce24" table:formula="oooc:=AVERAGE([.$D80:.$D82])" office:value-type="float" office:value="-1.3087317639970737">
            <text:p>-1.308731764</text:p>
          </table:table-cell>
        </table:table-row>
        <table:table-row table:style-name="ro3">
          <table:table-cell table:style-name="ce23" office:value-type="float" office:value="81">
            <text:p>81</text:p>
          </table:table-cell>
          <table:table-cell table:style-name="ce23" table:formula="oooc:=[.A82]/25" office:value-type="float" office:value="3.24">
            <text:p>3.24</text:p>
          </table:table-cell>
          <table:table-cell table:style-name="ce23" office:value-type="float" office:value="-54">
            <text:p>-54</text:p>
          </table:table-cell>
          <table:table-cell table:style-name="ce23" table:formula="oooc:=[.C82]*(9.81/232.37)" office:value-type="float" office:value="-2.279726298575548">
            <text:p>-2.279726299</text:p>
          </table:table-cell>
          <table:table-cell table:style-name="ce23" table:formula="oooc:=AVERAGE([.D80:.D84])" office:value-type="float" office:value="-1.9335456384214829">
            <text:p>-1.933545638</text:p>
          </table:table-cell>
          <table:table-cell table:style-name="ce23" table:formula="oooc:=AVERAGE([.$D78:.$D86])" office:value-type="float" office:value="-2.1577656323966092">
            <text:p>-2.157765632</text:p>
          </table:table-cell>
          <table:table-cell table:style-name="ce24" table:formula="oooc:=AVERAGE([.$D81:.$D83])" office:value-type="float" office:value="-1.9842062228342732">
            <text:p>-1.984206223</text:p>
          </table:table-cell>
        </table:table-row>
        <table:table-row table:style-name="ro3">
          <table:table-cell table:style-name="ce23" office:value-type="float" office:value="82">
            <text:p>82</text:p>
          </table:table-cell>
          <table:table-cell table:style-name="ce23" table:formula="oooc:=[.A83]/25" office:value-type="float" office:value="3.28">
            <text:p>3.28</text:p>
          </table:table-cell>
          <table:table-cell table:style-name="ce23" office:value-type="float" office:value="-65">
            <text:p>-65</text:p>
          </table:table-cell>
          <table:table-cell table:style-name="ce23" table:formula="oooc:=[.C83]*(9.81/232.37)" office:value-type="float" office:value="-2.7441149890261225">
            <text:p>-2.744114989</text:p>
          </table:table-cell>
          <table:table-cell table:style-name="ce23" table:formula="oooc:=AVERAGE([.D81:.D85])" office:value-type="float" office:value="-2.4232646210784528">
            <text:p>-2.423264621</text:p>
          </table:table-cell>
          <table:table-cell table:style-name="ce23" table:formula="oooc:=AVERAGE([.$D79:.$D87])" office:value-type="float" office:value="-2.3594698110771617">
            <text:p>-2.359469811</text:p>
          </table:table-cell>
          <table:table-cell table:style-name="ce24" table:formula="oooc:=AVERAGE([.$D82:.$D84])" office:value-type="float" office:value="-2.673753066230581">
            <text:p>-2.673753066</text:p>
          </table:table-cell>
        </table:table-row>
        <table:table-row table:style-name="ro3">
          <table:table-cell table:style-name="ce23" office:value-type="float" office:value="83">
            <text:p>83</text:p>
          </table:table-cell>
          <table:table-cell table:style-name="ce23" table:formula="oooc:=[.A84]/25" office:value-type="float" office:value="3.32">
            <text:p>3.32</text:p>
          </table:table-cell>
          <table:table-cell table:style-name="ce23" office:value-type="float" office:value="-71">
            <text:p>-71</text:p>
          </table:table-cell>
          <table:table-cell table:style-name="ce23" table:formula="oooc:=[.C84]*(9.81/232.37)" office:value-type="float" office:value="-2.9974179110900723">
            <text:p>-2.997417911</text:p>
          </table:table-cell>
          <table:table-cell table:style-name="ce23" table:formula="oooc:=AVERAGE([.D82:.D86])" office:value-type="float" office:value="-2.963644188148212">
            <text:p>-2.963644188</text:p>
          </table:table-cell>
          <table:table-cell table:style-name="ce23" table:formula="oooc:=AVERAGE([.$D80:.$D88])" office:value-type="float" office:value="-2.598700348582003">
            <text:p>-2.598700349</text:p>
          </table:table-cell>
          <table:table-cell table:style-name="ce24" table:formula="oooc:=AVERAGE([.$D83:.$D85])" office:value-type="float" office:value="-2.9692731419718554">
            <text:p>-2.969273142</text:p>
          </table:table-cell>
        </table:table-row>
        <table:table-row table:style-name="ro3">
          <table:table-cell table:style-name="ce23" office:value-type="float" office:value="84">
            <text:p>84</text:p>
          </table:table-cell>
          <table:table-cell table:style-name="ce23" table:formula="oooc:=[.A85]/25" office:value-type="float" office:value="3.36">
            <text:p>3.36</text:p>
          </table:table-cell>
          <table:table-cell table:style-name="ce23" office:value-type="float" office:value="-75">
            <text:p>-75</text:p>
          </table:table-cell>
          <table:table-cell table:style-name="ce23" table:formula="oooc:=[.C85]*(9.81/232.37)" office:value-type="float" office:value="-3.166286525799372">
            <text:p>-3.166286526</text:p>
          </table:table-cell>
          <table:table-cell table:style-name="ce23" table:formula="oooc:=AVERAGE([.D83:.D87])" office:value-type="float" office:value="-3.2085036794766966">
            <text:p>-3.208503679</text:p>
          </table:table-cell>
          <table:table-cell table:style-name="ce23" table:formula="oooc:=AVERAGE([.$D81:.$D89])" office:value-type="float" office:value="-2.922365193441495">
            <text:p>-2.922365193</text:p>
          </table:table-cell>
          <table:table-cell table:style-name="ce24" table:formula="oooc:=AVERAGE([.$D84:.$D86])" office:value-type="float" office:value="-3.2647932177131302">
            <text:p>-3.264793218</text:p>
          </table:table-cell>
        </table:table-row>
        <table:table-row table:style-name="ro3">
          <table:table-cell table:style-name="ce23" office:value-type="float" office:value="85">
            <text:p>85</text:p>
          </table:table-cell>
          <table:table-cell table:style-name="ce23" table:formula="oooc:=[.A86]/25" office:value-type="float" office:value="3.4">
            <text:p>3.4</text:p>
          </table:table-cell>
          <table:table-cell table:style-name="ce23" office:value-type="float" office:value="-86">
            <text:p>-86</text:p>
          </table:table-cell>
          <table:table-cell table:style-name="ce23" table:formula="oooc:=[.C86]*(9.81/232.37)" office:value-type="float" office:value="-3.6306752162499465">
            <text:p>-3.630675216</text:p>
          </table:table-cell>
          <table:table-cell table:style-name="ce23" table:formula="oooc:=AVERAGE([.D84:.D88])" office:value-type="float" office:value="-3.3435985712441365">
            <text:p>-3.343598571</text:p>
          </table:table-cell>
          <table:table-cell table:style-name="ce23" table:formula="oooc:=AVERAGE([.$D82:.$D90])" office:value-type="float" office:value="-3.1944312949175884">
            <text:p>-3.194431295</text:p>
          </table:table-cell>
          <table:table-cell table:style-name="ce24" table:formula="oooc:=AVERAGE([.$D85:.$D87])" office:value-type="float" office:value="-3.4336618324224304">
            <text:p>-3.433661832</text:p>
          </table:table-cell>
        </table:table-row>
        <table:table-row table:style-name="ro3">
          <table:table-cell table:style-name="ce23" office:value-type="float" office:value="86">
            <text:p>86</text:p>
          </table:table-cell>
          <table:table-cell table:style-name="ce23" table:formula="oooc:=[.A87]/25" office:value-type="float" office:value="3.44">
            <text:p>3.44</text:p>
          </table:table-cell>
          <table:table-cell table:style-name="ce23" office:value-type="float" office:value="-83">
            <text:p>-83</text:p>
          </table:table-cell>
          <table:table-cell table:style-name="ce23" table:formula="oooc:=[.C87]*(9.81/232.37)" office:value-type="float" office:value="-3.504023755217972">
            <text:p>-3.504023755</text:p>
          </table:table-cell>
          <table:table-cell table:style-name="ce23" table:formula="oooc:=AVERAGE([.D85:.D89])" office:value-type="float" office:value="-3.4702500322761116">
            <text:p>-3.470250032</text:p>
          </table:table-cell>
          <table:table-cell table:style-name="ce23" table:formula="oooc:=AVERAGE([.$D83:.$D91])" office:value-type="float" office:value="-3.2882471919783107">
            <text:p>-3.288247192</text:p>
          </table:table-cell>
          <table:table-cell table:style-name="ce24" table:formula="oooc:=AVERAGE([.$D86:.$D88])" office:value-type="float" office:value="-3.51809613977708">
            <text:p>-3.51809614</text:p>
          </table:table-cell>
        </table:table-row>
        <table:table-row table:style-name="ro3">
          <table:table-cell table:style-name="ce23" office:value-type="float" office:value="87">
            <text:p>87</text:p>
          </table:table-cell>
          <table:table-cell table:style-name="ce23" table:formula="oooc:=[.A88]/25" office:value-type="float" office:value="3.48">
            <text:p>3.48</text:p>
          </table:table-cell>
          <table:table-cell table:style-name="ce23" office:value-type="float" office:value="-81">
            <text:p>-81</text:p>
          </table:table-cell>
          <table:table-cell table:style-name="ce23" table:formula="oooc:=[.C88]*(9.81/232.37)" office:value-type="float" office:value="-3.4195894478633218">
            <text:p>-3.419589448</text:p>
          </table:table-cell>
          <table:table-cell table:style-name="ce23" table:formula="oooc:=AVERAGE([.D86:.D90])" office:value-type="float" office:value="-3.5124671859534367">
            <text:p>-3.512467186</text:p>
          </table:table-cell>
          <table:table-cell table:style-name="ce23" table:formula="oooc:=AVERAGE([.$D84:.$D92])" office:value-type="float" office:value="-3.274174807419202">
            <text:p>-3.274174807</text:p>
          </table:table-cell>
          <table:table-cell table:style-name="ce24" table:formula="oooc:=AVERAGE([.$D87:.$D89])" office:value-type="float" office:value="-3.51809613977708">
            <text:p>-3.51809614</text:p>
          </table:table-cell>
        </table:table-row>
        <table:table-row table:style-name="ro3">
          <table:table-cell table:style-name="ce23" office:value-type="float" office:value="88">
            <text:p>88</text:p>
          </table:table-cell>
          <table:table-cell table:style-name="ce23" table:formula="oooc:=[.A89]/25" office:value-type="float" office:value="3.52">
            <text:p>3.52</text:p>
          </table:table-cell>
          <table:table-cell table:style-name="ce23" office:value-type="float" office:value="-86">
            <text:p>-86</text:p>
          </table:table-cell>
          <table:table-cell table:style-name="ce23" table:formula="oooc:=[.C89]*(9.81/232.37)" office:value-type="float" office:value="-3.6306752162499465">
            <text:p>-3.630675216</text:p>
          </table:table-cell>
          <table:table-cell table:style-name="ce23" table:formula="oooc:=AVERAGE([.D87:.D91])" office:value-type="float" office:value="-3.4111460171278565">
            <text:p>-3.411146017</text:p>
          </table:table-cell>
          <table:table-cell table:style-name="ce23" table:formula="oooc:=AVERAGE([.$D85:.$D93])" office:value-type="float" office:value="-3.0255626802082887">
            <text:p>-3.02556268</text:p>
          </table:table-cell>
          <table:table-cell table:style-name="ce24" table:formula="oooc:=AVERAGE([.$D88:.$D90])" office:value-type="float" office:value="-3.4758789860997545">
            <text:p>-3.475878986</text:p>
          </table:table-cell>
        </table:table-row>
        <table:table-row table:style-name="ro3">
          <table:table-cell table:style-name="ce23" office:value-type="float" office:value="89">
            <text:p>89</text:p>
          </table:table-cell>
          <table:table-cell table:style-name="ce23" table:formula="oooc:=[.A90]/25" office:value-type="float" office:value="3.56">
            <text:p>3.56</text:p>
          </table:table-cell>
          <table:table-cell table:style-name="ce23" office:value-type="float" office:value="-80">
            <text:p>-80</text:p>
          </table:table-cell>
          <table:table-cell table:style-name="ce23" table:formula="oooc:=[.C90]*(9.81/232.37)" office:value-type="float" office:value="-3.3773722941859967">
            <text:p>-3.377372294</text:p>
          </table:table-cell>
          <table:table-cell table:style-name="ce23" table:formula="oooc:=AVERAGE([.D88:.D92])" office:value-type="float" office:value="-3.2338339716830915">
            <text:p>-3.233833972</text:p>
          </table:table-cell>
          <table:table-cell table:style-name="ce23" table:formula="oooc:=AVERAGE([.$D86:.$D94])" office:value-type="float" office:value="-2.856694065498989">
            <text:p>-2.856694065</text:p>
          </table:table-cell>
          <table:table-cell table:style-name="ce24" table:formula="oooc:=AVERAGE([.$D89:.$D91])" office:value-type="float" office:value="-3.377372294185997">
            <text:p>-3.377372294</text:p>
          </table:table-cell>
        </table:table-row>
        <table:table-row table:style-name="ro3">
          <table:table-cell table:style-name="ce23" office:value-type="float" office:value="90">
            <text:p>90</text:p>
          </table:table-cell>
          <table:table-cell table:style-name="ce23" table:formula="oooc:=[.A91]/25" office:value-type="float" office:value="3.6">
            <text:p>3.6</text:p>
          </table:table-cell>
          <table:table-cell table:style-name="ce23" office:value-type="float" office:value="-74">
            <text:p>-74</text:p>
          </table:table-cell>
          <table:table-cell table:style-name="ce23" table:formula="oooc:=[.C91]*(9.81/232.37)" office:value-type="float" office:value="-3.124069372122047">
            <text:p>-3.124069372</text:p>
          </table:table-cell>
          <table:table-cell table:style-name="ce23" table:formula="oooc:=AVERAGE([.D89:.D93])" office:value-type="float" office:value="-2.7018978353487975">
            <text:p>-2.701897835</text:p>
          </table:table-cell>
          <table:table-cell table:style-name="ce23" table:formula="oooc:=AVERAGE([.$D87:.$D95])" office:value-type="float" office:value="-2.4485949132848477">
            <text:p>-2.448594913</text:p>
          </table:table-cell>
          <table:table-cell table:style-name="ce24" table:formula="oooc:=AVERAGE([.$D90:.$D92])" office:value-type="float" office:value="-3.039635064767397">
            <text:p>-3.039635065</text:p>
          </table:table-cell>
        </table:table-row>
        <table:table-row table:style-name="ro3">
          <table:table-cell table:style-name="ce23" office:value-type="float" office:value="91">
            <text:p>91</text:p>
          </table:table-cell>
          <table:table-cell table:style-name="ce23" table:formula="oooc:=[.A92]/25" office:value-type="float" office:value="3.64">
            <text:p>3.64</text:p>
          </table:table-cell>
          <table:table-cell table:style-name="ce23" office:value-type="float" office:value="-62">
            <text:p>-62</text:p>
          </table:table-cell>
          <table:table-cell table:style-name="ce23" table:formula="oooc:=[.C92]*(9.81/232.37)" office:value-type="float" office:value="-2.6174635279941474">
            <text:p>-2.617463528</text:p>
          </table:table-cell>
          <table:table-cell table:style-name="ce23" table:formula="oooc:=AVERAGE([.D90:.D94])" office:value-type="float" office:value="-2.3050565907819425">
            <text:p>-2.305056591</text:p>
          </table:table-cell>
          <table:table-cell table:style-name="ce23" table:formula="oooc:=AVERAGE([.$D88:.$D96])" office:value-type="float" office:value="-2.171838016955717">
            <text:p>-2.171838017</text:p>
          </table:table-cell>
          <table:table-cell table:style-name="ce24" table:formula="oooc:=AVERAGE([.$D91:.$D93])" office:value-type="float" office:value="-2.167147222102681">
            <text:p>-2.167147222</text:p>
          </table:table-cell>
        </table:table-row>
        <table:table-row table:style-name="ro3">
          <table:table-cell table:style-name="ce23" office:value-type="float" office:value="92">
            <text:p>92</text:p>
          </table:table-cell>
          <table:table-cell table:style-name="ce23" table:formula="oooc:=[.A93]/25" office:value-type="float" office:value="3.68">
            <text:p>3.68</text:p>
          </table:table-cell>
          <table:table-cell table:style-name="ce23" office:value-type="float" office:value="-18">
            <text:p>-18</text:p>
          </table:table-cell>
          <table:table-cell table:style-name="ce23" table:formula="oooc:=[.C93]*(9.81/232.37)" office:value-type="float" office:value="-0.7599087661918493">
            <text:p>-0.759908766</text:p>
          </table:table-cell>
          <table:table-cell table:style-name="ce23" table:formula="oooc:=AVERAGE([.D91:.D95])" office:value-type="float" office:value="-1.6211387012092786">
            <text:p>-1.621138701</text:p>
          </table:table-cell>
          <table:table-cell table:style-name="ce23" table:formula="oooc:=AVERAGE([.$D89:.$D97])" office:value-type="float" office:value="-1.8575547618022985">
            <text:p>-1.857554762</text:p>
          </table:table-cell>
          <table:table-cell table:style-name="ce24" table:formula="oooc:=AVERAGE([.$D92:.$D94])" office:value-type="float" office:value="-1.6746137625338902">
            <text:p>-1.674613763</text:p>
          </table:table-cell>
        </table:table-row>
        <table:table-row table:style-name="ro3">
          <table:table-cell table:style-name="ce23" office:value-type="float" office:value="93">
            <text:p>93</text:p>
          </table:table-cell>
          <table:table-cell table:style-name="ce23" table:formula="oooc:=[.A94]/25" office:value-type="float" office:value="3.72">
            <text:p>3.72</text:p>
          </table:table-cell>
          <table:table-cell table:style-name="ce23" office:value-type="float" office:value="-39">
            <text:p>-39</text:p>
          </table:table-cell>
          <table:table-cell table:style-name="ce23" table:formula="oooc:=[.C94]*(9.81/232.37)" office:value-type="float" office:value="-1.6464689934156735">
            <text:p>-1.646468993</text:p>
          </table:table-cell>
          <table:table-cell table:style-name="ce23" table:formula="oooc:=AVERAGE([.D92:.D96])" office:value-type="float" office:value="-1.198967164436029">
            <text:p>-1.198967164</text:p>
          </table:table-cell>
          <table:table-cell table:style-name="ce23" table:formula="oooc:=AVERAGE([.$D90:.$D98])" office:value-type="float" office:value="-1.5385807117958428">
            <text:p>-1.538580712</text:p>
          </table:table-cell>
          <table:table-cell table:style-name="ce24" table:formula="oooc:=AVERAGE([.$D93:.$D95])" office:value-type="float" office:value="-0.7880535353100658">
            <text:p>-0.788053535</text:p>
          </table:table-cell>
        </table:table-row>
        <table:table-row table:style-name="ro3">
          <table:table-cell table:style-name="ce23" office:value-type="float" office:value="94">
            <text:p>94</text:p>
          </table:table-cell>
          <table:table-cell table:style-name="ce23" table:formula="oooc:=[.A95]/25" office:value-type="float" office:value="3.76">
            <text:p>3.76</text:p>
          </table:table-cell>
          <table:table-cell table:style-name="ce23" office:value-type="float" office:value="1">
            <text:p>1</text:p>
          </table:table-cell>
          <table:table-cell table:style-name="ce23" table:formula="oooc:=[.C95]*(9.81/232.37)" office:value-type="float" office:value="0.04221715367732496">
            <text:p>0.042217154</text:p>
          </table:table-cell>
          <table:table-cell table:style-name="ce23" table:formula="oooc:=AVERAGE([.D93:.D97])" office:value-type="float" office:value="-0.7936824891337093">
            <text:p>-0.793682489</text:p>
          </table:table-cell>
          <table:table-cell table:style-name="ce23" table:formula="oooc:=AVERAGE([.$D91:.$D99])" office:value-type="float" office:value="-1.2149158669363516">
            <text:p>-1.214915867</text:p>
          </table:table-cell>
          <table:table-cell table:style-name="ce24" table:formula="oooc:=AVERAGE([.$D94:.$D96])" office:value-type="float" office:value="-0.8724878426647159">
            <text:p>-0.872487843</text:p>
          </table:table-cell>
        </table:table-row>
        <table:table-row table:style-name="ro3">
          <table:table-cell table:style-name="ce23" office:value-type="float" office:value="95">
            <text:p>95</text:p>
          </table:table-cell>
          <table:table-cell table:style-name="ce23" table:formula="oooc:=[.A96]/25" office:value-type="float" office:value="3.8">
            <text:p>3.8</text:p>
          </table:table-cell>
          <table:table-cell table:style-name="ce23" office:value-type="float" office:value="-24">
            <text:p>-24</text:p>
          </table:table-cell>
          <table:table-cell table:style-name="ce23" table:formula="oooc:=[.C96]*(9.81/232.37)" office:value-type="float" office:value="-1.013211688255799">
            <text:p>-1.013211688</text:p>
          </table:table-cell>
          <table:table-cell table:style-name="ce23" table:formula="oooc:=AVERAGE([.D94:.D98])" office:value-type="float" office:value="-0.7936824891337093">
            <text:p>-0.793682489</text:p>
          </table:table-cell>
          <table:table-cell table:style-name="ce23" table:formula="oooc:=AVERAGE([.$D92:.$D100])" office:value-type="float" office:value="-1.0272840728149073">
            <text:p>-1.027284073</text:p>
          </table:table-cell>
          <table:table-cell table:style-name="ce24" table:formula="oooc:=AVERAGE([.$D95:.$D97])" office:value-type="float" office:value="-0.5206782286870079">
            <text:p>-0.520678229</text:p>
          </table:table-cell>
        </table:table-row>
        <table:table-row table:style-name="ro3">
          <table:table-cell table:style-name="ce23" office:value-type="float" office:value="96">
            <text:p>96</text:p>
          </table:table-cell>
          <table:table-cell table:style-name="ce23" table:formula="oooc:=[.A97]/25" office:value-type="float" office:value="3.84">
            <text:p>3.84</text:p>
          </table:table-cell>
          <table:table-cell table:style-name="ce23" office:value-type="float" office:value="-14">
            <text:p>-14</text:p>
          </table:table-cell>
          <table:table-cell table:style-name="ce23" table:formula="oooc:=[.C97]*(9.81/232.37)" office:value-type="float" office:value="-0.5910401514825494">
            <text:p>-0.591040151</text:p>
          </table:table-cell>
          <table:table-cell table:style-name="ce23" table:formula="oooc:=AVERAGE([.D95:.D99])" office:value-type="float" office:value="-0.5572664285406895">
            <text:p>-0.557266429</text:p>
          </table:table-cell>
          <table:table-cell table:style-name="ce23" table:formula="oooc:=AVERAGE([.$D93:.$D101])" office:value-type="float" office:value="-1.0038300985497268">
            <text:p>-1.003830099</text:p>
          </table:table-cell>
          <table:table-cell table:style-name="ce24" table:formula="oooc:=AVERAGE([.$D96:.$D98])" office:value-type="float" office:value="-0.7880535353100658">
            <text:p>-0.788053535</text:p>
          </table:table-cell>
        </table:table-row>
        <table:table-row table:style-name="ro3">
          <table:table-cell table:style-name="ce23" office:value-type="float" office:value="97">
            <text:p>97</text:p>
          </table:table-cell>
          <table:table-cell table:style-name="ce23" table:formula="oooc:=[.A98]/25" office:value-type="float" office:value="3.88">
            <text:p>3.88</text:p>
          </table:table-cell>
          <table:table-cell table:style-name="ce23" office:value-type="float" office:value="-18">
            <text:p>-18</text:p>
          </table:table-cell>
          <table:table-cell table:style-name="ce23" table:formula="oooc:=[.C98]*(9.81/232.37)" office:value-type="float" office:value="-0.7599087661918493">
            <text:p>-0.759908766</text:p>
          </table:table-cell>
          <table:table-cell table:style-name="ce23" table:formula="oooc:=AVERAGE([.D96:.D100])" office:value-type="float" office:value="-0.8527865042819641">
            <text:p>-0.852786504</text:p>
          </table:table-cell>
          <table:table-cell table:style-name="ce23" table:formula="oooc:=AVERAGE([.$D94:.$D102])" office:value-type="float" office:value="-1.1164091750225935">
            <text:p>-1.116409175</text:p>
          </table:table-cell>
          <table:table-cell table:style-name="ce24" table:formula="oooc:=AVERAGE([.$D97:.$D99])" office:value-type="float" office:value="-0.6051125360416577">
            <text:p>-0.605112536</text:p>
          </table:table-cell>
        </table:table-row>
        <table:table-row table:style-name="ro3">
          <table:table-cell table:style-name="ce23" office:value-type="float" office:value="98">
            <text:p>98</text:p>
          </table:table-cell>
          <table:table-cell table:style-name="ce23" table:formula="oooc:=[.A99]/25" office:value-type="float" office:value="3.92">
            <text:p>3.92</text:p>
          </table:table-cell>
          <table:table-cell table:style-name="ce23" office:value-type="float" office:value="-11">
            <text:p>-11</text:p>
          </table:table-cell>
          <table:table-cell table:style-name="ce23" table:formula="oooc:=[.C99]*(9.81/232.37)" office:value-type="float" office:value="-0.46438869045057457">
            <text:p>-0.46438869</text:p>
          </table:table-cell>
          <table:table-cell table:style-name="ce23" table:formula="oooc:=AVERAGE([.D97:.D101])" office:value-type="float" office:value="-1.131419718552309">
            <text:p>-1.131419719</text:p>
          </table:table-cell>
          <table:table-cell table:style-name="ce23" table:formula="oooc:=AVERAGE([.$D95:.$D103])" office:value-type="float" office:value="-1.2336790463484961">
            <text:p>-1.233679046</text:p>
          </table:table-cell>
          <table:table-cell table:style-name="ce24" table:formula="oooc:=AVERAGE([.$D98:.$D100])" office:value-type="float" office:value="-0.8865602272238241">
            <text:p>-0.886560227</text:p>
          </table:table-cell>
        </table:table-row>
        <table:table-row table:style-name="ro3">
          <table:table-cell table:style-name="ce23" office:value-type="float" office:value="99">
            <text:p>99</text:p>
          </table:table-cell>
          <table:table-cell table:style-name="ce23" table:formula="oooc:=[.A100]/25" office:value-type="float" office:value="3.96">
            <text:p>3.96</text:p>
          </table:table-cell>
          <table:table-cell table:style-name="ce23" office:value-type="float" office:value="-34">
            <text:p>-34</text:p>
          </table:table-cell>
          <table:table-cell table:style-name="ce23" table:formula="oooc:=[.C100]*(9.81/232.37)" office:value-type="float" office:value="-1.4353832250290486">
            <text:p>-1.435383225</text:p>
          </table:table-cell>
          <table:table-cell table:style-name="ce23" table:formula="oooc:=AVERAGE([.D98:.D102])" office:value-type="float" office:value="-1.3678357791453286">
            <text:p>-1.367835779</text:p>
          </table:table-cell>
          <table:table-cell table:style-name="ce23" table:formula="oooc:=AVERAGE([.$D96:.$D104])" office:value-type="float" office:value="-1.5807978654731678">
            <text:p>-1.580797865</text:p>
          </table:table-cell>
          <table:table-cell table:style-name="ce24" table:formula="oooc:=AVERAGE([.$D99:.$D101])" office:value-type="float" office:value="-1.4353832250290486">
            <text:p>-1.435383225</text:p>
          </table:table-cell>
        </table:table-row>
        <table:table-row table:style-name="ro3">
          <table:table-cell table:style-name="ce23" office:value-type="float" office:value="100">
            <text:p>100</text:p>
          </table:table-cell>
          <table:table-cell table:style-name="ce23" table:formula="oooc:=[.A101]/25" office:value-type="float" office:value="4">
            <text:p>4</text:p>
          </table:table-cell>
          <table:table-cell table:style-name="ce23" office:value-type="float" office:value="-57">
            <text:p>-57</text:p>
          </table:table-cell>
          <table:table-cell table:style-name="ce23" table:formula="oooc:=[.C101]*(9.81/232.37)" office:value-type="float" office:value="-2.4063777596075226">
            <text:p>-2.40637776</text:p>
          </table:table-cell>
          <table:table-cell table:style-name="ce23" table:formula="oooc:=AVERAGE([.D99:.D103])" office:value-type="float" office:value="-1.7562335929767183">
            <text:p>-1.756233593</text:p>
          </table:table-cell>
          <table:table-cell table:style-name="ce23" table:formula="oooc:=AVERAGE([.$D97:.$D105])" office:value-type="float" office:value="-1.810646813271937">
            <text:p>-1.810646813</text:p>
          </table:table-cell>
          <table:table-cell table:style-name="ce24" table:formula="oooc:=AVERAGE([.$D100:.$D102])" office:value-type="float" office:value="-1.8716271463614067">
            <text:p>-1.871627146</text:p>
          </table:table-cell>
        </table:table-row>
        <table:table-row table:style-name="ro3">
          <table:table-cell table:style-name="ce23" office:value-type="float" office:value="101">
            <text:p>101</text:p>
          </table:table-cell>
          <table:table-cell table:style-name="ce23" table:formula="oooc:=[.A102]/25" office:value-type="float" office:value="4.04">
            <text:p>4.04</text:p>
          </table:table-cell>
          <table:table-cell table:style-name="ce23" office:value-type="float" office:value="-42">
            <text:p>-42</text:p>
          </table:table-cell>
          <table:table-cell table:style-name="ce23" table:formula="oooc:=[.C102]*(9.81/232.37)" office:value-type="float" office:value="-1.7731204544476484">
            <text:p>-1.773120454</text:p>
          </table:table-cell>
          <table:table-cell table:style-name="ce23" table:formula="oooc:=AVERAGE([.D100:.D104])" office:value-type="float" office:value="-2.2797262985755475">
            <text:p>-2.279726299</text:p>
          </table:table-cell>
          <table:table-cell table:style-name="ce23" table:formula="oooc:=AVERAGE([.$D98:.$D106])" office:value-type="float" office:value="-2.021732581658562">
            <text:p>-2.021732582</text:p>
          </table:table-cell>
          <table:table-cell table:style-name="ce24" table:formula="oooc:=AVERAGE([.$D101:.$D103])" office:value-type="float" office:value="-2.2937986831346557">
            <text:p>-2.293798683</text:p>
          </table:table-cell>
        </table:table-row>
        <table:table-row table:style-name="ro3">
          <table:table-cell table:style-name="ce23" office:value-type="float" office:value="102">
            <text:p>102</text:p>
          </table:table-cell>
          <table:table-cell table:style-name="ce23" table:formula="oooc:=[.A103]/25" office:value-type="float" office:value="4.08">
            <text:p>4.08</text:p>
          </table:table-cell>
          <table:table-cell table:style-name="ce23" office:value-type="float" office:value="-64">
            <text:p>-64</text:p>
          </table:table-cell>
          <table:table-cell table:style-name="ce23" table:formula="oooc:=[.C103]*(9.81/232.37)" office:value-type="float" office:value="-2.7018978353487975">
            <text:p>-2.701897835</text:p>
          </table:table-cell>
          <table:table-cell table:style-name="ce23" table:formula="oooc:=AVERAGE([.D101:.D105])" office:value-type="float" office:value="-2.609020097258682">
            <text:p>-2.609020097</text:p>
          </table:table-cell>
          <table:table-cell table:style-name="ce23" table:formula="oooc:=AVERAGE([.$D99:.$D107])" office:value-type="float" office:value="-2.2328183500451866">
            <text:p>-2.23281835</text:p>
          </table:table-cell>
          <table:table-cell table:style-name="ce24" table:formula="oooc:=AVERAGE([.$D102:.$D104])" office:value-type="float" office:value="-2.5189568360803896">
            <text:p>-2.518956836</text:p>
          </table:table-cell>
        </table:table-row>
        <table:table-row table:style-name="ro3">
          <table:table-cell table:style-name="ce23" office:value-type="float" office:value="103">
            <text:p>103</text:p>
          </table:table-cell>
          <table:table-cell table:style-name="ce23" table:formula="oooc:=[.A104]/25" office:value-type="float" office:value="4.12">
            <text:p>4.12</text:p>
          </table:table-cell>
          <table:table-cell table:style-name="ce23" office:value-type="float" office:value="-73">
            <text:p>-73</text:p>
          </table:table-cell>
          <table:table-cell table:style-name="ce23" table:formula="oooc:=[.C104]*(9.81/232.37)" office:value-type="float" office:value="-3.081852218444722">
            <text:p>-3.081852218</text:p>
          </table:table-cell>
          <table:table-cell table:style-name="ce23" table:formula="oooc:=AVERAGE([.D102:.D106])" office:value-type="float" office:value="-2.6259069587296127">
            <text:p>-2.625906959</text:p>
          </table:table-cell>
          <table:table-cell table:style-name="ce23" table:formula="oooc:=AVERAGE([.$D100:.$D108])" office:value-type="float" office:value="-2.4063777596075226">
            <text:p>-2.40637776</text:p>
          </table:table-cell>
          <table:table-cell table:style-name="ce24" table:formula="oooc:=AVERAGE([.$D103:.$D105])" office:value-type="float" office:value="-2.9552007574127472">
            <text:p>-2.955200757</text:p>
          </table:table-cell>
        </table:table-row>
        <table:table-row table:style-name="ro3">
          <table:table-cell table:style-name="ce23" office:value-type="float" office:value="104">
            <text:p>104</text:p>
          </table:table-cell>
          <table:table-cell table:style-name="ce23" table:formula="oooc:=[.A105]/25" office:value-type="float" office:value="4.16">
            <text:p>4.16</text:p>
          </table:table-cell>
          <table:table-cell table:style-name="ce23" office:value-type="float" office:value="-73">
            <text:p>-73</text:p>
          </table:table-cell>
          <table:table-cell table:style-name="ce23" table:formula="oooc:=[.C105]*(9.81/232.37)" office:value-type="float" office:value="-3.081852218444722">
            <text:p>-3.081852218</text:p>
          </table:table-cell>
          <table:table-cell table:style-name="ce23" table:formula="oooc:=AVERAGE([.D103:.D107])" office:value-type="float" office:value="-2.8032190041743776">
            <text:p>-2.803219004</text:p>
          </table:table-cell>
          <table:table-cell table:style-name="ce23" table:formula="oooc:=AVERAGE([.$D101:.$D109])" office:value-type="float" office:value="-2.2656539140164393">
            <text:p>-2.265653914</text:p>
          </table:table-cell>
          <table:table-cell table:style-name="ce24" table:formula="oooc:=AVERAGE([.$D104:.$D106])" office:value-type="float" office:value="-2.884838834617206">
            <text:p>-2.884838835</text:p>
          </table:table-cell>
        </table:table-row>
        <table:table-row table:style-name="ro3">
          <table:table-cell table:style-name="ce23" office:value-type="float" office:value="105">
            <text:p>105</text:p>
          </table:table-cell>
          <table:table-cell table:style-name="ce23" table:formula="oooc:=[.A106]/25" office:value-type="float" office:value="4.2">
            <text:p>4.2</text:p>
          </table:table-cell>
          <table:table-cell table:style-name="ce23" office:value-type="float" office:value="-59">
            <text:p>-59</text:p>
          </table:table-cell>
          <table:table-cell table:style-name="ce23" table:formula="oooc:=[.C106]*(9.81/232.37)" office:value-type="float" office:value="-2.4908120669621727">
            <text:p>-2.490812067</text:p>
          </table:table-cell>
          <table:table-cell table:style-name="ce23" table:formula="oooc:=AVERAGE([.D104:.D108])" office:value-type="float" office:value="-2.6681241124069377">
            <text:p>-2.668124112</text:p>
          </table:table-cell>
          <table:table-cell table:style-name="ce23" table:formula="oooc:=AVERAGE([.$D102:.$D110])" office:value-type="float" office:value="-2.0029694022464173">
            <text:p>-2.002969402</text:p>
          </table:table-cell>
          <table:table-cell table:style-name="ce24" table:formula="oooc:=AVERAGE([.$D105:.$D107])" office:value-type="float" office:value="-2.7441149890261225">
            <text:p>-2.744114989</text:p>
          </table:table-cell>
        </table:table-row>
        <table:table-row table:style-name="ro3">
          <table:table-cell table:style-name="ce23" office:value-type="float" office:value="106">
            <text:p>106</text:p>
          </table:table-cell>
          <table:table-cell table:style-name="ce23" table:formula="oooc:=[.A107]/25" office:value-type="float" office:value="4.24">
            <text:p>4.24</text:p>
          </table:table-cell>
          <table:table-cell table:style-name="ce23" office:value-type="float" office:value="-63">
            <text:p>-63</text:p>
          </table:table-cell>
          <table:table-cell table:style-name="ce23" table:formula="oooc:=[.C107]*(9.81/232.37)" office:value-type="float" office:value="-2.6596806816714724">
            <text:p>-2.659680682</text:p>
          </table:table-cell>
          <table:table-cell table:style-name="ce23" table:formula="oooc:=AVERAGE([.D105:.D109])" office:value-type="float" office:value="-2.085527391659853">
            <text:p>-2.085527392</text:p>
          </table:table-cell>
          <table:table-cell table:style-name="ce23" table:formula="oooc:=AVERAGE([.$D103:.$D111])" office:value-type="float" office:value="-1.6558505831217456">
            <text:p>-1.655850583</text:p>
          </table:table-cell>
          <table:table-cell table:style-name="ce24" table:formula="oooc:=AVERAGE([.$D106:.$D108])" office:value-type="float" office:value="-2.3923053750484145">
            <text:p>-2.392305375</text:p>
          </table:table-cell>
        </table:table-row>
        <table:table-row table:style-name="ro3">
          <table:table-cell table:style-name="ce23" office:value-type="float" office:value="107">
            <text:p>107</text:p>
          </table:table-cell>
          <table:table-cell table:style-name="ce23" table:formula="oooc:=[.A108]/25" office:value-type="float" office:value="4.28">
            <text:p>4.28</text:p>
          </table:table-cell>
          <table:table-cell table:style-name="ce23" office:value-type="float" office:value="-48">
            <text:p>-48</text:p>
          </table:table-cell>
          <table:table-cell table:style-name="ce23" table:formula="oooc:=[.C108]*(9.81/232.37)" office:value-type="float" office:value="-2.026423376511598">
            <text:p>-2.026423377</text:p>
          </table:table-cell>
          <table:table-cell table:style-name="ce23" table:formula="oooc:=AVERAGE([.D106:.D110])" office:value-type="float" office:value="-1.4776003787063738">
            <text:p>-1.477600379</text:p>
          </table:table-cell>
          <table:table-cell table:style-name="ce23" table:formula="oooc:=AVERAGE([.$D104:.$D112])" office:value-type="float" office:value="-0.9944485088436547">
            <text:p>-0.994448509</text:p>
          </table:table-cell>
          <table:table-cell table:style-name="ce24" table:formula="oooc:=AVERAGE([.$D107:.$D109])" office:value-type="float" office:value="-1.6183242242974571">
            <text:p>-1.618324224</text:p>
          </table:table-cell>
        </table:table-row>
        <table:table-row table:style-name="ro3">
          <table:table-cell table:style-name="ce23" office:value-type="float" office:value="108">
            <text:p>108</text:p>
          </table:table-cell>
          <table:table-cell table:style-name="ce23" table:formula="oooc:=[.A109]/25" office:value-type="float" office:value="4.32">
            <text:p>4.32</text:p>
          </table:table-cell>
          <table:table-cell table:style-name="ce23" office:value-type="float" office:value="-4">
            <text:p>-4</text:p>
          </table:table-cell>
          <table:table-cell table:style-name="ce23" table:formula="oooc:=[.C109]*(9.81/232.37)" office:value-type="float" office:value="-0.16886861470929984">
            <text:p>-0.168868615</text:p>
          </table:table-cell>
          <table:table-cell table:style-name="ce23" table:formula="oooc:=AVERAGE([.D107:.D111])" office:value-type="float" office:value="-0.7092481817790596">
            <text:p>-0.709248182</text:p>
          </table:table-cell>
          <table:table-cell table:style-name="ce23" table:formula="oooc:=AVERAGE([.$D105:.$D113])" office:value-type="float" office:value="-0.28144769118216634">
            <text:p>-0.281447691</text:p>
          </table:table-cell>
          <table:table-cell table:style-name="ce24" table:formula="oooc:=AVERAGE([.$D108:.$D110])" office:value-type="float" office:value="-0.745836381632741">
            <text:p>-0.745836382</text:p>
          </table:table-cell>
        </table:table-row>
        <table:table-row table:style-name="ro3">
          <table:table-cell table:style-name="ce23" office:value-type="float" office:value="109">
            <text:p>109</text:p>
          </table:table-cell>
          <table:table-cell table:style-name="ce23" table:formula="oooc:=[.A110]/25" office:value-type="float" office:value="4.36">
            <text:p>4.36</text:p>
          </table:table-cell>
          <table:table-cell table:style-name="ce23" office:value-type="float" office:value="-1">
            <text:p>-1</text:p>
          </table:table-cell>
          <table:table-cell table:style-name="ce23" table:formula="oooc:=[.C110]*(9.81/232.37)" office:value-type="float" office:value="-0.04221715367732496">
            <text:p>-0.042217154</text:p>
          </table:table-cell>
          <table:table-cell table:style-name="ce23" table:formula="oooc:=AVERAGE([.D108:.D112])" office:value-type="float" office:value="0.4728321211860395">
            <text:p>0.472832121</text:p>
          </table:table-cell>
          <table:table-cell table:style-name="ce23" table:formula="oooc:=AVERAGE([.$D106:.$D114])" office:value-type="float" office:value="0.4221715367732495">
            <text:p>0.422171537</text:p>
          </table:table-cell>
          <table:table-cell table:style-name="ce24" table:formula="oooc:=AVERAGE([.$D109:.$D111])" office:value-type="float" office:value="0.37995438309592466">
            <text:p>0.379954383</text:p>
          </table:table-cell>
        </table:table-row>
        <table:table-row table:style-name="ro3">
          <table:table-cell table:style-name="ce23" office:value-type="float" office:value="110">
            <text:p>110</text:p>
          </table:table-cell>
          <table:table-cell table:style-name="ce23" table:formula="oooc:=[.A111]/25" office:value-type="float" office:value="4.4">
            <text:p>4.4</text:p>
          </table:table-cell>
          <table:table-cell table:style-name="ce23" office:value-type="float" office:value="32">
            <text:p>32</text:p>
          </table:table-cell>
          <table:table-cell table:style-name="ce23" table:formula="oooc:=[.C111]*(9.81/232.37)" office:value-type="float" office:value="1.3509489176743987">
            <text:p>1.350948918</text:p>
          </table:table-cell>
          <table:table-cell table:style-name="ce23" table:formula="oooc:=AVERAGE([.D109:.D113])" office:value-type="float" office:value="1.5451478245900936">
            <text:p>1.545147825</text:p>
          </table:table-cell>
          <table:table-cell table:style-name="ce23" table:formula="oooc:=AVERAGE([.$D107:.$D115])" office:value-type="float" office:value="1.3744028919395792">
            <text:p>1.374402892</text:p>
          </table:table-cell>
          <table:table-cell table:style-name="ce24" table:formula="oooc:=AVERAGE([.$D110:.$D112])" office:value-type="float" office:value="1.5198175323836987">
            <text:p>1.519817532</text:p>
          </table:table-cell>
        </table:table-row>
        <table:table-row table:style-name="ro3">
          <table:table-cell table:style-name="ce23" office:value-type="float" office:value="111">
            <text:p>111</text:p>
          </table:table-cell>
          <table:table-cell table:style-name="ce23" table:formula="oooc:=[.A112]/25" office:value-type="float" office:value="4.44">
            <text:p>4.44</text:p>
          </table:table-cell>
          <table:table-cell table:style-name="ce23" office:value-type="float" office:value="77">
            <text:p>77</text:p>
          </table:table-cell>
          <table:table-cell table:style-name="ce23" table:formula="oooc:=[.C112]*(9.81/232.37)" office:value-type="float" office:value="3.250720833154022">
            <text:p>3.250720833</text:p>
          </table:table-cell>
          <table:table-cell table:style-name="ce23" table:formula="oooc:=AVERAGE([.D110:.D114])" office:value-type="float" office:value="2.229065714162758">
            <text:p>2.229065714</text:p>
          </table:table-cell>
          <table:table-cell table:style-name="ce23" table:formula="oooc:=AVERAGE([.$D108:.$D116])" office:value-type="float" office:value="2.3688514007832335">
            <text:p>2.368851401</text:p>
          </table:table-cell>
          <table:table-cell table:style-name="ce24" table:formula="oooc:=AVERAGE([.$D111:.$D113])" office:value-type="float" office:value="2.6456082971123642">
            <text:p>2.645608297</text:p>
          </table:table-cell>
        </table:table-row>
        <table:table-row table:style-name="ro3">
          <table:table-cell table:style-name="ce23" office:value-type="float" office:value="112">
            <text:p>112</text:p>
          </table:table-cell>
          <table:table-cell table:style-name="ce23" table:formula="oooc:=[.A113]/25" office:value-type="float" office:value="4.48">
            <text:p>4.48</text:p>
          </table:table-cell>
          <table:table-cell table:style-name="ce23" office:value-type="float" office:value="79">
            <text:p>79</text:p>
          </table:table-cell>
          <table:table-cell table:style-name="ce23" table:formula="oooc:=[.C113]*(9.81/232.37)" office:value-type="float" office:value="3.3351551405086717">
            <text:p>3.335155141</text:p>
          </table:table-cell>
          <table:table-cell table:style-name="ce23" table:formula="oooc:=AVERAGE([.D111:.D115])" office:value-type="float" office:value="3.4533631708051815">
            <text:p>3.453363171</text:p>
          </table:table-cell>
          <table:table-cell table:style-name="ce23" table:formula="oooc:=AVERAGE([.$D109:.$D117])" office:value-type="float" office:value="3.3773722941859967">
            <text:p>3.377372294</text:p>
          </table:table-cell>
          <table:table-cell table:style-name="ce24" table:formula="oooc:=AVERAGE([.$D112:.$D114])" office:value-type="float" office:value="3.2788656022722384">
            <text:p>3.278865602</text:p>
          </table:table-cell>
        </table:table-row>
        <table:table-row table:style-name="ro3">
          <table:table-cell table:style-name="ce23" office:value-type="float" office:value="113">
            <text:p>113</text:p>
          </table:table-cell>
          <table:table-cell table:style-name="ce23" table:formula="oooc:=[.A114]/25" office:value-type="float" office:value="4.52">
            <text:p>4.52</text:p>
          </table:table-cell>
          <table:table-cell table:style-name="ce23" office:value-type="float" office:value="77">
            <text:p>77</text:p>
          </table:table-cell>
          <table:table-cell table:style-name="ce23" table:formula="oooc:=[.C114]*(9.81/232.37)" office:value-type="float" office:value="3.250720833154022">
            <text:p>3.250720833</text:p>
          </table:table-cell>
          <table:table-cell table:style-name="ce23" table:formula="oooc:=AVERAGE([.D112:.D116])" office:value-type="float" office:value="4.441244566854586">
            <text:p>4.441244567</text:p>
          </table:table-cell>
          <table:table-cell table:style-name="ce23" table:formula="oooc:=AVERAGE([.$D110:.$D118])" office:value-type="float" office:value="4.0903731118474855">
            <text:p>4.090373112</text:p>
          </table:table-cell>
          <table:table-cell table:style-name="ce24" table:formula="oooc:=AVERAGE([.$D113:.$D115])" office:value-type="float" office:value="4.221715367732496">
            <text:p>4.221715368</text:p>
          </table:table-cell>
        </table:table-row>
        <table:table-row table:style-name="ro3">
          <table:table-cell table:style-name="ce23" office:value-type="float" office:value="114">
            <text:p>114</text:p>
          </table:table-cell>
          <table:table-cell table:style-name="ce23" table:formula="oooc:=[.A115]/25" office:value-type="float" office:value="4.56">
            <text:p>4.56</text:p>
          </table:table-cell>
          <table:table-cell table:style-name="ce23" office:value-type="float" office:value="144">
            <text:p>144</text:p>
          </table:table-cell>
          <table:table-cell table:style-name="ce23" table:formula="oooc:=[.C115]*(9.81/232.37)" office:value-type="float" office:value="6.079270129534795">
            <text:p>6.07927013</text:p>
          </table:table-cell>
          <table:table-cell table:style-name="ce23" table:formula="oooc:=AVERAGE([.D113:.D117])" office:value-type="float" office:value="5.2011533330464355">
            <text:p>5.201153333</text:p>
          </table:table-cell>
          <table:table-cell table:style-name="ce23" table:formula="oooc:=AVERAGE([.$D111:.$D119])" office:value-type="float" office:value="4.789301544949865">
            <text:p>4.789301545</text:p>
          </table:table-cell>
          <table:table-cell table:style-name="ce24" table:formula="oooc:=AVERAGE([.$D114:.$D116])" office:value-type="float" office:value="5.206782286870078">
            <text:p>5.206782287</text:p>
          </table:table-cell>
        </table:table-row>
        <table:table-row table:style-name="ro3">
          <table:table-cell table:style-name="ce23" office:value-type="float" office:value="115">
            <text:p>115</text:p>
          </table:table-cell>
          <table:table-cell table:style-name="ce23" table:formula="oooc:=[.A116]/25" office:value-type="float" office:value="4.6">
            <text:p>4.6</text:p>
          </table:table-cell>
          <table:table-cell table:style-name="ce23" office:value-type="float" office:value="149">
            <text:p>149</text:p>
          </table:table-cell>
          <table:table-cell table:style-name="ce23" table:formula="oooc:=[.C116]*(9.81/232.37)" office:value-type="float" office:value="6.290355897921419">
            <text:p>6.290355898</text:p>
          </table:table-cell>
          <table:table-cell table:style-name="ce23" table:formula="oooc:=AVERAGE([.D114:.D118])" office:value-type="float" office:value="5.78375005379352">
            <text:p>5.783750054</text:p>
          </table:table-cell>
          <table:table-cell table:style-name="ce23" table:formula="oooc:=AVERAGE([.$D112:.$D120])" office:value-type="float" office:value="5.4741575934931355">
            <text:p>5.474157593</text:p>
          </table:table-cell>
          <table:table-cell table:style-name="ce24" table:formula="oooc:=AVERAGE([.$D115:.$D117])" office:value-type="float" office:value="6.473296897189827">
            <text:p>6.473296897</text:p>
          </table:table-cell>
        </table:table-row>
        <table:table-row table:style-name="ro3">
          <table:table-cell table:style-name="ce23" office:value-type="float" office:value="116">
            <text:p>116</text:p>
          </table:table-cell>
          <table:table-cell table:style-name="ce23" table:formula="oooc:=[.A117]/25" office:value-type="float" office:value="4.64">
            <text:p>4.64</text:p>
          </table:table-cell>
          <table:table-cell table:style-name="ce23" office:value-type="float" office:value="167">
            <text:p>167</text:p>
          </table:table-cell>
          <table:table-cell table:style-name="ce23" table:formula="oooc:=[.C117]*(9.81/232.37)" office:value-type="float" office:value="7.050264664113269">
            <text:p>7.050264664</text:p>
          </table:table-cell>
          <table:table-cell table:style-name="ce23" table:formula="oooc:=AVERAGE([.D115:.D119])" office:value-type="float" office:value="6.383233636011534">
            <text:p>6.383233636</text:p>
          </table:table-cell>
          <table:table-cell table:style-name="ce23" table:formula="oooc:=AVERAGE([.$D113:.$D121])" office:value-type="float" office:value="5.764986874381375">
            <text:p>5.764986874</text:p>
          </table:table-cell>
          <table:table-cell table:style-name="ce24" table:formula="oooc:=AVERAGE([.$D116:.$D118])" office:value-type="float" office:value="6.5295864354262605">
            <text:p>6.529586435</text:p>
          </table:table-cell>
        </table:table-row>
        <table:table-row table:style-name="ro3">
          <table:table-cell table:style-name="ce23" office:value-type="float" office:value="117">
            <text:p>117</text:p>
          </table:table-cell>
          <table:table-cell table:style-name="ce23" table:formula="oooc:=[.A118]/25" office:value-type="float" office:value="4.68">
            <text:p>4.68</text:p>
          </table:table-cell>
          <table:table-cell table:style-name="ce23" office:value-type="float" office:value="148">
            <text:p>148</text:p>
          </table:table-cell>
          <table:table-cell table:style-name="ce23" table:formula="oooc:=[.C118]*(9.81/232.37)" office:value-type="float" office:value="6.248138744244094">
            <text:p>6.248138744</text:p>
          </table:table-cell>
          <table:table-cell table:style-name="ce23" table:formula="oooc:=AVERAGE([.D116:.D120])" office:value-type="float" office:value="6.670310281017343">
            <text:p>6.670310281</text:p>
          </table:table-cell>
          <table:table-cell table:style-name="ce23" table:formula="oooc:=AVERAGE([.$D114:.$D122])" office:value-type="float" office:value="5.732151310410122">
            <text:p>5.73215131</text:p>
          </table:table-cell>
          <table:table-cell table:style-name="ce24" table:formula="oooc:=AVERAGE([.$D117:.$D119])" office:value-type="float" office:value="6.515514050867153">
            <text:p>6.515514051</text:p>
          </table:table-cell>
        </table:table-row>
        <table:table-row table:style-name="ro3">
          <table:table-cell table:style-name="ce23" office:value-type="float" office:value="118">
            <text:p>118</text:p>
          </table:table-cell>
          <table:table-cell table:style-name="ce23" table:formula="oooc:=[.A119]/25" office:value-type="float" office:value="4.72">
            <text:p>4.72</text:p>
          </table:table-cell>
          <table:table-cell table:style-name="ce23" office:value-type="float" office:value="148">
            <text:p>148</text:p>
          </table:table-cell>
          <table:table-cell table:style-name="ce23" table:formula="oooc:=[.C119]*(9.81/232.37)" office:value-type="float" office:value="6.248138744244094">
            <text:p>6.248138744</text:p>
          </table:table-cell>
          <table:table-cell table:style-name="ce23" table:formula="oooc:=AVERAGE([.D117:.D121])" office:value-type="float" office:value="6.585875973662693">
            <text:p>6.585875974</text:p>
          </table:table-cell>
          <table:table-cell table:style-name="ce23" table:formula="oooc:=AVERAGE([.$D115:.$D123])" office:value-type="float" office:value="5.464776003787064">
            <text:p>5.464776004</text:p>
          </table:table-cell>
          <table:table-cell table:style-name="ce24" table:formula="oooc:=AVERAGE([.$D118:.$D120])" office:value-type="float" office:value="6.670310281017343">
            <text:p>6.670310281</text:p>
          </table:table-cell>
        </table:table-row>
        <table:table-row table:style-name="ro3">
          <table:table-cell table:style-name="ce23" office:value-type="float" office:value="119">
            <text:p>119</text:p>
          </table:table-cell>
          <table:table-cell table:style-name="ce23" table:formula="oooc:=[.A120]/25" office:value-type="float" office:value="4.76">
            <text:p>4.76</text:p>
          </table:table-cell>
          <table:table-cell table:style-name="ce23" office:value-type="float" office:value="178">
            <text:p>178</text:p>
          </table:table-cell>
          <table:table-cell table:style-name="ce23" table:formula="oooc:=[.C120]*(9.81/232.37)" office:value-type="float" office:value="7.514653354563843">
            <text:p>7.514653355</text:p>
          </table:table-cell>
          <table:table-cell table:style-name="ce23" table:formula="oooc:=AVERAGE([.D118:.D122])" office:value-type="float" office:value="5.78375005379352">
            <text:p>5.783750054</text:p>
          </table:table-cell>
          <table:table-cell table:style-name="ce23" table:formula="oooc:=AVERAGE([.$D116:.$D124])" office:value-type="float" office:value="4.653268494211817">
            <text:p>4.653268494</text:p>
          </table:table-cell>
          <table:table-cell table:style-name="ce24" table:formula="oooc:=AVERAGE([.$D119:.$D121])" office:value-type="float" office:value="6.543658819985368">
            <text:p>6.54365882</text:p>
          </table:table-cell>
        </table:table-row>
        <table:table-row table:style-name="ro3">
          <table:table-cell table:style-name="ce23" office:value-type="float" office:value="120">
            <text:p>120</text:p>
          </table:table-cell>
          <table:table-cell table:style-name="ce23" table:formula="oooc:=[.A121]/25" office:value-type="float" office:value="4.8">
            <text:p>4.8</text:p>
          </table:table-cell>
          <table:table-cell table:style-name="ce23" office:value-type="float" office:value="139">
            <text:p>139</text:p>
          </table:table-cell>
          <table:table-cell table:style-name="ce23" table:formula="oooc:=[.C121]*(9.81/232.37)" office:value-type="float" office:value="5.868184361148169">
            <text:p>5.868184361</text:p>
          </table:table-cell>
          <table:table-cell table:style-name="ce23" table:formula="oooc:=AVERAGE([.D119:.D123])" office:value-type="float" office:value="4.702990919654001">
            <text:p>4.70299092</text:p>
          </table:table-cell>
          <table:table-cell table:style-name="ce23" table:formula="oooc:=AVERAGE([.$D117:.$D125])" office:value-type="float" office:value="3.743254292722812">
            <text:p>3.743254293</text:p>
          </table:table-cell>
          <table:table-cell table:style-name="ce24" table:formula="oooc:=AVERAGE([.$D120:.$D122])" office:value-type="float" office:value="5.474157593493136">
            <text:p>5.474157593</text:p>
          </table:table-cell>
        </table:table-row>
        <table:table-row table:style-name="ro3">
          <table:table-cell table:style-name="ce23" office:value-type="float" office:value="121">
            <text:p>121</text:p>
          </table:table-cell>
          <table:table-cell table:style-name="ce23" table:formula="oooc:=[.A122]/25" office:value-type="float" office:value="4.84">
            <text:p>4.84</text:p>
          </table:table-cell>
          <table:table-cell table:style-name="ce23" office:value-type="float" office:value="72">
            <text:p>72</text:p>
          </table:table-cell>
          <table:table-cell table:style-name="ce23" table:formula="oooc:=[.C122]*(9.81/232.37)" office:value-type="float" office:value="3.0396350647673973">
            <text:p>3.039635065</text:p>
          </table:table-cell>
          <table:table-cell table:style-name="ce23" table:formula="oooc:=AVERAGE([.D120:.D124])" office:value-type="float" office:value="3.208503679476697">
            <text:p>3.208503679</text:p>
          </table:table-cell>
          <table:table-cell table:style-name="ce23" table:formula="oooc:=AVERAGE([.$D118:.$D126])" office:value-type="float" office:value="2.7769505529973753">
            <text:p>2.776950553</text:p>
          </table:table-cell>
          <table:table-cell table:style-name="ce24" table:formula="oooc:=AVERAGE([.$D121:.$D123])" office:value-type="float" office:value="3.2507208331540216">
            <text:p>3.250720833</text:p>
          </table:table-cell>
        </table:table-row>
        <table:table-row table:style-name="ro3">
          <table:table-cell table:style-name="ce23" office:value-type="float" office:value="122">
            <text:p>122</text:p>
          </table:table-cell>
          <table:table-cell table:style-name="ce23" table:formula="oooc:=[.A123]/25" office:value-type="float" office:value="4.88">
            <text:p>4.88</text:p>
          </table:table-cell>
          <table:table-cell table:style-name="ce23" office:value-type="float" office:value="20">
            <text:p>20</text:p>
          </table:table-cell>
          <table:table-cell table:style-name="ce23" table:formula="oooc:=[.C123]*(9.81/232.37)" office:value-type="float" office:value="0.8443430735464992">
            <text:p>0.844343074</text:p>
          </table:table-cell>
          <table:table-cell table:style-name="ce23" table:formula="oooc:=AVERAGE([.D121:.D125])" office:value-type="float" office:value="1.3256186254680036">
            <text:p>1.325618625</text:p>
          </table:table-cell>
          <table:table-cell table:style-name="ce23" table:formula="oooc:=AVERAGE([.$D119:.$D127])" office:value-type="float" office:value="1.885699530920515">
            <text:p>1.885699531</text:p>
          </table:table-cell>
          <table:table-cell table:style-name="ce24" table:formula="oooc:=AVERAGE([.$D122:.$D124])" office:value-type="float" office:value="0.8865602272238241">
            <text:p>0.886560227</text:p>
          </table:table-cell>
        </table:table-row>
        <table:table-row table:style-name="ro3">
          <table:table-cell table:style-name="ce23" office:value-type="float" office:value="123">
            <text:p>123</text:p>
          </table:table-cell>
          <table:table-cell table:style-name="ce23" table:formula="oooc:=[.A124]/25" office:value-type="float" office:value="4.92">
            <text:p>4.92</text:p>
          </table:table-cell>
          <table:table-cell table:style-name="ce23" office:value-type="float" office:value="-29">
            <text:p>-29</text:p>
          </table:table-cell>
          <table:table-cell table:style-name="ce23" table:formula="oooc:=[.C124]*(9.81/232.37)" office:value-type="float" office:value="-1.2242974566424238">
            <text:p>-1.224297457</text:p>
          </table:table-cell>
          <table:table-cell table:style-name="ce23" table:formula="oooc:=AVERAGE([.D122:.D126])" office:value-type="float" office:value="-0.1773120454447649">
            <text:p>-0.177312045</text:p>
          </table:table-cell>
          <table:table-cell table:style-name="ce23" table:formula="oooc:=AVERAGE([.$D120:.$D128])" office:value-type="float" office:value="0.9663037397254379">
            <text:p>0.96630374</text:p>
          </table:table-cell>
          <table:table-cell table:style-name="ce24" table:formula="oooc:=AVERAGE([.$D123:.$D125])" office:value-type="float" office:value="-0.7599087661918493">
            <text:p>-0.759908766</text:p>
          </table:table-cell>
        </table:table-row>
        <table:table-row table:style-name="ro3">
          <table:table-cell table:style-name="ce23" office:value-type="float" office:value="124">
            <text:p>124</text:p>
          </table:table-cell>
          <table:table-cell table:style-name="ce23" table:formula="oooc:=[.A125]/25" office:value-type="float" office:value="4.96">
            <text:p>4.96</text:p>
          </table:table-cell>
          <table:table-cell table:style-name="ce23" office:value-type="float" office:value="-45">
            <text:p>-45</text:p>
          </table:table-cell>
          <table:table-cell table:style-name="ce23" table:formula="oooc:=[.C125]*(9.81/232.37)" office:value-type="float" office:value="-1.8997719154796233">
            <text:p>-1.899771915</text:p>
          </table:table-cell>
          <table:table-cell table:style-name="ce23" table:formula="oooc:=AVERAGE([.D123:.D127])" office:value-type="float" office:value="-1.139863149287774">
            <text:p>-1.139863149</text:p>
          </table:table-cell>
          <table:table-cell table:style-name="ce23" table:formula="oooc:=AVERAGE([.$D121:.$D129])" office:value-type="float" office:value="-0.15479623015019164">
            <text:p>-0.15479623</text:p>
          </table:table-cell>
          <table:table-cell table:style-name="ce24" table:formula="oooc:=AVERAGE([.$D124:.$D126])" office:value-type="float" office:value="-1.5901794551792403">
            <text:p>-1.590179455</text:p>
          </table:table-cell>
        </table:table-row>
        <table:table-row table:style-name="ro3">
          <table:table-cell table:style-name="ce23" office:value-type="float" office:value="125">
            <text:p>125</text:p>
          </table:table-cell>
          <table:table-cell table:style-name="ce23" table:formula="oooc:=[.A126]/25" office:value-type="float" office:value="5">
            <text:p>5</text:p>
          </table:table-cell>
          <table:table-cell table:style-name="ce23" office:value-type="float" office:value="-39">
            <text:p>-39</text:p>
          </table:table-cell>
          <table:table-cell table:style-name="ce23" table:formula="oooc:=[.C126]*(9.81/232.37)" office:value-type="float" office:value="-1.6464689934156735">
            <text:p>-1.646468993</text:p>
          </table:table-cell>
          <table:table-cell table:style-name="ce23" table:formula="oooc:=AVERAGE([.D124:.D128])" office:value-type="float" office:value="-1.7140164392993935">
            <text:p>-1.714016439</text:p>
          </table:table-cell>
          <table:table-cell table:style-name="ce23" table:formula="oooc:=AVERAGE([.$D122:.$D130])" office:value-type="float" office:value="-1.1726987132590267">
            <text:p>-1.172698713</text:p>
          </table:table-cell>
          <table:table-cell table:style-name="ce24" table:formula="oooc:=AVERAGE([.$D125:.$D127])" office:value-type="float" office:value="-1.7731204544476487">
            <text:p>-1.773120454</text:p>
          </table:table-cell>
        </table:table-row>
        <table:table-row table:style-name="ro3">
          <table:table-cell table:style-name="ce23" office:value-type="float" office:value="126">
            <text:p>126</text:p>
          </table:table-cell>
          <table:table-cell table:style-name="ce23" table:formula="oooc:=[.A127]/25" office:value-type="float" office:value="5.04">
            <text:p>5.04</text:p>
          </table:table-cell>
          <table:table-cell table:style-name="ce23" office:value-type="float" office:value="-42">
            <text:p>-42</text:p>
          </table:table-cell>
          <table:table-cell table:style-name="ce23" table:formula="oooc:=[.C127]*(9.81/232.37)" office:value-type="float" office:value="-1.7731204544476484">
            <text:p>-1.773120454</text:p>
          </table:table-cell>
          <table:table-cell table:style-name="ce23" table:formula="oooc:=AVERAGE([.D125:.D129])" office:value-type="float" office:value="-1.9842062228342734">
            <text:p>-1.984206223</text:p>
          </table:table-cell>
          <table:table-cell table:style-name="ce23" table:formula="oooc:=AVERAGE([.$D123:.$D131])" office:value-type="float" office:value="-1.8528639669492624">
            <text:p>-1.852863967</text:p>
          </table:table-cell>
          <table:table-cell table:style-name="ce24" table:formula="oooc:=AVERAGE([.$D126:.$D128])" office:value-type="float" office:value="-1.8153376081249732">
            <text:p>-1.815337608</text:p>
          </table:table-cell>
        </table:table-row>
        <table:table-row table:style-name="ro3">
          <table:table-cell table:style-name="ce23" office:value-type="float" office:value="127">
            <text:p>127</text:p>
          </table:table-cell>
          <table:table-cell table:style-name="ce23" table:formula="oooc:=[.A128]/25" office:value-type="float" office:value="5.08">
            <text:p>5.08</text:p>
          </table:table-cell>
          <table:table-cell table:style-name="ce23" office:value-type="float" office:value="-48">
            <text:p>-48</text:p>
          </table:table-cell>
          <table:table-cell table:style-name="ce23" table:formula="oooc:=[.C128]*(9.81/232.37)" office:value-type="float" office:value="-2.026423376511598">
            <text:p>-2.026423377</text:p>
          </table:table-cell>
          <table:table-cell table:style-name="ce23" table:formula="oooc:=AVERAGE([.D126:.D130])" office:value-type="float" office:value="-2.262839437104618">
            <text:p>-2.262839437</text:p>
          </table:table-cell>
          <table:table-cell table:style-name="ce23" table:formula="oooc:=AVERAGE([.$D124:.$D132])" office:value-type="float" office:value="-2.396996169901451">
            <text:p>-2.39699617</text:p>
          </table:table-cell>
          <table:table-cell table:style-name="ce24" table:formula="oooc:=AVERAGE([.$D127:.$D129])" office:value-type="float" office:value="-2.1249300684253565">
            <text:p>-2.124930068</text:p>
          </table:table-cell>
        </table:table-row>
        <table:table-row table:style-name="ro3">
          <table:table-cell table:style-name="ce23" office:value-type="float" office:value="128">
            <text:p>128</text:p>
          </table:table-cell>
          <table:table-cell table:style-name="ce23" table:formula="oooc:=[.A129]/25" office:value-type="float" office:value="5.12">
            <text:p>5.12</text:p>
          </table:table-cell>
          <table:table-cell table:style-name="ce23" office:value-type="float" office:value="-61">
            <text:p>-61</text:p>
          </table:table-cell>
          <table:table-cell table:style-name="ce23" table:formula="oooc:=[.C129]*(9.81/232.37)" office:value-type="float" office:value="-2.575246374316823">
            <text:p>-2.575246374</text:p>
          </table:table-cell>
          <table:table-cell table:style-name="ce23" table:formula="oooc:=AVERAGE([.D127:.D131])" office:value-type="float" office:value="-2.5499160821104274">
            <text:p>-2.549916082</text:p>
          </table:table-cell>
          <table:table-cell table:style-name="ce23" table:formula="oooc:=AVERAGE([.$D125:.$D133])" office:value-type="float" office:value="-2.7018978353487975">
            <text:p>-2.701897835</text:p>
          </table:table-cell>
          <table:table-cell table:style-name="ce24" table:formula="oooc:=AVERAGE([.$D128:.$D130])" office:value-type="float" office:value="-2.631535912553256">
            <text:p>-2.631535913</text:p>
          </table:table-cell>
        </table:table-row>
        <table:table-row table:style-name="ro3">
          <table:table-cell table:style-name="ce23" office:value-type="float" office:value="129">
            <text:p>129</text:p>
          </table:table-cell>
          <table:table-cell table:style-name="ce23" table:formula="oooc:=[.A130]/25" office:value-type="float" office:value="5.16">
            <text:p>5.16</text:p>
          </table:table-cell>
          <table:table-cell table:style-name="ce23" office:value-type="float" office:value="-78">
            <text:p>-78</text:p>
          </table:table-cell>
          <table:table-cell table:style-name="ce23" table:formula="oooc:=[.C130]*(9.81/232.37)" office:value-type="float" office:value="-3.292937986831347">
            <text:p>-3.292937987</text:p>
          </table:table-cell>
          <table:table-cell table:style-name="ce23" table:formula="oooc:=AVERAGE([.D128:.D132])" office:value-type="float" office:value="-3.005861341825537">
            <text:p>-3.005861342</text:p>
          </table:table-cell>
          <table:table-cell table:style-name="ce23" table:formula="oooc:=AVERAGE([.$D126:.$D134])" office:value-type="float" office:value="-2.828549296380772">
            <text:p>-2.828549296</text:p>
          </table:table-cell>
          <table:table-cell table:style-name="ce24" table:formula="oooc:=AVERAGE([.$D129:.$D131])" office:value-type="float" office:value="-2.983345526530964">
            <text:p>-2.983345527</text:p>
          </table:table-cell>
        </table:table-row>
        <table:table-row table:style-name="ro3">
          <table:table-cell table:style-name="ce23" office:value-type="float" office:value="130">
            <text:p>130</text:p>
          </table:table-cell>
          <table:table-cell table:style-name="ce23" table:formula="oooc:=[.A131]/25" office:value-type="float" office:value="5.2">
            <text:p>5.2</text:p>
          </table:table-cell>
          <table:table-cell table:style-name="ce23" office:value-type="float" office:value="-73">
            <text:p>-73</text:p>
          </table:table-cell>
          <table:table-cell table:style-name="ce23" table:formula="oooc:=[.C131]*(9.81/232.37)" office:value-type="float" office:value="-3.081852218444722">
            <text:p>-3.081852218</text:p>
          </table:table-cell>
          <table:table-cell table:style-name="ce23" table:formula="oooc:=AVERAGE([.D129:.D133])" office:value-type="float" office:value="-3.394259155656927">
            <text:p>-3.394259156</text:p>
          </table:table-cell>
          <table:table-cell table:style-name="ce23" table:formula="oooc:=AVERAGE([.$D127:.$D135])" office:value-type="float" office:value="-3.01149029564918">
            <text:p>-3.011490296</text:p>
          </table:table-cell>
          <table:table-cell table:style-name="ce24" table:formula="oooc:=AVERAGE([.$D130:.$D132])" office:value-type="float" office:value="-3.475878986099755">
            <text:p>-3.475878986</text:p>
          </table:table-cell>
        </table:table-row>
        <table:table-row table:style-name="ro3">
          <table:table-cell table:style-name="ce23" office:value-type="float" office:value="131">
            <text:p>131</text:p>
          </table:table-cell>
          <table:table-cell table:style-name="ce23" table:formula="oooc:=[.A132]/25" office:value-type="float" office:value="5.24">
            <text:p>5.24</text:p>
          </table:table-cell>
          <table:table-cell table:style-name="ce23" office:value-type="float" office:value="-96">
            <text:p>-96</text:p>
          </table:table-cell>
          <table:table-cell table:style-name="ce23" table:formula="oooc:=[.C132]*(9.81/232.37)" office:value-type="float" office:value="-4.052846753023196">
            <text:p>-4.052846753</text:p>
          </table:table-cell>
          <table:table-cell table:style-name="ce23" table:formula="oooc:=AVERAGE([.D130:.D134])" office:value-type="float" office:value="-3.487136893747042">
            <text:p>-3.487136894</text:p>
          </table:table-cell>
          <table:table-cell table:style-name="ce23" table:formula="oooc:=AVERAGE([.$D128:.$D136])" office:value-type="float" office:value="-3.185049705211517">
            <text:p>-3.185049705</text:p>
          </table:table-cell>
          <table:table-cell table:style-name="ce24" table:formula="oooc:=AVERAGE([.$D131:.$D133])" office:value-type="float" office:value="-3.701037139045488">
            <text:p>-3.701037139</text:p>
          </table:table-cell>
        </table:table-row>
        <table:table-row table:style-name="ro3">
          <table:table-cell table:style-name="ce23" office:value-type="float" office:value="132">
            <text:p>132</text:p>
          </table:table-cell>
          <table:table-cell table:style-name="ce23" table:formula="oooc:=[.A133]/25" office:value-type="float" office:value="5.28">
            <text:p>5.28</text:p>
          </table:table-cell>
          <table:table-cell table:style-name="ce23" office:value-type="float" office:value="-94">
            <text:p>-94</text:p>
          </table:table-cell>
          <table:table-cell table:style-name="ce23" table:formula="oooc:=[.C133]*(9.81/232.37)" office:value-type="float" office:value="-3.9684124456685463">
            <text:p>-3.968412446</text:p>
          </table:table-cell>
          <table:table-cell table:style-name="ce23" table:formula="oooc:=AVERAGE([.D131:.D135])" office:value-type="float" office:value="-3.4871368937470413">
            <text:p>-3.487136894</text:p>
          </table:table-cell>
          <table:table-cell table:style-name="ce23" table:formula="oooc:=AVERAGE([.$D129:.$D137])" office:value-type="float" office:value="-3.208503679476697">
            <text:p>-3.208503679</text:p>
          </table:table-cell>
          <table:table-cell table:style-name="ce24" table:formula="oooc:=AVERAGE([.$D132:.$D134])" office:value-type="float" office:value="-3.68696475448638">
            <text:p>-3.686964754</text:p>
          </table:table-cell>
        </table:table-row>
        <table:table-row table:style-name="ro3">
          <table:table-cell table:style-name="ce23" office:value-type="float" office:value="133">
            <text:p>133</text:p>
          </table:table-cell>
          <table:table-cell table:style-name="ce23" table:formula="oooc:=[.A134]/25" office:value-type="float" office:value="5.32">
            <text:p>5.32</text:p>
          </table:table-cell>
          <table:table-cell table:style-name="ce23" office:value-type="float" office:value="-72">
            <text:p>-72</text:p>
          </table:table-cell>
          <table:table-cell table:style-name="ce23" table:formula="oooc:=[.C134]*(9.81/232.37)" office:value-type="float" office:value="-3.0396350647673973">
            <text:p>-3.039635065</text:p>
          </table:table-cell>
          <table:table-cell table:style-name="ce23" table:formula="oooc:=AVERAGE([.D132:.D136])" office:value-type="float" office:value="-3.537797478159832">
            <text:p>-3.537797478</text:p>
          </table:table-cell>
          <table:table-cell table:style-name="ce23" table:formula="oooc:=AVERAGE([.$D130:.$D138])" office:value-type="float" office:value="-3.0771614235916864">
            <text:p>-3.077161424</text:p>
          </table:table-cell>
          <table:table-cell table:style-name="ce24" table:formula="oooc:=AVERAGE([.$D133:.$D135])" office:value-type="float" office:value="-3.4336618324224304">
            <text:p>-3.433661832</text:p>
          </table:table-cell>
        </table:table-row>
        <table:table-row table:style-name="ro3">
          <table:table-cell table:style-name="ce23" office:value-type="float" office:value="134">
            <text:p>134</text:p>
          </table:table-cell>
          <table:table-cell table:style-name="ce23" table:formula="oooc:=[.A135]/25" office:value-type="float" office:value="5.36">
            <text:p>5.36</text:p>
          </table:table-cell>
          <table:table-cell table:style-name="ce23" office:value-type="float" office:value="-78">
            <text:p>-78</text:p>
          </table:table-cell>
          <table:table-cell table:style-name="ce23" table:formula="oooc:=[.C135]*(9.81/232.37)" office:value-type="float" office:value="-3.292937986831347">
            <text:p>-3.292937987</text:p>
          </table:table-cell>
          <table:table-cell table:style-name="ce23" table:formula="oooc:=AVERAGE([.D133:.D137])" office:value-type="float" office:value="-3.1747299565348372">
            <text:p>-3.174729957</text:p>
          </table:table-cell>
          <table:table-cell table:style-name="ce23" table:formula="oooc:=AVERAGE([.$D131:.$D139])" office:value-type="float" office:value="-2.8285492963807726">
            <text:p>-2.828549296</text:p>
          </table:table-cell>
          <table:table-cell table:style-name="ce24" table:formula="oooc:=AVERAGE([.$D134:.$D136])" office:value-type="float" office:value="-3.2225760640358057">
            <text:p>-3.222576064</text:p>
          </table:table-cell>
        </table:table-row>
        <table:table-row table:style-name="ro3">
          <table:table-cell table:style-name="ce23" office:value-type="float" office:value="135">
            <text:p>135</text:p>
          </table:table-cell>
          <table:table-cell table:style-name="ce23" table:formula="oooc:=[.A136]/25" office:value-type="float" office:value="5.4">
            <text:p>5.4</text:p>
          </table:table-cell>
          <table:table-cell table:style-name="ce23" office:value-type="float" office:value="-79">
            <text:p>-79</text:p>
          </table:table-cell>
          <table:table-cell table:style-name="ce23" table:formula="oooc:=[.C136]*(9.81/232.37)" office:value-type="float" office:value="-3.3351551405086717">
            <text:p>-3.335155141</text:p>
          </table:table-cell>
          <table:table-cell table:style-name="ce23" table:formula="oooc:=AVERAGE([.D134:.D138])" office:value-type="float" office:value="-2.6596806816714724">
            <text:p>-2.659680682</text:p>
          </table:table-cell>
          <table:table-cell table:style-name="ce23" table:formula="oooc:=AVERAGE([.$D132:.$D140])" office:value-type="float" office:value="-2.3735421956362703">
            <text:p>-2.373542196</text:p>
          </table:table-cell>
          <table:table-cell table:style-name="ce24" table:formula="oooc:=AVERAGE([.$D135:.$D137])" office:value-type="float" office:value="-2.9552007574127472">
            <text:p>-2.955200757</text:p>
          </table:table-cell>
        </table:table-row>
        <table:table-row table:style-name="ro3">
          <table:table-cell table:style-name="ce23" office:value-type="float" office:value="136">
            <text:p>136</text:p>
          </table:table-cell>
          <table:table-cell table:style-name="ce23" table:formula="oooc:=[.A137]/25" office:value-type="float" office:value="5.44">
            <text:p>5.44</text:p>
          </table:table-cell>
          <table:table-cell table:style-name="ce23" office:value-type="float" office:value="-53">
            <text:p>-53</text:p>
          </table:table-cell>
          <table:table-cell table:style-name="ce23" table:formula="oooc:=[.C137]*(9.81/232.37)" office:value-type="float" office:value="-2.237509144898223">
            <text:p>-2.237509145</text:p>
          </table:table-cell>
          <table:table-cell table:style-name="ce23" table:formula="oooc:=AVERAGE([.D135:.D139])" office:value-type="float" office:value="-2.262839437104618">
            <text:p>-2.262839437</text:p>
          </table:table-cell>
          <table:table-cell table:style-name="ce23" table:formula="oooc:=AVERAGE([.$D133:.$D141])" office:value-type="float" office:value="-2.143693247837501">
            <text:p>-2.143693248</text:p>
          </table:table-cell>
          <table:table-cell table:style-name="ce24" table:formula="oooc:=AVERAGE([.$D136:.$D138])" office:value-type="float" office:value="-2.3219434522528726">
            <text:p>-2.321943452</text:p>
          </table:table-cell>
        </table:table-row>
        <table:table-row table:style-name="ro3">
          <table:table-cell table:style-name="ce23" office:value-type="float" office:value="137">
            <text:p>137</text:p>
          </table:table-cell>
          <table:table-cell table:style-name="ce23" table:formula="oooc:=[.A138]/25" office:value-type="float" office:value="5.48">
            <text:p>5.48</text:p>
          </table:table-cell>
          <table:table-cell table:style-name="ce23" office:value-type="float" office:value="-33">
            <text:p>-33</text:p>
          </table:table-cell>
          <table:table-cell table:style-name="ce23" table:formula="oooc:=[.C138]*(9.81/232.37)" office:value-type="float" office:value="-1.3931660713517238">
            <text:p>-1.393166071</text:p>
          </table:table-cell>
          <table:table-cell table:style-name="ce23" table:formula="oooc:=AVERAGE([.D136:.D140])" office:value-type="float" office:value="-1.4016095020871884">
            <text:p>-1.401609502</text:p>
          </table:table-cell>
          <table:table-cell table:style-name="ce23" table:formula="oooc:=AVERAGE([.$D134:.$D142])" office:value-type="float" office:value="-1.8294099926840817">
            <text:p>-1.829409993</text:p>
          </table:table-cell>
          <table:table-cell table:style-name="ce24" table:formula="oooc:=AVERAGE([.$D137:.$D139])" office:value-type="float" office:value="-1.5620346860610237">
            <text:p>-1.562034686</text:p>
          </table:table-cell>
        </table:table-row>
        <table:table-row table:style-name="ro3">
          <table:table-cell table:style-name="ce23" office:value-type="float" office:value="138">
            <text:p>138</text:p>
          </table:table-cell>
          <table:table-cell table:style-name="ce23" table:formula="oooc:=[.A139]/25" office:value-type="float" office:value="5.52">
            <text:p>5.52</text:p>
          </table:table-cell>
          <table:table-cell table:style-name="ce23" office:value-type="float" office:value="-25">
            <text:p>-25</text:p>
          </table:table-cell>
          <table:table-cell table:style-name="ce23" table:formula="oooc:=[.C139]*(9.81/232.37)" office:value-type="float" office:value="-1.055428841933124">
            <text:p>-1.055428842</text:p>
          </table:table-cell>
          <table:table-cell table:style-name="ce23" table:formula="oooc:=AVERAGE([.D137:.D141])" office:value-type="float" office:value="-1.131419718552309">
            <text:p>-1.131419719</text:p>
          </table:table-cell>
          <table:table-cell table:style-name="ce23" table:formula="oooc:=AVERAGE([.$D135:.$D143])" office:value-type="float" office:value="-1.3837844816456513">
            <text:p>-1.383784482</text:p>
          </table:table-cell>
          <table:table-cell table:style-name="ce24" table:formula="oooc:=AVERAGE([.$D138:.$D140])" office:value-type="float" office:value="-0.4784610750096829">
            <text:p>-0.478461075</text:p>
          </table:table-cell>
        </table:table-row>
        <table:table-row table:style-name="ro3">
          <table:table-cell table:style-name="ce23" office:value-type="float" office:value="139">
            <text:p>139</text:p>
          </table:table-cell>
          <table:table-cell table:style-name="ce23" table:formula="oooc:=[.A140]/25" office:value-type="float" office:value="5.56">
            <text:p>5.56</text:p>
          </table:table-cell>
          <table:table-cell table:style-name="ce23" office:value-type="float" office:value="24">
            <text:p>24</text:p>
          </table:table-cell>
          <table:table-cell table:style-name="ce23" table:formula="oooc:=[.C140]*(9.81/232.37)" office:value-type="float" office:value="1.013211688255799">
            <text:p>1.013211688</text:p>
          </table:table-cell>
          <table:table-cell table:style-name="ce23" table:formula="oooc:=AVERAGE([.D138:.D142])" office:value-type="float" office:value="-0.9118905194302191">
            <text:p>-0.911890519</text:p>
          </table:table-cell>
          <table:table-cell table:style-name="ce23" table:formula="oooc:=AVERAGE([.$D136:.$D144])" office:value-type="float" office:value="-1.153935533846882">
            <text:p>-1.153935534</text:p>
          </table:table-cell>
          <table:table-cell table:style-name="ce24" table:formula="oooc:=AVERAGE([.$D139:.$D141])" office:value-type="float" office:value="-0.6754744588371994">
            <text:p>-0.675474459</text:p>
          </table:table-cell>
        </table:table-row>
        <table:table-row table:style-name="ro3">
          <table:table-cell table:style-name="ce23" office:value-type="float" office:value="140">
            <text:p>140</text:p>
          </table:table-cell>
          <table:table-cell table:style-name="ce23" table:formula="oooc:=[.A141]/25" office:value-type="float" office:value="5.6">
            <text:p>5.6</text:p>
          </table:table-cell>
          <table:table-cell table:style-name="ce23" office:value-type="float" office:value="-47">
            <text:p>-47</text:p>
          </table:table-cell>
          <table:table-cell table:style-name="ce23" table:formula="oooc:=[.C141]*(9.81/232.37)" office:value-type="float" office:value="-1.9842062228342732">
            <text:p>-1.984206223</text:p>
          </table:table-cell>
          <table:table-cell table:style-name="ce23" table:formula="oooc:=AVERAGE([.D139:.D143])" office:value-type="float" office:value="-0.4390583982441797">
            <text:p>-0.439058398</text:p>
          </table:table-cell>
          <table:table-cell table:style-name="ce23" table:formula="oooc:=AVERAGE([.$D137:.$D145])" office:value-type="float" office:value="-0.9663037397254381">
            <text:p>-0.96630374</text:p>
          </table:table-cell>
          <table:table-cell table:style-name="ce24" table:formula="oooc:=AVERAGE([.$D140:.$D142])" office:value-type="float" office:value="-0.7036192279554161">
            <text:p>-0.703619228</text:p>
          </table:table-cell>
        </table:table-row>
        <table:table-row table:style-name="ro3">
          <table:table-cell table:style-name="ce23" office:value-type="float" office:value="141">
            <text:p>141</text:p>
          </table:table-cell>
          <table:table-cell table:style-name="ce23" table:formula="oooc:=[.A142]/25" office:value-type="float" office:value="5.64">
            <text:p>5.64</text:p>
          </table:table-cell>
          <table:table-cell table:style-name="ce23" office:value-type="float" office:value="-27">
            <text:p>-27</text:p>
          </table:table-cell>
          <table:table-cell table:style-name="ce23" table:formula="oooc:=[.C142]*(9.81/232.37)" office:value-type="float" office:value="-1.139863149287774">
            <text:p>-1.139863149</text:p>
          </table:table-cell>
          <table:table-cell table:style-name="ce23" table:formula="oooc:=AVERAGE([.D140:.D144])" office:value-type="float" office:value="-0.4728321211860396">
            <text:p>-0.472832121</text:p>
          </table:table-cell>
          <table:table-cell table:style-name="ce23" table:formula="oooc:=AVERAGE([.$D138:.$D146])" office:value-type="float" office:value="-0.7599087661918493">
            <text:p>-0.759908766</text:p>
          </table:table-cell>
          <table:table-cell table:style-name="ce24" table:formula="oooc:=AVERAGE([.$D141:.$D143])" office:value-type="float" office:value="-0.7176916125145244">
            <text:p>-0.717691613</text:p>
          </table:table-cell>
        </table:table-row>
        <table:table-row table:style-name="ro3">
          <table:table-cell table:style-name="ce23" office:value-type="float" office:value="142">
            <text:p>142</text:p>
          </table:table-cell>
          <table:table-cell table:style-name="ce23" table:formula="oooc:=[.A143]/25" office:value-type="float" office:value="5.68">
            <text:p>5.68</text:p>
          </table:table-cell>
          <table:table-cell table:style-name="ce23" office:value-type="float" office:value="23">
            <text:p>23</text:p>
          </table:table-cell>
          <table:table-cell table:style-name="ce23" table:formula="oooc:=[.C143]*(9.81/232.37)" office:value-type="float" office:value="0.9709945345784741">
            <text:p>0.970994535</text:p>
          </table:table-cell>
          <table:table-cell table:style-name="ce23" table:formula="oooc:=AVERAGE([.D141:.D145])" office:value-type="float" office:value="-1.004768257520334">
            <text:p>-1.004768258</text:p>
          </table:table-cell>
          <table:table-cell table:style-name="ce23" table:formula="oooc:=AVERAGE([.$D139:.$D147])" office:value-type="float" office:value="-0.8068167147222103">
            <text:p>-0.806816715</text:p>
          </table:table-cell>
          <table:table-cell table:style-name="ce24" table:formula="oooc:=AVERAGE([.$D142:.$D144])" office:value-type="float" office:value="-0.46438869045057457">
            <text:p>-0.46438869</text:p>
          </table:table-cell>
        </table:table-row>
        <table:table-row table:style-name="ro3">
          <table:table-cell table:style-name="ce23" office:value-type="float" office:value="143">
            <text:p>143</text:p>
          </table:table-cell>
          <table:table-cell table:style-name="ce23" table:formula="oooc:=[.A144]/25" office:value-type="float" office:value="5.72">
            <text:p>5.72</text:p>
          </table:table-cell>
          <table:table-cell table:style-name="ce23" office:value-type="float" office:value="-29">
            <text:p>-29</text:p>
          </table:table-cell>
          <table:table-cell table:style-name="ce23" table:formula="oooc:=[.C144]*(9.81/232.37)" office:value-type="float" office:value="-1.2242974566424238">
            <text:p>-1.224297457</text:p>
          </table:table-cell>
          <table:table-cell table:style-name="ce23" table:formula="oooc:=AVERAGE([.D142:.D146])" office:value-type="float" office:value="-0.6839178895726643">
            <text:p>-0.68391789</text:p>
          </table:table-cell>
          <table:table-cell table:style-name="ce23" table:formula="oooc:=AVERAGE([.$D140:.$D148])" office:value-type="float" office:value="-0.9569221500193658">
            <text:p>-0.95692215</text:p>
          </table:table-cell>
          <table:table-cell table:style-name="ce24" table:formula="oooc:=AVERAGE([.$D143:.$D145])" office:value-type="float" office:value="-0.6332573051598744">
            <text:p>-0.633257305</text:p>
          </table:table-cell>
        </table:table-row>
        <table:table-row table:style-name="ro3">
          <table:table-cell table:style-name="ce23" office:value-type="float" office:value="144">
            <text:p>144</text:p>
          </table:table-cell>
          <table:table-cell table:style-name="ce23" table:formula="oooc:=[.A145]/25" office:value-type="float" office:value="5.76">
            <text:p>5.76</text:p>
          </table:table-cell>
          <table:table-cell table:style-name="ce23" office:value-type="float" office:value="-39">
            <text:p>-39</text:p>
          </table:table-cell>
          <table:table-cell table:style-name="ce23" table:formula="oooc:=[.C145]*(9.81/232.37)" office:value-type="float" office:value="-1.6464689934156735">
            <text:p>-1.646468993</text:p>
          </table:table-cell>
          <table:table-cell table:style-name="ce23" table:formula="oooc:=AVERAGE([.D143:.D147])" office:value-type="float" office:value="-0.8190127813401042">
            <text:p>-0.819012781</text:p>
          </table:table-cell>
          <table:table-cell table:style-name="ce23" table:formula="oooc:=AVERAGE([.$D141:.$D149])" office:value-type="float" office:value="-1.3462581228213626">
            <text:p>-1.346258123</text:p>
          </table:table-cell>
          <table:table-cell table:style-name="ce24" table:formula="oooc:=AVERAGE([.$D144:.$D146])" office:value-type="float" office:value="-1.0835736110513405">
            <text:p>-1.083573611</text:p>
          </table:table-cell>
        </table:table-row>
        <table:table-row table:style-name="ro3">
          <table:table-cell table:style-name="ce23" office:value-type="float" office:value="145">
            <text:p>145</text:p>
          </table:table-cell>
          <table:table-cell table:style-name="ce23" table:formula="oooc:=[.A146]/25" office:value-type="float" office:value="5.8">
            <text:p>5.8</text:p>
          </table:table-cell>
          <table:table-cell table:style-name="ce23" office:value-type="float" office:value="-9">
            <text:p>-9</text:p>
          </table:table-cell>
          <table:table-cell table:style-name="ce23" table:formula="oooc:=[.C146]*(9.81/232.37)" office:value-type="float" office:value="-0.37995438309592466">
            <text:p>-0.379954383</text:p>
          </table:table-cell>
          <table:table-cell table:style-name="ce23" table:formula="oooc:=AVERAGE([.D144:.D148])" office:value-type="float" office:value="-1.4944872401773035">
            <text:p>-1.49448724</text:p>
          </table:table-cell>
          <table:table-cell table:style-name="ce23" table:formula="oooc:=AVERAGE([.$D142:.$D150])" office:value-type="float" office:value="-1.4682187890003013">
            <text:p>-1.468218789</text:p>
          </table:table-cell>
          <table:table-cell table:style-name="ce24" table:formula="oooc:=AVERAGE([.$D145:.$D147])" office:value-type="float" office:value="-1.280586994878857">
            <text:p>-1.280586995</text:p>
          </table:table-cell>
        </table:table-row>
        <table:table-row table:style-name="ro3">
          <table:table-cell table:style-name="ce23" office:value-type="float" office:value="146">
            <text:p>146</text:p>
          </table:table-cell>
          <table:table-cell table:style-name="ce23" table:formula="oooc:=[.A147]/25" office:value-type="float" office:value="5.84">
            <text:p>5.84</text:p>
          </table:table-cell>
          <table:table-cell table:style-name="ce23" office:value-type="float" office:value="-43">
            <text:p>-43</text:p>
          </table:table-cell>
          <table:table-cell table:style-name="ce23" table:formula="oooc:=[.C147]*(9.81/232.37)" office:value-type="float" office:value="-1.8153376081249732">
            <text:p>-1.815337608</text:p>
          </table:table-cell>
          <table:table-cell table:style-name="ce23" table:formula="oooc:=AVERAGE([.D145:.D149])" office:value-type="float" office:value="-1.747790162241253">
            <text:p>-1.747790162</text:p>
          </table:table-cell>
          <table:table-cell table:style-name="ce23" table:formula="oooc:=AVERAGE([.$D143:.$D151])" office:value-type="float" office:value="-1.6652321728278179">
            <text:p>-1.665232173</text:p>
          </table:table-cell>
          <table:table-cell table:style-name="ce24" table:formula="oooc:=AVERAGE([.$D146:.$D148])" office:value-type="float" office:value="-1.533889916942807">
            <text:p>-1.533889917</text:p>
          </table:table-cell>
        </table:table-row>
        <table:table-row table:style-name="ro3">
          <table:table-cell table:style-name="ce23" office:value-type="float" office:value="147">
            <text:p>147</text:p>
          </table:table-cell>
          <table:table-cell table:style-name="ce23" table:formula="oooc:=[.A148]/25" office:value-type="float" office:value="5.88">
            <text:p>5.88</text:p>
          </table:table-cell>
          <table:table-cell table:style-name="ce23" office:value-type="float" office:value="-57">
            <text:p>-57</text:p>
          </table:table-cell>
          <table:table-cell table:style-name="ce23" table:formula="oooc:=[.C148]*(9.81/232.37)" office:value-type="float" office:value="-2.4063777596075226">
            <text:p>-2.40637776</text:p>
          </table:table-cell>
          <table:table-cell table:style-name="ce23" table:formula="oooc:=AVERAGE([.D146:.D150])" office:value-type="float" office:value="-2.034866807247063">
            <text:p>-2.034866807</text:p>
          </table:table-cell>
          <table:table-cell table:style-name="ce23" table:formula="oooc:=AVERAGE([.$D144:.$D152])" office:value-type="float" office:value="-2.0874037096010674">
            <text:p>-2.08740371</text:p>
          </table:table-cell>
          <table:table-cell table:style-name="ce24" table:formula="oooc:=AVERAGE([.$D147:.$D149])" office:value-type="float" office:value="-2.237509144898223">
            <text:p>-2.237509145</text:p>
          </table:table-cell>
        </table:table-row>
        <table:table-row table:style-name="ro3">
          <table:table-cell table:style-name="ce23" office:value-type="float" office:value="148">
            <text:p>148</text:p>
          </table:table-cell>
          <table:table-cell table:style-name="ce23" table:formula="oooc:=[.A149]/25" office:value-type="float" office:value="5.92">
            <text:p>5.92</text:p>
          </table:table-cell>
          <table:table-cell table:style-name="ce23" office:value-type="float" office:value="-59">
            <text:p>-59</text:p>
          </table:table-cell>
          <table:table-cell table:style-name="ce23" table:formula="oooc:=[.C149]*(9.81/232.37)" office:value-type="float" office:value="-2.4908120669621727">
            <text:p>-2.490812067</text:p>
          </table:table-cell>
          <table:table-cell table:style-name="ce23" table:formula="oooc:=AVERAGE([.D147:.D151])" office:value-type="float" office:value="-2.5414726513749626">
            <text:p>-2.541472651</text:p>
          </table:table-cell>
          <table:table-cell table:style-name="ce23" table:formula="oooc:=AVERAGE([.$D145:.$D153])" office:value-type="float" office:value="-2.1952919912208975">
            <text:p>-2.195291991</text:p>
          </table:table-cell>
          <table:table-cell table:style-name="ce24" table:formula="oooc:=AVERAGE([.$D148:.$D150])" office:value-type="float" office:value="-2.6596806816714724">
            <text:p>-2.659680682</text:p>
          </table:table-cell>
        </table:table-row>
        <table:table-row table:style-name="ro3">
          <table:table-cell table:style-name="ce23" office:value-type="float" office:value="149">
            <text:p>149</text:p>
          </table:table-cell>
          <table:table-cell table:style-name="ce23" table:formula="oooc:=[.A150]/25" office:value-type="float" office:value="5.96">
            <text:p>5.96</text:p>
          </table:table-cell>
          <table:table-cell table:style-name="ce23" office:value-type="float" office:value="-73">
            <text:p>-73</text:p>
          </table:table-cell>
          <table:table-cell table:style-name="ce23" table:formula="oooc:=[.C150]*(9.81/232.37)" office:value-type="float" office:value="-3.081852218444722">
            <text:p>-3.081852218</text:p>
          </table:table-cell>
          <table:table-cell table:style-name="ce23" table:formula="oooc:=AVERAGE([.D148:.D152])" office:value-type="float" office:value="-2.744114989026122">
            <text:p>-2.744114989</text:p>
          </table:table-cell>
          <table:table-cell table:style-name="ce23" table:formula="oooc:=AVERAGE([.$D146:.$D154])" office:value-type="float" office:value="-2.2736952766216443">
            <text:p>-2.273695277</text:p>
          </table:table-cell>
          <table:table-cell table:style-name="ce24" table:formula="oooc:=AVERAGE([.$D149:.$D151])" office:value-type="float" office:value="-2.8285492963807726">
            <text:p>-2.828549296</text:p>
          </table:table-cell>
        </table:table-row>
        <table:table-row table:style-name="ro3">
          <table:table-cell table:style-name="ce23" office:value-type="float" office:value="150">
            <text:p>150</text:p>
          </table:table-cell>
          <table:table-cell table:style-name="ce23" table:formula="oooc:=[.A151]/25" office:value-type="float" office:value="6">
            <text:p>6</text:p>
          </table:table-cell>
          <table:table-cell table:style-name="ce23" office:value-type="float" office:value="-69">
            <text:p>-69</text:p>
          </table:table-cell>
          <table:table-cell table:style-name="ce23" table:formula="oooc:=[.C151]*(9.81/232.37)" office:value-type="float" office:value="-2.912983603735422">
            <text:p>-2.912983604</text:p>
          </table:table-cell>
          <table:table-cell table:style-name="ce23" table:formula="oooc:=AVERAGE([.D149:.D152])" office:value-type="float" office:value="-2.828549296380772">
            <text:p>-2.828549296</text:p>
          </table:table-cell>
          <table:table-cell table:style-name="ce23" table:formula="oooc:=AVERAGE([.$D147:.$D155])" office:value-type="float" office:value="-2.589318758875931">
            <text:p>-2.589318759</text:p>
          </table:table-cell>
          <table:table-cell table:style-name="ce24" table:formula="oooc:=AVERAGE([.$D150:.$D152])" office:value-type="float" office:value="-2.941128372853639">
            <text:p>-2.941128373</text:p>
          </table:table-cell>
        </table:table-row>
        <table:table-row table:style-name="ro3">
          <table:table-cell table:style-name="ce23" office:value-type="float" office:value="151">
            <text:p>151</text:p>
          </table:table-cell>
          <table:table-cell table:style-name="ce23" table:formula="oooc:=[.A152]/25" office:value-type="float" office:value="6.04">
            <text:p>6.04</text:p>
          </table:table-cell>
          <table:table-cell table:style-name="ce23" office:value-type="float" office:value="-67">
            <text:p>-67</text:p>
          </table:table-cell>
          <table:table-cell table:style-name="ce23" table:formula="oooc:=[.C152]*(9.81/232.37)" office:value-type="float" office:value="-2.828549296380772">
            <text:p>-2.828549296</text:p>
          </table:table-cell>
          <table:table-cell table:style-name="ce23" table:formula="oooc:=AVERAGE([.D150:.D152])" office:value-type="float" office:value="-2.941128372853639">
            <text:p>-2.941128373</text:p>
          </table:table-cell>
          <table:table-cell table:style-name="ce23" table:formula="oooc:=AVERAGE([.$D148:.$D156])" office:value-type="float" office:value="-2.744114989026122">
            <text:p>-2.744114989</text:p>
          </table:table-cell>
          <table:table-cell table:style-name="ce24" table:formula="oooc:=AVERAGE([.$D151:.$D152])" office:value-type="float" office:value="-2.870766450058097">
            <text:p>-2.8707664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Data" style:display-name="PageStyle_Data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